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7.5in" fo:margin-left="0in" table:align="left" fo:keep-with-next="always"/>
    </style:style>
    <style:style style:name="Table1.A" style:family="table-column">
      <style:table-column-properties style:column-width="0.9375in"/>
    </style:style>
    <style:style style:name="Table1.B" style:family="table-column">
      <style:table-column-properties style:column-width="1.6875in"/>
    </style:style>
    <style:style style:name="Table1.C" style:family="table-column">
      <style:table-column-properties style:column-width="2.625in"/>
    </style:style>
    <style:style style:name="Table1.D" style:family="table-column">
      <style:table-column-properties style:column-width="2.2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1.7313in" style:rel-column-width="16384*"/>
    </style:style>
    <style:style style:name="Table2.D"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paragraph-rsid="0021defd"/>
    </style:style>
    <style:style style:name="P2" style:family="paragraph" style:parent-style-name="Footnote">
      <style:text-properties officeooo:paragraph-rsid="0068b6e4"/>
    </style:style>
    <style:style style:name="P3" style:family="paragraph" style:parent-style-name="Footnote">
      <style:text-properties officeooo:paragraph-rsid="00b8a214"/>
    </style:style>
    <style:style style:name="P4" style:family="paragraph" style:parent-style-name="Footnote">
      <style:text-properties officeooo:paragraph-rsid="0103597e"/>
    </style:style>
    <style:style style:name="P5" style:family="paragraph" style:parent-style-name="Standard" style:list-style-name="L1">
      <style:paragraph-properties fo:line-height="100%" fo:text-align="justify" style:justify-single-word="false"/>
      <style:text-properties style:font-name="Times New Roman" fo:font-size="12pt" fo:language="en" fo:country="US" fo:font-weight="normal" officeooo:rsid="00a8289f" officeooo:paragraph-rsid="00a8289f"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line-height="100%" fo:text-align="justify" style:justify-single-word="false"/>
      <style:text-properties style:font-name="Times New Roman" fo:font-size="12pt" fo:language="en" fo:country="US" fo:font-weight="normal" officeooo:rsid="00a8289f" officeooo:paragraph-rsid="00ad164f"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list-style-name="L1">
      <style:paragraph-properties fo:line-height="100%" fo:text-align="justify" style:justify-single-word="false"/>
      <style:text-properties style:font-name="Times New Roman" fo:font-size="12pt" fo:language="en" fo:country="US" fo:font-weight="normal" officeooo:rsid="00aaad36" officeooo:paragraph-rsid="00aaad36"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line-height="100%" fo:text-align="justify" style:justify-single-word="false"/>
      <style:text-properties style:font-name="Times New Roman" fo:font-size="12pt" fo:language="en" fo:country="US" fo:font-weight="normal" officeooo:rsid="00a45989" officeooo:paragraph-rsid="008827f7"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8827f7"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a8289f"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ad81ba"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line-height="100%" fo:text-align="justify" style:justify-single-word="false"/>
      <style:text-properties style:font-name="Times New Roman" fo:font-size="12pt" fo:language="en" fo:country="US" fo:font-weight="normal" officeooo:rsid="00ad81ba" officeooo:paragraph-rsid="00ad81ba"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line-height="100%" fo:text-align="justify" style:justify-single-word="false"/>
      <style:text-properties style:font-name="Times New Roman" fo:font-size="12pt" fo:language="en" fo:country="US" fo:font-weight="normal" officeooo:rsid="00beb966" officeooo:paragraph-rsid="00bdce93"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line-height="100%" fo:text-align="justify" style:justify-single-word="false"/>
      <style:text-properties style:font-name="Times New Roman" fo:font-size="12pt" fo:language="en" fo:country="US" fo:font-weight="normal" officeooo:rsid="00beb966" officeooo:paragraph-rsid="00c24b65" style:font-size-asian="10.5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line-height="100%" fo:text-align="justify" style:justify-single-word="false"/>
      <style:text-properties style:font-name="Times New Roman" fo:font-size="12pt" fo:language="en" fo:country="US" fo:font-weight="normal" officeooo:rsid="00dd17cd" officeooo:paragraph-rsid="00dd17cd" style:font-size-asian="10.5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line-height="100%" fo:text-align="start" style:justify-single-word="false"/>
      <style:text-properties style:font-name="Times New Roman" fo:font-size="12pt" fo:language="en" fo:country="US" fo:font-weight="normal" officeooo:rsid="00ee4bd9" officeooo:paragraph-rsid="00f82f51" style:font-size-asian="10.5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line-height="100%" fo:text-align="justify" style:justify-single-word="false"/>
      <style:text-properties style:font-name="Times New Roman" fo:font-size="12pt" fo:language="en" fo:country="US" fo:font-weight="normal" officeooo:rsid="00e13b24" officeooo:paragraph-rsid="00fb789a" style:font-size-asian="10.5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line-height="100%" fo:text-align="justify" style:justify-single-word="false"/>
      <style:text-properties style:font-name="Times New Roman" fo:font-size="12pt" fo:language="en" fo:country="US" fo:font-weight="normal" officeooo:rsid="01303517" officeooo:paragraph-rsid="01c73cf9" style:font-size-asian="10.5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line-height="100%" fo:text-align="justify" style:justify-single-word="false"/>
      <style:text-properties style:font-name="Times New Roman" fo:font-size="12pt" fo:language="en" fo:country="US" fo:font-weight="normal" officeooo:rsid="01303517" officeooo:paragraph-rsid="01be8fda"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line-height="100%" fo:text-align="justify" style:justify-single-word="false"/>
      <style:text-properties style:font-name="Times New Roman" fo:font-size="12pt" fo:language="en" fo:country="US" fo:font-weight="normal" officeooo:rsid="01bd3f0c" officeooo:paragraph-rsid="01be8fda"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line-height="100%" fo:text-align="justify" style:justify-single-word="false"/>
      <style:text-properties style:font-name="Times New Roman" fo:font-size="12pt" fo:language="en" fo:country="US" fo:font-weight="normal" officeooo:rsid="0108f6b9" officeooo:paragraph-rsid="010982aa"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line-height="100%" fo:text-align="justify" style:justify-single-word="false"/>
      <style:text-properties style:font-name="Times New Roman" fo:font-size="12pt" fo:language="en" fo:country="US" fo:font-weight="normal" officeooo:rsid="01304048" officeooo:paragraph-rsid="016078bb"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line-height="100%" fo:text-align="justify" style:justify-single-word="false"/>
      <style:text-properties style:font-name="Times New Roman" fo:font-size="12pt" fo:language="en" fo:country="US" fo:font-weight="normal" officeooo:rsid="01304048" officeooo:paragraph-rsid="016532ed"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line-height="100%" fo:text-align="justify" style:justify-single-word="false"/>
      <style:text-properties style:font-name="Times New Roman" fo:font-size="12pt" fo:language="en" fo:country="US" fo:font-weight="normal" officeooo:rsid="01304048" officeooo:paragraph-rsid="01304048"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line-height="100%" fo:text-align="justify" style:justify-single-word="false"/>
      <style:text-properties style:font-name="Times New Roman" fo:font-size="12pt" fo:language="en" fo:country="US" fo:font-weight="normal" officeooo:rsid="01dc02d7" officeooo:paragraph-rsid="0200c36a"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line-height="100%" fo:text-align="justify" style:justify-single-word="false"/>
      <style:text-properties style:font-name="Times New Roman" fo:font-size="12pt" fo:language="en" fo:country="US" fo:font-weight="normal" officeooo:rsid="01dc02d7" officeooo:paragraph-rsid="022ea3cd"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line-height="100%" fo:text-align="justify" style:justify-single-word="false"/>
      <style:text-properties style:font-name="Times New Roman" fo:font-size="12pt" fo:language="en" fo:country="US" fo:font-weight="normal" officeooo:rsid="01f80584" officeooo:paragraph-rsid="022c2d29"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181f6" style:font-size-asian="12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5aaed" style:font-size-asian="12pt" style:language-asian="zxx" style:country-asian="none" style:font-weight-asian="normal" style:font-size-complex="12pt" style:language-complex="zxx" style:country-complex="none" style:font-weight-complex="normal"/>
    </style:style>
    <style:style style:name="P30"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dce93" style:font-size-asian="12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1216682" style:font-size-asian="12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line-height="100%" fo:text-align="justify" style:justify-single-word="false"/>
      <style:text-properties style:font-name="Times New Roman" fo:font-size="12pt" fo:language="en" fo:country="US" fo:font-weight="normal" officeooo:rsid="00b181f6" officeooo:paragraph-rsid="00b181f6" style:font-size-asian="12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line-height="100%" fo:text-align="center" style:justify-single-word="false"/>
      <style:text-properties style:font-name="Times New Roman" fo:font-size="12pt" fo:language="en" fo:country="US" fo:font-weight="bold" officeooo:rsid="00dd17cd" officeooo:paragraph-rsid="00e13b24" style:font-size-asian="10.5pt" style:language-asian="zxx" style:country-asian="none" style:font-weight-asian="bold" style:font-size-complex="12pt" style:language-complex="zxx" style:country-complex="none" style:font-weight-complex="bold"/>
    </style:style>
    <style:style style:name="P34" style:family="paragraph" style:parent-style-name="Standard">
      <style:paragraph-properties fo:line-height="100%" fo:text-align="center" style:justify-single-word="false"/>
      <style:text-properties style:font-name="Times New Roman" fo:font-size="12pt" fo:language="en" fo:country="US" fo:font-weight="bold" officeooo:rsid="00dd17cd" officeooo:paragraph-rsid="00e0a345" style:font-size-asian="10.5pt" style:language-asian="zxx" style:country-asian="none" style:font-weight-asian="bold" style:font-size-complex="12pt" style:language-complex="zxx" style:country-complex="none" style:font-weight-complex="bold"/>
    </style:style>
    <style:style style:name="P35" style:family="paragraph" style:parent-style-name="Standard">
      <style:paragraph-properties fo:line-height="100%" fo:text-align="start" style:justify-single-word="false"/>
      <style:text-properties style:font-name="Times New Roman" fo:font-size="12pt" fo:language="en" fo:country="US" fo:font-weight="bold" officeooo:rsid="00e0a345" officeooo:paragraph-rsid="00e0a345" style:font-size-asian="10.5pt" style:language-asian="zxx" style:country-asian="none" style:font-weight-asian="bold" style:font-size-complex="12pt" style:language-complex="zxx" style:country-complex="none" style:font-weight-complex="bold"/>
    </style:style>
    <style:style style:name="P36" style:family="paragraph" style:parent-style-name="Standard">
      <style:paragraph-properties fo:line-height="100%" fo:text-align="center" style:justify-single-word="false"/>
      <style:text-properties style:font-name="Times New Roman" fo:font-size="12pt" fo:language="en" fo:country="US" fo:font-weight="bold" officeooo:rsid="0108f6b9" officeooo:paragraph-rsid="012448a6" style:font-size-asian="10.5pt" style:language-asian="zxx" style:country-asian="none" style:font-weight-asian="bold" style:font-size-complex="12pt" style:language-complex="zxx" style:country-complex="none" style:font-weight-complex="bold"/>
    </style:style>
    <style:style style:name="P37" style:family="paragraph" style:parent-style-name="Standard">
      <style:paragraph-properties fo:line-height="100%" fo:text-align="center" style:justify-single-word="false"/>
      <style:text-properties style:font-name="Times New Roman" fo:font-size="12pt" fo:language="en" fo:country="US" fo:font-weight="bold" officeooo:rsid="01602b96" officeooo:paragraph-rsid="01602b96" style:font-size-asian="10.5pt" style:language-asian="zxx" style:country-asian="none" style:font-weight-asian="bold" style:font-size-complex="12pt" style:language-complex="zxx" style:country-complex="none" style:font-weight-complex="bold"/>
    </style:style>
    <style:style style:name="P38" style:family="paragraph" style:parent-style-name="Standard">
      <style:paragraph-properties fo:line-height="100%" fo:text-align="justify" style:justify-single-word="false"/>
      <style:text-properties style:font-name="Times New Roman" fo:language="en" fo:country="US" officeooo:rsid="000f685b" officeooo:paragraph-rsid="0254b0a4" style:language-asian="zxx" style:country-asian="none" style:language-complex="zxx" style:country-complex="none"/>
    </style:style>
    <style:style style:name="P39" style:family="paragraph" style:parent-style-name="Standard">
      <style:paragraph-properties fo:line-height="100%" fo:text-align="justify" style:justify-single-word="false"/>
      <style:text-properties style:font-name="Times New Roman" fo:language="en" fo:country="US" officeooo:rsid="000f685b" officeooo:paragraph-rsid="000f685b" style:language-asian="zxx" style:country-asian="none" style:language-complex="zxx" style:country-complex="none"/>
    </style:style>
    <style:style style:name="P40" style:family="paragraph" style:parent-style-name="Standard">
      <style:paragraph-properties fo:line-height="100%" fo:text-align="justify" style:justify-single-word="false"/>
      <style:text-properties style:font-name="Times New Roman" fo:language="en" fo:country="US" officeooo:rsid="000f685b" officeooo:paragraph-rsid="01d56f78" style:language-asian="zxx" style:country-asian="none" style:language-complex="zxx" style:country-complex="none"/>
    </style:style>
    <style:style style:name="P41" style:family="paragraph" style:parent-style-name="Standard">
      <style:paragraph-properties fo:line-height="100%" fo:text-align="justify" style:justify-single-word="false"/>
      <style:text-properties style:font-name="Times New Roman" fo:language="en" fo:country="US" officeooo:rsid="000f685b" officeooo:paragraph-rsid="02359bbe" style:language-asian="zxx" style:country-asian="none" style:language-complex="zxx" style:country-complex="none"/>
    </style:style>
    <style:style style:name="P42" style:family="paragraph" style:parent-style-name="Standard">
      <style:paragraph-properties fo:line-height="100%" fo:text-align="justify" style:justify-single-word="false"/>
      <style:text-properties style:font-name="Times New Roman" fo:language="en" fo:country="US" officeooo:rsid="000f685b" officeooo:paragraph-rsid="01d85374" style:language-asian="zxx" style:country-asian="none" style:language-complex="zxx" style:country-complex="none"/>
    </style:style>
    <style:style style:name="P43" style:family="paragraph" style:parent-style-name="Standard">
      <style:paragraph-properties fo:line-height="100%" fo:text-align="justify" style:justify-single-word="false"/>
      <style:text-properties style:font-name="Times New Roman" fo:language="en" fo:country="US" officeooo:rsid="000f685b" officeooo:paragraph-rsid="023eaf69" style:language-asian="zxx" style:country-asian="none" style:language-complex="zxx" style:country-complex="none"/>
    </style:style>
    <style:style style:name="P44" style:family="paragraph" style:parent-style-name="Standard">
      <style:paragraph-properties fo:line-height="100%" fo:text-align="justify" style:justify-single-word="false"/>
      <style:text-properties style:font-name="Times New Roman" fo:language="en" fo:country="US" officeooo:rsid="01dd54ff" officeooo:paragraph-rsid="0243b1dc" style:language-asian="zxx" style:country-asian="none" style:language-complex="zxx" style:country-complex="none"/>
    </style:style>
    <style:style style:name="P45" style:family="paragraph" style:parent-style-name="Standard">
      <style:paragraph-properties fo:line-height="100%" fo:text-align="justify" style:justify-single-word="false"/>
      <style:text-properties style:font-name="Times New Roman" fo:language="en" fo:country="US" officeooo:rsid="003e99be" officeooo:paragraph-rsid="01dc02d7" style:language-asian="zxx" style:country-asian="none" style:language-complex="zxx" style:country-complex="none"/>
    </style:style>
    <style:style style:name="P46" style:family="paragraph" style:parent-style-name="Standard">
      <style:paragraph-properties fo:line-height="100%" fo:text-align="justify" style:justify-single-word="false"/>
      <style:text-properties style:font-name="Times New Roman" fo:language="en" fo:country="US" officeooo:rsid="003e99be" officeooo:paragraph-rsid="005e7870" style:language-asian="zxx" style:country-asian="none" style:language-complex="zxx" style:country-complex="none"/>
    </style:style>
    <style:style style:name="P47" style:family="paragraph" style:parent-style-name="Standard">
      <style:paragraph-properties fo:line-height="100%" fo:text-align="justify" style:justify-single-word="false"/>
      <style:text-properties style:font-name="Times New Roman" fo:language="en" fo:country="US" officeooo:rsid="003e99be" officeooo:paragraph-rsid="0057197e" style:language-asian="zxx" style:country-asian="none" style:language-complex="zxx" style:country-complex="none"/>
    </style:style>
    <style:style style:name="P48" style:family="paragraph" style:parent-style-name="Standard">
      <style:paragraph-properties fo:line-height="100%" fo:text-align="justify" style:justify-single-word="false"/>
      <style:text-properties style:font-name="Times New Roman" fo:language="en" fo:country="US" officeooo:rsid="003e99be" officeooo:paragraph-rsid="0052bed8" style:language-asian="zxx" style:country-asian="none" style:language-complex="zxx" style:country-complex="none"/>
    </style:style>
    <style:style style:name="P49" style:family="paragraph" style:parent-style-name="Standard">
      <style:paragraph-properties fo:line-height="100%" fo:text-align="justify" style:justify-single-word="false"/>
      <style:text-properties style:font-name="Times New Roman" fo:language="en" fo:country="US" officeooo:rsid="003e99be" officeooo:paragraph-rsid="0064ae05" style:language-asian="zxx" style:country-asian="none" style:language-complex="zxx" style:country-complex="none"/>
    </style:style>
    <style:style style:name="P50" style:family="paragraph" style:parent-style-name="Standard">
      <style:paragraph-properties fo:line-height="100%" fo:text-align="justify" style:justify-single-word="false"/>
      <style:text-properties style:font-name="Times New Roman" fo:language="en" fo:country="US" officeooo:rsid="003e99be" officeooo:paragraph-rsid="00ef9085" style:language-asian="zxx" style:country-asian="none" style:language-complex="zxx" style:country-complex="none"/>
    </style:style>
    <style:style style:name="P51" style:family="paragraph" style:parent-style-name="Standard">
      <style:paragraph-properties fo:line-height="100%" fo:text-align="justify" style:justify-single-word="false"/>
      <style:text-properties style:font-name="Times New Roman" fo:language="en" fo:country="US" officeooo:rsid="003e99be" officeooo:paragraph-rsid="006da6b1" style:language-asian="zxx" style:country-asian="none" style:language-complex="zxx" style:country-complex="none"/>
    </style:style>
    <style:style style:name="P52" style:family="paragraph" style:parent-style-name="Standard">
      <style:paragraph-properties fo:line-height="100%" fo:text-align="justify" style:justify-single-word="false"/>
      <style:text-properties style:font-name="Times New Roman" fo:language="en" fo:country="US" officeooo:rsid="003e99be" officeooo:paragraph-rsid="0066c4f7" style:language-asian="zxx" style:country-asian="none" style:language-complex="zxx" style:country-complex="none"/>
    </style:style>
    <style:style style:name="P53" style:family="paragraph" style:parent-style-name="Standard">
      <style:paragraph-properties fo:line-height="100%" fo:text-align="justify" style:justify-single-word="false"/>
      <style:text-properties style:font-name="Times New Roman" fo:language="en" fo:country="US" officeooo:rsid="00633d29" officeooo:paragraph-rsid="006da6b1" style:language-asian="zxx" style:country-asian="none" style:language-complex="zxx" style:country-complex="none"/>
    </style:style>
    <style:style style:name="P54" style:family="paragraph" style:parent-style-name="Standard">
      <style:paragraph-properties fo:line-height="100%" fo:text-align="justify" style:justify-single-word="false"/>
      <style:text-properties style:font-name="Times New Roman" fo:language="en" fo:country="US" officeooo:rsid="0010300d" officeooo:paragraph-rsid="0010300d" style:language-asian="zxx" style:country-asian="none" style:language-complex="zxx" style:country-complex="none"/>
    </style:style>
    <style:style style:name="P55" style:family="paragraph" style:parent-style-name="Standard">
      <style:paragraph-properties fo:line-height="100%" fo:text-align="justify" style:justify-single-word="false"/>
      <style:text-properties style:font-name="Times New Roman" fo:language="en" fo:country="US" officeooo:rsid="00490be7" officeooo:paragraph-rsid="00490be7" style:language-asian="zxx" style:country-asian="none" style:language-complex="zxx" style:country-complex="none"/>
    </style:style>
    <style:style style:name="P56" style:family="paragraph" style:parent-style-name="Standard">
      <style:paragraph-properties fo:line-height="100%" fo:text-align="justify" style:justify-single-word="false"/>
      <style:text-properties style:font-name="Times New Roman" fo:language="en" fo:country="US" officeooo:paragraph-rsid="018454a7" style:language-asian="zxx" style:country-asian="none" style:language-complex="zxx" style:country-complex="none"/>
    </style:style>
    <style:style style:name="P57" style:family="paragraph" style:parent-style-name="Standard">
      <style:paragraph-properties fo:line-height="100%" fo:text-align="justify" style:justify-single-word="false"/>
      <style:text-properties style:font-name="Times New Roman" fo:language="en" fo:country="US" officeooo:paragraph-rsid="003f95d3" style:language-asian="zxx" style:country-asian="none" style:language-complex="zxx" style:country-complex="none"/>
    </style:style>
    <style:style style:name="P58" style:family="paragraph" style:parent-style-name="Standard">
      <style:paragraph-properties fo:line-height="100%" fo:text-align="justify" style:justify-single-word="false"/>
      <style:text-properties style:font-name="Times New Roman" fo:language="en" fo:country="US" officeooo:paragraph-rsid="0141c50d" style:language-asian="zxx" style:country-asian="none" style:language-complex="zxx" style:country-complex="none"/>
    </style:style>
    <style:style style:name="P59" style:family="paragraph" style:parent-style-name="Standard">
      <style:paragraph-properties fo:line-height="100%" fo:text-align="justify" style:justify-single-word="false"/>
      <style:text-properties style:font-name="Times New Roman" fo:language="en" fo:country="US" officeooo:paragraph-rsid="013d7ffe" style:language-asian="zxx" style:country-asian="none" style:language-complex="zxx" style:country-complex="none"/>
    </style:style>
    <style:style style:name="P60" style:family="paragraph" style:parent-style-name="Standard">
      <style:paragraph-properties fo:line-height="100%" fo:text-align="justify" style:justify-single-word="false"/>
      <style:text-properties style:font-name="Times New Roman" fo:language="en" fo:country="US" officeooo:paragraph-rsid="0269fd39" style:language-asian="zxx" style:country-asian="none" style:language-complex="zxx" style:country-complex="none"/>
    </style:style>
    <style:style style:name="P61" style:family="paragraph" style:parent-style-name="Standard">
      <style:paragraph-properties fo:line-height="100%" fo:text-align="justify" style:justify-single-word="false"/>
      <style:text-properties style:font-name="Times New Roman" fo:language="en" fo:country="US" officeooo:paragraph-rsid="0273f831" style:language-asian="zxx" style:country-asian="none" style:language-complex="zxx" style:country-complex="none"/>
    </style:style>
    <style:style style:name="P62" style:family="paragraph" style:parent-style-name="Standard">
      <style:paragraph-properties fo:line-height="100%" fo:text-align="justify" style:justify-single-word="false"/>
      <style:text-properties style:font-name="Times New Roman" fo:language="en" fo:country="US" officeooo:paragraph-rsid="0285b208" style:language-asian="zxx" style:country-asian="none" style:language-complex="zxx" style:country-complex="none"/>
    </style:style>
    <style:style style:name="P63" style:family="paragraph" style:parent-style-name="Standard">
      <style:paragraph-properties fo:line-height="100%" fo:text-align="justify" style:justify-single-word="false"/>
      <style:text-properties style:font-name="Times New Roman" fo:language="en" fo:country="US" officeooo:paragraph-rsid="028bcb0b" style:language-asian="zxx" style:country-asian="none" style:language-complex="zxx" style:country-complex="none"/>
    </style:style>
    <style:style style:name="P64" style:family="paragraph" style:parent-style-name="Standard">
      <style:paragraph-properties fo:line-height="100%" fo:text-align="justify" style:justify-single-word="false"/>
      <style:text-properties style:font-name="Times New Roman" fo:language="en" fo:country="US" fo:font-weight="bold" officeooo:rsid="00633d29" officeooo:paragraph-rsid="00633d29" style:language-asian="zxx" style:country-asian="none" style:font-weight-asian="bold" style:language-complex="zxx" style:country-complex="none" style:font-weight-complex="bold"/>
    </style:style>
    <style:style style:name="P65" style:family="paragraph" style:parent-style-name="Standard">
      <style:paragraph-properties fo:line-height="100%" fo:text-align="center" style:justify-single-word="fals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66" style:family="paragraph" style:parent-style-name="Standard">
      <style:paragraph-properties fo:line-height="100%" fo:text-align="justify" style:justify-single-word="false"/>
      <style:text-properties style:font-name="Times New Roman" fo:language="en" fo:country="US" fo:font-weight="bold" officeooo:rsid="004db544" officeooo:paragraph-rsid="004db544" style:language-asian="zxx" style:country-asian="none" style:font-weight-asian="bold" style:language-complex="zxx" style:country-complex="none" style:font-weight-complex="bold"/>
    </style:style>
    <style:style style:name="P67"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1e336" style:font-size-asian="15pt" style:language-asian="zxx" style:country-asian="none" style:font-weight-asian="bold" style:font-size-complex="15pt" style:language-complex="zxx" style:country-complex="none" style:font-weight-complex="bold"/>
    </style:style>
    <style:style style:name="P68"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8453e" style:font-size-asian="15pt" style:language-asian="zxx" style:country-asian="none" style:font-weight-asian="bold" style:font-size-complex="15pt" style:language-complex="zxx" style:country-complex="none" style:font-weight-complex="bold"/>
    </style:style>
    <style:style style:name="P69"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aef0d" style:font-size-asian="15pt" style:language-asian="zxx" style:country-asian="none" style:font-weight-asian="bold" style:font-size-complex="15pt" style:language-complex="zxx" style:country-complex="none" style:font-weight-complex="bold"/>
    </style:style>
    <style:style style:name="P70"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c8695c" style:font-size-asian="15pt" style:language-asian="zxx" style:country-asian="none" style:font-weight-asian="bold" style:font-size-complex="15pt" style:language-complex="zxx" style:country-complex="none" style:font-weight-complex="bold"/>
    </style:style>
    <style:style style:name="P71"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da27cf" style:font-size-asian="15pt" style:language-asian="zxx" style:country-asian="none" style:font-weight-asian="bold" style:font-size-complex="15pt" style:language-complex="zxx" style:country-complex="none" style:font-weight-complex="bold"/>
    </style:style>
    <style:style style:name="P72"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dd17cd" style:font-size-asian="15pt" style:language-asian="zxx" style:country-asian="none" style:font-weight-asian="bold" style:font-size-complex="15pt" style:language-complex="zxx" style:country-complex="none" style:font-weight-complex="bold"/>
    </style:style>
    <style:style style:name="P73"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0d8e0b" style:font-size-asian="15pt" style:language-asian="zxx" style:country-asian="none" style:font-weight-asian="bold" style:font-size-complex="15pt" style:language-complex="zxx" style:country-complex="none" style:font-weight-complex="bold"/>
    </style:style>
    <style:style style:name="P74"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11c430" style:font-size-asian="15pt" style:language-asian="zxx" style:country-asian="none" style:font-weight-asian="bold" style:font-size-complex="15pt" style:language-complex="zxx" style:country-complex="none" style:font-weight-complex="bold"/>
    </style:style>
    <style:style style:name="P75"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1b96a3" style:font-size-asian="15pt" style:language-asian="zxx" style:country-asian="none" style:font-weight-asian="bold" style:font-size-complex="15pt" style:language-complex="zxx" style:country-complex="none" style:font-weight-complex="bold"/>
    </style:style>
    <style:style style:name="P76"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8737e3" style:font-size-asian="15pt" style:language-asian="zxx" style:country-asian="none" style:font-weight-asian="bold" style:font-size-complex="15pt" style:language-complex="zxx" style:country-complex="none" style:font-weight-complex="bold"/>
    </style:style>
    <style:style style:name="P77"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98897d" style:font-size-asian="15pt" style:language-asian="zxx" style:country-asian="none" style:font-weight-asian="bold" style:font-size-complex="15pt" style:language-complex="zxx" style:country-complex="none" style:font-weight-complex="bold"/>
    </style:style>
    <style:style style:name="P78"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a0903e" style:font-size-asian="15pt" style:language-asian="zxx" style:country-asian="none" style:font-weight-asian="bold" style:font-size-complex="15pt" style:language-complex="zxx" style:country-complex="none" style:font-weight-complex="bold"/>
    </style:style>
    <style:style style:name="P79"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8827f7" style:font-size-asian="15pt" style:language-asian="zxx" style:country-asian="none" style:font-weight-asian="bold" style:font-size-complex="15pt" style:language-complex="zxx" style:country-complex="none" style:font-weight-complex="bold"/>
    </style:style>
    <style:style style:name="P80"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a680ef" style:font-size-asian="15pt" style:language-asian="zxx" style:country-asian="none" style:font-weight-asian="bold" style:font-size-complex="15pt" style:language-complex="zxx" style:country-complex="none" style:font-weight-complex="bold"/>
    </style:style>
    <style:style style:name="P81" style:family="paragraph" style:parent-style-name="Standard">
      <style:paragraph-properties fo:line-height="100%" fo:text-align="center" style:justify-single-word="false"/>
      <style:text-properties style:font-name="Times New Roman" fo:font-size="15pt" fo:language="en" fo:country="US" fo:font-weight="bold" officeooo:rsid="00e74732" officeooo:paragraph-rsid="006f70ea" style:font-size-asian="15pt" style:language-asian="zxx" style:country-asian="none" style:font-weight-asian="bold" style:font-size-complex="15pt" style:language-complex="zxx" style:country-complex="none" style:font-weight-complex="bold"/>
    </style:style>
    <style:style style:name="P82"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22560fd" style:font-size-asian="15pt" style:language-asian="zxx" style:country-asian="none" style:font-weight-asian="bold" style:font-size-complex="15pt" style:language-complex="zxx" style:country-complex="none" style:font-weight-complex="bold"/>
    </style:style>
    <style:style style:name="P83"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27fb70" style:font-size-asian="15pt" style:language-asian="zxx" style:country-asian="none" style:font-weight-asian="bold" style:font-size-complex="15pt" style:language-complex="zxx" style:country-complex="none" style:font-weight-complex="bold"/>
    </style:style>
    <style:style style:name="P84"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304048" style:font-size-asian="15pt" style:language-asian="zxx" style:country-asian="none" style:font-weight-asian="bold" style:font-size-complex="15pt" style:language-complex="zxx" style:country-complex="none" style:font-weight-complex="bold"/>
    </style:style>
    <style:style style:name="P85"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570444" style:font-size-asian="15pt" style:language-asian="zxx" style:country-asian="none" style:font-weight-asian="bold" style:font-size-complex="15pt" style:language-complex="zxx" style:country-complex="none" style:font-weight-complex="bold"/>
    </style:style>
    <style:style style:name="P86" style:family="paragraph" style:parent-style-name="Standard">
      <style:paragraph-properties fo:line-height="100%" fo:text-align="center" style:justify-single-word="false"/>
      <style:text-properties style:font-name="Times New Roman" fo:font-size="15pt" fo:language="en" fo:country="US" fo:font-weight="bold" officeooo:rsid="00b7a119" officeooo:paragraph-rsid="00c24b65" style:font-size-asian="10.5pt" style:language-asian="zxx" style:country-asian="none" style:font-weight-asian="bold" style:font-size-complex="15pt" style:language-complex="zxx" style:country-complex="none" style:font-weight-complex="bold"/>
    </style:style>
    <style:style style:name="P87" style:family="paragraph" style:parent-style-name="Standard">
      <style:paragraph-properties fo:line-height="100%" fo:text-align="start" style:justify-single-word="false"/>
      <style:text-properties style:font-name="Times New Roman" fo:font-size="15pt" fo:language="en" fo:country="US" fo:font-weight="normal" officeooo:rsid="00e13b24" officeooo:paragraph-rsid="00ee4bd9" style:font-size-asian="15pt" style:language-asian="zxx" style:country-asian="none" style:font-weight-asian="normal" style:font-size-complex="15pt" style:language-complex="zxx" style:country-complex="none" style:font-weight-complex="normal"/>
    </style:style>
    <style:style style:name="P88" style:family="paragraph" style:parent-style-name="Standard">
      <style:paragraph-properties fo:line-height="100%" fo:text-align="justify" style:justify-single-word="false"/>
      <style:text-properties style:font-name="Times New Roman" fo:font-size="15pt" fo:language="en" fo:country="US" fo:font-weight="normal" officeooo:rsid="00e13b24" officeooo:paragraph-rsid="00ee4bd9" style:font-size-asian="15pt" style:language-asian="zxx" style:country-asian="none" style:font-weight-asian="normal" style:font-size-complex="15pt" style:language-complex="zxx" style:country-complex="none" style:font-weight-complex="normal"/>
    </style:style>
    <style:style style:name="P89" style:family="paragraph" style:parent-style-name="Standard">
      <style:paragraph-properties fo:line-height="100%" fo:text-align="justify" style:justify-single-word="false"/>
      <style:text-properties style:font-name="Times New Roman" fo:font-size="15pt" fo:language="en" fo:country="US" fo:font-weight="normal" officeooo:rsid="00e13b24" officeooo:paragraph-rsid="00e83829" style:font-size-asian="15pt" style:language-asian="zxx" style:country-asian="none" style:font-weight-asian="normal" style:font-size-complex="15pt" style:language-complex="zxx" style:country-complex="none" style:font-weight-complex="normal"/>
    </style:style>
    <style:style style:name="P90"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0e0a345" style:font-size-asian="15pt" style:language-asian="zxx" style:country-asian="none" style:font-weight-asian="normal" style:font-size-complex="15pt" style:language-complex="zxx" style:country-complex="none" style:font-weight-complex="normal"/>
    </style:style>
    <style:style style:name="P91"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65cab" style:font-size-asian="15pt" style:language-asian="zxx" style:country-asian="none" style:font-weight-asian="normal" style:font-size-complex="15pt" style:language-complex="zxx" style:country-complex="none" style:font-weight-complex="normal"/>
    </style:style>
    <style:style style:name="P92"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8f6b9" style:font-size-asian="15pt" style:language-asian="zxx" style:country-asian="none" style:font-weight-asian="normal" style:font-size-complex="15pt" style:language-complex="zxx" style:country-complex="none" style:font-weight-complex="normal"/>
    </style:style>
    <style:style style:name="P93"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982aa" style:font-size-asian="15pt" style:language-asian="zxx" style:country-asian="none" style:font-weight-asian="normal" style:font-size-complex="15pt" style:language-complex="zxx" style:country-complex="none" style:font-weight-complex="normal"/>
    </style:style>
    <style:style style:name="P94"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5d2ca8" style:font-size-asian="15pt" style:language-asian="zxx" style:country-asian="none" style:font-weight-asian="normal" style:font-size-complex="15pt" style:language-complex="zxx" style:country-complex="none" style:font-weight-complex="normal"/>
    </style:style>
    <style:style style:name="P95" style:family="paragraph" style:parent-style-name="Standard">
      <style:paragraph-properties fo:line-height="100%"/>
    </style:style>
    <style:style style:name="P96" style:family="paragraph" style:parent-style-name="Standard">
      <style:paragraph-properties fo:line-height="100%" fo:text-align="justify" style:justify-single-word="false"/>
      <style:text-properties officeooo:paragraph-rsid="017bad48"/>
    </style:style>
    <style:style style:name="P97" style:family="paragraph" style:parent-style-name="Standard">
      <style:paragraph-properties fo:line-height="100%" fo:text-align="justify" style:justify-single-word="false"/>
      <style:text-properties officeooo:paragraph-rsid="018c6004"/>
    </style:style>
    <style:style style:name="P98" style:family="paragraph" style:parent-style-name="Standard">
      <style:paragraph-properties fo:line-height="100%" fo:text-align="justify" style:justify-single-word="false"/>
      <style:text-properties officeooo:paragraph-rsid="0199c9e5"/>
    </style:style>
    <style:style style:name="P99" style:family="paragraph" style:parent-style-name="Standard">
      <style:paragraph-properties fo:line-height="100%" fo:text-align="justify" style:justify-single-word="false"/>
      <style:text-properties officeooo:paragraph-rsid="01b4413f"/>
    </style:style>
    <style:style style:name="P100" style:family="paragraph" style:parent-style-name="Standard">
      <style:paragraph-properties fo:line-height="100%" fo:text-align="justify" style:justify-single-word="false"/>
      <style:text-properties fo:language="en" fo:country="US" officeooo:paragraph-rsid="01cae2fc" style:language-asian="zxx" style:country-asian="none" style:language-complex="zxx" style:country-complex="none"/>
    </style:style>
    <style:style style:name="P101" style:family="paragraph" style:parent-style-name="Standard">
      <style:paragraph-properties fo:line-height="100%" fo:text-align="justify" style:justify-single-word="false"/>
      <style:text-properties fo:language="en" fo:country="US" officeooo:paragraph-rsid="013ab81d" style:language-asian="zxx" style:country-asian="none" style:language-complex="zxx" style:country-complex="none"/>
    </style:style>
    <style:style style:name="P102" style:family="paragraph" style:parent-style-name="Standard">
      <style:paragraph-properties fo:line-height="100%" fo:text-align="justify" style:justify-single-word="false"/>
      <style:text-properties fo:language="en" fo:country="US" officeooo:paragraph-rsid="00d0f636" style:language-asian="zxx" style:country-asian="none" style:language-complex="zxx" style:country-complex="none"/>
    </style:style>
    <style:style style:name="P103" style:family="paragraph" style:parent-style-name="Standard">
      <style:paragraph-properties fo:line-height="100%" fo:text-align="justify" style:justify-single-word="false"/>
      <style:text-properties fo:language="en" fo:country="US" officeooo:paragraph-rsid="00d71ccb" style:language-asian="zxx" style:country-asian="none" style:language-complex="zxx" style:country-complex="none"/>
    </style:style>
    <style:style style:name="P104" style:family="paragraph" style:parent-style-name="Standard">
      <style:paragraph-properties fo:line-height="100%" fo:text-align="center" style:justify-single-word="false"/>
      <style:text-properties fo:font-variant="normal" fo:text-transform="none" fo:color="#222222" style:font-name="Times New Roman" fo:font-size="12pt" fo:letter-spacing="normal" fo:language="en" fo:country="US" fo:font-style="normal" fo:font-weight="bold" officeooo:rsid="006f70ea" officeooo:paragraph-rsid="006f70ea" style:font-size-asian="15pt" style:language-asian="zxx" style:country-asian="none" style:font-weight-asian="bold" style:font-size-complex="15pt" style:language-complex="zxx" style:country-complex="none" style:font-weight-complex="bold"/>
    </style:style>
    <style:style style:name="P105" style:family="paragraph" style:parent-style-name="Standard">
      <style:paragraph-properties fo:line-height="100%" fo:text-align="center" style:justify-single-word="false" fo:break-before="page"/>
      <style:text-properties fo:language="en" fo:country="US" officeooo:paragraph-rsid="01cae2fc" style:language-asian="zxx" style:country-asian="none" style:language-complex="zxx" style:country-complex="none"/>
    </style:style>
    <style:style style:name="P106" style:family="paragraph" style:parent-style-name="Standard">
      <style:paragraph-properties fo:line-height="100%" fo:text-align="center" style:justify-single-word="false" fo:break-before="page"/>
      <style:text-properties style:font-name="Times New Roman" fo:language="en" fo:country="US" fo:font-weight="bold" officeooo:rsid="01cae2fc" officeooo:paragraph-rsid="01cae2fc" style:language-asian="zxx" style:country-asian="none" style:font-weight-asian="bold" style:language-complex="zxx" style:country-complex="none" style:font-weight-complex="bold"/>
    </style:style>
    <style:style style:name="P107" style:family="paragraph" style:parent-style-name="Standard">
      <style:paragraph-properties fo:line-height="100%" fo:text-align="center" style:justify-single-word="false" fo:break-before="page"/>
      <style:text-properties style:font-name="Times New Roman" fo:language="en" fo:country="US" fo:font-weight="bold" officeooo:rsid="0050894e" officeooo:paragraph-rsid="01dc02d7" style:language-asian="zxx" style:country-asian="none" style:font-weight-asian="bold" style:language-complex="zxx" style:country-complex="none" style:font-weight-complex="bold"/>
    </style:style>
    <style:style style:name="P108" style:family="paragraph" style:parent-style-name="Standard">
      <style:paragraph-properties fo:line-height="100%" fo:text-align="justify" style:justify-single-word="false" fo:break-before="page"/>
      <style:text-properties style:font-name="Times New Roman" fo:language="en" fo:country="US" fo:font-weight="bold" officeooo:rsid="00633d29" officeooo:paragraph-rsid="00633d29" style:language-asian="zxx" style:country-asian="none" style:font-weight-asian="bold" style:language-complex="zxx" style:country-complex="none" style:font-weight-complex="bold"/>
    </style:style>
    <style:style style:name="P109" style:family="paragraph" style:parent-style-name="Standard">
      <style:paragraph-properties fo:line-height="100%" fo:text-align="center" style:justify-single-word="false" fo:break-before="pag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110" style:family="paragraph" style:parent-style-name="Standard">
      <style:paragraph-properties fo:line-height="100%" fo:text-align="center" style:justify-single-word="false" fo:break-before="page"/>
      <style:text-properties style:font-name="Times New Roman" fo:language="en" fo:country="US" fo:font-weight="bold" officeooo:rsid="011443b9" officeooo:paragraph-rsid="011443b9" style:language-asian="zxx" style:country-asian="none" style:font-weight-asian="bold" style:language-complex="zxx" style:country-complex="none" style:font-weight-complex="bold"/>
    </style:style>
    <style:style style:name="P111" style:family="paragraph" style:parent-style-name="Standard">
      <style:paragraph-properties fo:line-height="100%" fo:text-align="center" style:justify-single-word="false" fo:break-before="page"/>
      <style:text-properties style:font-name="Times New Roman" fo:language="en" fo:country="US" officeooo:rsid="0010300d" officeooo:paragraph-rsid="011443b9" style:language-asian="zxx" style:country-asian="none" style:language-complex="zxx" style:country-complex="none"/>
    </style:style>
    <style:style style:name="P112" style:family="paragraph" style:parent-style-name="Standard">
      <style:paragraph-properties fo:line-height="100%" fo:text-align="center" style:justify-single-word="false" fo:break-before="page"/>
      <style:text-properties style:font-name="Times New Roman" fo:font-size="15pt" fo:language="en" fo:country="US" fo:font-weight="bold" officeooo:rsid="006f70ea" officeooo:paragraph-rsid="006f70ea" style:font-size-asian="15pt" style:language-asian="zxx" style:country-asian="none" style:font-weight-asian="bold" style:font-size-complex="15pt" style:language-complex="zxx" style:country-complex="none" style:font-weight-complex="bold"/>
    </style:style>
    <style:style style:name="P113" style:family="paragraph" style:parent-style-name="Standard">
      <style:paragraph-properties fo:line-height="100%" fo:text-align="center" style:justify-single-word="false" fo:break-before="page"/>
      <style:text-properties style:font-name="Times New Roman" fo:font-size="15pt" fo:language="en" fo:country="US" fo:font-weight="bold" officeooo:rsid="006f70ea" officeooo:paragraph-rsid="00c24b65" style:font-size-asian="15pt" style:language-asian="zxx" style:country-asian="none" style:font-weight-asian="bold" style:font-size-complex="15pt" style:language-complex="zxx" style:country-complex="none" style:font-weight-complex="bold"/>
    </style:style>
    <style:style style:name="P114" style:family="paragraph" style:parent-style-name="Standard">
      <style:paragraph-properties fo:line-height="100%" fo:text-align="center" style:justify-single-word="false" fo:break-before="page"/>
      <style:text-properties style:font-name="Times New Roman" fo:font-size="15pt" fo:language="en" fo:country="US" fo:font-weight="bold" officeooo:rsid="00e74732" officeooo:paragraph-rsid="006f70ea" style:font-size-asian="15pt" style:language-asian="zxx" style:country-asian="none" style:font-weight-asian="bold" style:font-size-complex="15pt" style:language-complex="zxx" style:country-complex="none" style:font-weight-complex="bold"/>
    </style:style>
    <style:style style:name="P115" style:family="paragraph" style:parent-style-name="Standard">
      <style:paragraph-properties fo:line-height="100%" fo:text-align="center" style:justify-single-word="false" fo:break-before="page"/>
      <style:text-properties style:font-name="Times New Roman" fo:font-size="15pt" fo:language="en" fo:country="US" fo:font-weight="bold" officeooo:rsid="00e13b24" officeooo:paragraph-rsid="00e13b24" style:font-size-asian="15pt" style:language-asian="zxx" style:country-asian="none" style:font-weight-asian="bold" style:font-size-complex="15pt" style:language-complex="zxx" style:country-complex="none" style:font-weight-complex="bold"/>
    </style:style>
    <style:style style:name="P116" style:family="paragraph" style:parent-style-name="Standard">
      <style:paragraph-properties fo:line-height="100%" fo:text-align="center" style:justify-single-word="false" fo:break-before="page"/>
      <style:text-properties style:font-name="Times New Roman" fo:font-size="15pt" fo:language="en" fo:country="US" fo:font-weight="bold" officeooo:rsid="00e0a345" officeooo:paragraph-rsid="00e0a345" style:font-size-asian="15pt" style:language-asian="zxx" style:country-asian="none" style:font-weight-asian="bold" style:font-size-complex="15pt" style:language-complex="zxx" style:country-complex="none" style:font-weight-complex="bold"/>
    </style:style>
    <style:style style:name="P117" style:family="paragraph" style:parent-style-name="Standard">
      <style:paragraph-properties fo:line-height="100%" fo:text-align="center" style:justify-single-word="false" fo:break-before="page"/>
      <style:text-properties style:font-name="Times New Roman" fo:font-size="15pt" fo:language="en" fo:country="US" fo:font-weight="bold" officeooo:rsid="012448a6" officeooo:paragraph-rsid="012448a6" style:font-size-asian="15pt" style:language-asian="zxx" style:country-asian="none" style:font-weight-asian="bold" style:font-size-complex="15pt" style:language-complex="zxx" style:country-complex="none" style:font-weight-complex="bold"/>
    </style:style>
    <style:style style:name="P118" style:family="paragraph" style:parent-style-name="Standard">
      <style:paragraph-properties fo:line-height="100%" fo:text-align="center" style:justify-single-word="false" fo:break-before="page"/>
      <style:text-properties style:font-name="Times New Roman" fo:font-size="12pt" fo:language="en" fo:country="US" fo:font-weight="bold" officeooo:rsid="01602b96" officeooo:paragraph-rsid="01602b96" style:font-size-asian="10.5pt" style:language-asian="zxx" style:country-asian="none" style:font-weight-asian="bold" style:font-size-complex="12pt" style:language-complex="zxx" style:country-complex="none" style:font-weight-complex="bold"/>
    </style:style>
    <style:style style:name="P119" style:family="paragraph" style:parent-style-name="Table_20_Contents">
      <style:paragraph-properties fo:line-height="100%" fo:text-align="justify"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120" style:family="paragraph" style:parent-style-name="Table_20_Contents">
      <style:paragraph-properties fo:line-height="100%" fo:text-align="start" style:justify-single-word="false"/>
      <style:text-properties style:font-name="Times New Roman" fo:font-size="15pt" fo:language="en" fo:country="US" officeooo:rsid="00f4077b" officeooo:paragraph-rsid="00f82f51" style:font-size-asian="15pt" style:language-asian="zxx" style:country-asian="none" style:font-size-complex="15pt" style:language-complex="zxx" style:country-complex="none"/>
    </style:style>
    <style:style style:name="P121" style:family="paragraph" style:parent-style-name="Table_20_Contents">
      <style:paragraph-properties fo:line-height="100%" fo:text-align="start" style:justify-single-word="false"/>
      <style:text-properties style:font-name="Times New Roman" fo:font-size="15pt" fo:language="en" fo:country="US" officeooo:rsid="00f82f51" officeooo:paragraph-rsid="00f82f51" style:font-size-asian="15pt" style:language-asian="zxx" style:country-asian="none" style:font-size-complex="15pt" style:language-complex="zxx" style:country-complex="none"/>
    </style:style>
    <style:style style:name="P122" style:family="paragraph" style:parent-style-name="Table_20_Contents">
      <style:paragraph-properties fo:line-height="100%" fo:text-align="start" style:justify-single-word="false"/>
      <style:text-properties style:font-name="Times New Roman" fo:font-size="15pt" fo:language="en" fo:country="US" officeooo:rsid="00f9f50e" officeooo:paragraph-rsid="00f9f50e" style:font-size-asian="15pt" style:language-asian="zxx" style:country-asian="none" style:font-size-complex="15pt" style:language-complex="zxx" style:country-complex="none"/>
    </style:style>
    <style:style style:name="P123" style:family="paragraph" style:parent-style-name="Table">
      <style:paragraph-properties fo:line-height="100%"/>
      <style:text-properties fo:language="en" fo:country="US" style:language-asian="zxx" style:country-asian="none" style:language-complex="zxx" style:country-complex="none"/>
    </style:style>
    <style:style style:name="P124" style:family="paragraph" style:parent-style-name="Table">
      <style:paragraph-properties fo:line-height="100%" fo:text-align="justify" style:justify-single-word="false"/>
      <style:text-properties style:font-name="Times New Roman" fo:font-size="15pt" fo:language="en" fo:country="US" fo:font-weight="normal" officeooo:rsid="00e13b24" officeooo:paragraph-rsid="00f82f51" style:font-size-asian="15pt" style:language-asian="zxx" style:country-asian="none" style:font-weight-asian="normal" style:font-size-complex="15pt" style:language-complex="zxx" style:country-complex="none" style:font-weight-complex="normal"/>
    </style:style>
    <style:style style:name="T1" style:family="text">
      <style:text-properties officeooo:rsid="001baff3"/>
    </style:style>
    <style:style style:name="T2" style:family="text">
      <style:text-properties officeooo:rsid="0055ca67"/>
    </style:style>
    <style:style style:name="T3" style:family="text">
      <style:text-properties officeooo:rsid="0057197e"/>
    </style:style>
    <style:style style:name="T4" style:family="text">
      <style:text-properties officeooo:rsid="00633d29"/>
    </style:style>
    <style:style style:name="T5" style:family="text">
      <style:text-properties officeooo:rsid="0067e04d"/>
    </style:style>
    <style:style style:name="T6" style:family="text">
      <style:text-properties fo:font-variant="normal" fo:text-transform="none" fo:color="#222222" fo:font-size="12pt" fo:letter-spacing="normal" fo:font-style="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707693" style:font-size-asian="10.5pt" style:font-weight-asian="normal" style:font-size-complex="12pt" style:font-weight-complex="normal"/>
    </style:style>
    <style:style style:name="T9" style:family="text">
      <style:text-properties fo:font-size="12pt" fo:font-weight="normal" officeooo:rsid="0071e336" style:font-size-asian="10.5pt" style:font-weight-asian="normal" style:font-size-complex="12pt" style:font-weight-complex="normal"/>
    </style:style>
    <style:style style:name="T10" style:family="text">
      <style:text-properties fo:font-size="12pt" fo:font-weight="normal" officeooo:rsid="00726a80" style:font-size-asian="10.5pt" style:font-weight-asian="normal" style:font-size-complex="12pt" style:font-weight-complex="normal"/>
    </style:style>
    <style:style style:name="T11" style:family="text">
      <style:text-properties fo:font-size="12pt" fo:font-weight="normal" officeooo:rsid="00733740" style:font-size-asian="10.5pt" style:font-weight-asian="normal" style:font-size-complex="12pt" style:font-weight-complex="normal"/>
    </style:style>
    <style:style style:name="T12" style:family="text">
      <style:text-properties fo:font-size="12pt" fo:font-weight="normal" officeooo:rsid="0074453d" style:font-size-asian="10.5pt" style:font-weight-asian="normal" style:font-size-complex="12pt" style:font-weight-complex="normal"/>
    </style:style>
    <style:style style:name="T13" style:family="text">
      <style:text-properties fo:font-size="12pt" fo:font-weight="normal" officeooo:rsid="00749224" style:font-size-asian="10.5pt" style:font-weight-asian="normal" style:font-size-complex="12pt" style:font-weight-complex="normal"/>
    </style:style>
    <style:style style:name="T14" style:family="text">
      <style:text-properties fo:font-size="12pt" fo:font-weight="normal" officeooo:rsid="0075ff82" style:font-size-asian="10.5pt" style:font-weight-asian="normal" style:font-size-complex="12pt" style:font-weight-complex="normal"/>
    </style:style>
    <style:style style:name="T15" style:family="text">
      <style:text-properties fo:font-size="12pt" fo:font-weight="normal" officeooo:rsid="00779294" style:font-size-asian="10.5pt" style:font-weight-asian="normal" style:font-size-complex="12pt" style:font-weight-complex="normal"/>
    </style:style>
    <style:style style:name="T16" style:family="text">
      <style:text-properties fo:font-size="12pt" fo:font-weight="normal" officeooo:rsid="0078453e" style:font-size-asian="10.5pt" style:font-weight-asian="normal" style:font-size-complex="12pt" style:font-weight-complex="normal"/>
    </style:style>
    <style:style style:name="T17" style:family="text">
      <style:text-properties fo:font-size="12pt" fo:font-weight="normal" officeooo:rsid="0078e82d" style:font-size-asian="10.5pt" style:font-weight-asian="normal" style:font-size-complex="12pt" style:font-weight-complex="normal"/>
    </style:style>
    <style:style style:name="T18" style:family="text">
      <style:text-properties fo:font-size="12pt" fo:font-weight="normal" officeooo:rsid="0079645a" style:font-size-asian="10.5pt" style:font-weight-asian="normal" style:font-size-complex="12pt" style:font-weight-complex="normal"/>
    </style:style>
    <style:style style:name="T19" style:family="text">
      <style:text-properties fo:font-size="12pt" fo:font-weight="normal" officeooo:rsid="007aef0d" style:font-size-asian="10.5pt" style:font-weight-asian="normal" style:font-size-complex="12pt" style:font-weight-complex="normal"/>
    </style:style>
    <style:style style:name="T20" style:family="text">
      <style:text-properties fo:font-size="12pt" fo:font-weight="normal" officeooo:rsid="007ce0d0" style:font-size-asian="10.5pt" style:font-weight-asian="normal" style:font-size-complex="12pt" style:font-weight-complex="normal"/>
    </style:style>
    <style:style style:name="T21" style:family="text">
      <style:text-properties fo:font-size="12pt" fo:font-weight="normal" officeooo:rsid="007e3fba" style:font-size-asian="10.5pt" style:font-weight-asian="normal" style:font-size-complex="12pt" style:font-weight-complex="normal"/>
    </style:style>
    <style:style style:name="T22" style:family="text">
      <style:text-properties fo:font-size="12pt" fo:font-weight="normal" officeooo:rsid="007ff8e2" style:font-size-asian="10.5pt" style:font-weight-asian="normal" style:font-size-complex="12pt" style:font-weight-complex="normal"/>
    </style:style>
    <style:style style:name="T23" style:family="text">
      <style:text-properties fo:font-size="12pt" fo:font-weight="normal" officeooo:rsid="008169e8" style:font-size-asian="10.5pt" style:font-weight-asian="normal" style:font-size-complex="12pt" style:font-weight-complex="normal"/>
    </style:style>
    <style:style style:name="T24" style:family="text">
      <style:text-properties fo:font-size="12pt" fo:font-weight="normal" officeooo:rsid="00830a4f" style:font-size-asian="10.5pt" style:font-weight-asian="normal" style:font-size-complex="12pt" style:font-weight-complex="normal"/>
    </style:style>
    <style:style style:name="T25" style:family="text">
      <style:text-properties fo:font-size="12pt" fo:font-weight="normal" officeooo:rsid="00847626" style:font-size-asian="10.5pt" style:font-weight-asian="normal" style:font-size-complex="12pt" style:font-weight-complex="normal"/>
    </style:style>
    <style:style style:name="T26" style:family="text">
      <style:text-properties fo:font-size="12pt" fo:font-weight="normal" officeooo:rsid="00848eae" style:font-size-asian="10.5pt" style:font-weight-asian="normal" style:font-size-complex="12pt" style:font-weight-complex="normal"/>
    </style:style>
    <style:style style:name="T27" style:family="text">
      <style:text-properties fo:font-size="12pt" fo:font-weight="normal" officeooo:rsid="008737e3" style:font-size-asian="10.5pt" style:font-weight-asian="normal" style:font-size-complex="12pt" style:font-weight-complex="normal"/>
    </style:style>
    <style:style style:name="T28" style:family="text">
      <style:text-properties fo:font-size="12pt" fo:font-weight="normal" officeooo:rsid="008827f7" style:font-size-asian="10.5pt" style:font-weight-asian="normal" style:font-size-complex="12pt" style:font-weight-complex="normal"/>
    </style:style>
    <style:style style:name="T29" style:family="text">
      <style:text-properties fo:font-size="12pt" fo:font-weight="normal" officeooo:rsid="0089068d" style:font-size-asian="10.5pt" style:font-weight-asian="normal" style:font-size-complex="12pt" style:font-weight-complex="normal"/>
    </style:style>
    <style:style style:name="T30" style:family="text">
      <style:text-properties fo:font-size="12pt" fo:font-weight="normal" officeooo:rsid="008a4635" style:font-size-asian="10.5pt" style:font-weight-asian="normal" style:font-size-complex="12pt" style:font-weight-complex="normal"/>
    </style:style>
    <style:style style:name="T31" style:family="text">
      <style:text-properties fo:font-size="12pt" fo:font-weight="normal" officeooo:rsid="008a981e" style:font-size-asian="10.5pt" style:font-weight-asian="normal" style:font-size-complex="12pt" style:font-weight-complex="normal"/>
    </style:style>
    <style:style style:name="T32" style:family="text">
      <style:text-properties fo:font-size="12pt" fo:font-weight="normal" officeooo:rsid="008c3c9c" style:font-size-asian="10.5pt" style:font-weight-asian="normal" style:font-size-complex="12pt" style:font-weight-complex="normal"/>
    </style:style>
    <style:style style:name="T33" style:family="text">
      <style:text-properties fo:font-size="12pt" fo:font-weight="normal" officeooo:rsid="008df3bd" style:font-size-asian="10.5pt" style:font-weight-asian="normal" style:font-size-complex="12pt" style:font-weight-complex="normal"/>
    </style:style>
    <style:style style:name="T34" style:family="text">
      <style:text-properties fo:font-size="12pt" fo:font-weight="normal" officeooo:rsid="008f7075" style:font-size-asian="10.5pt" style:font-weight-asian="normal" style:font-size-complex="12pt" style:font-weight-complex="normal"/>
    </style:style>
    <style:style style:name="T35" style:family="text">
      <style:text-properties fo:font-size="12pt" fo:font-weight="normal" officeooo:rsid="00921ddb" style:font-size-asian="10.5pt" style:font-weight-asian="normal" style:font-size-complex="12pt" style:font-weight-complex="normal"/>
    </style:style>
    <style:style style:name="T36" style:family="text">
      <style:text-properties fo:font-size="12pt" fo:font-weight="normal" officeooo:rsid="0092ffd2" style:font-size-asian="10.5pt" style:font-weight-asian="normal" style:font-size-complex="12pt" style:font-weight-complex="normal"/>
    </style:style>
    <style:style style:name="T37" style:family="text">
      <style:text-properties fo:font-size="12pt" fo:font-weight="normal" officeooo:rsid="00959843" style:font-size-asian="10.5pt" style:font-weight-asian="normal" style:font-size-complex="12pt" style:font-weight-complex="normal"/>
    </style:style>
    <style:style style:name="T38" style:family="text">
      <style:text-properties fo:font-size="12pt" fo:font-weight="normal" officeooo:rsid="0096579e" style:font-size-asian="10.5pt" style:font-weight-asian="normal" style:font-size-complex="12pt" style:font-weight-complex="normal"/>
    </style:style>
    <style:style style:name="T39" style:family="text">
      <style:text-properties fo:font-size="12pt" fo:font-weight="normal" officeooo:rsid="0098541d" style:font-size-asian="10.5pt" style:font-weight-asian="normal" style:font-size-complex="12pt" style:font-weight-complex="normal"/>
    </style:style>
    <style:style style:name="T40" style:family="text">
      <style:text-properties fo:font-size="12pt" fo:font-weight="normal" officeooo:rsid="0098897d" style:font-size-asian="10.5pt" style:font-weight-asian="normal" style:font-size-complex="12pt" style:font-weight-complex="normal"/>
    </style:style>
    <style:style style:name="T41" style:family="text">
      <style:text-properties fo:font-size="12pt" fo:font-weight="normal" officeooo:rsid="0098dd81" style:font-size-asian="10.5pt" style:font-weight-asian="normal" style:font-size-complex="12pt" style:font-weight-complex="normal"/>
    </style:style>
    <style:style style:name="T42" style:family="text">
      <style:text-properties fo:font-size="12pt" fo:font-weight="normal" officeooo:rsid="009920e3" style:font-size-asian="10.5pt" style:font-weight-asian="normal" style:font-size-complex="12pt" style:font-weight-complex="normal"/>
    </style:style>
    <style:style style:name="T43" style:family="text">
      <style:text-properties fo:font-size="12pt" fo:font-weight="normal" officeooo:rsid="009a7b96" style:font-size-asian="10.5pt" style:font-weight-asian="normal" style:font-size-complex="12pt" style:font-weight-complex="normal"/>
    </style:style>
    <style:style style:name="T44" style:family="text">
      <style:text-properties fo:font-size="12pt" fo:font-weight="normal" officeooo:rsid="009b6278" style:font-size-asian="10.5pt" style:font-weight-asian="normal" style:font-size-complex="12pt" style:font-weight-complex="normal"/>
    </style:style>
    <style:style style:name="T45" style:family="text">
      <style:text-properties fo:font-size="12pt" fo:font-weight="normal" officeooo:rsid="009d2187" style:font-size-asian="10.5pt" style:font-weight-asian="normal" style:font-size-complex="12pt" style:font-weight-complex="normal"/>
    </style:style>
    <style:style style:name="T46" style:family="text">
      <style:text-properties fo:font-size="12pt" fo:font-weight="normal" officeooo:rsid="00a0903e" style:font-size-asian="10.5pt" style:font-weight-asian="normal" style:font-size-complex="12pt" style:font-weight-complex="normal"/>
    </style:style>
    <style:style style:name="T47" style:family="text">
      <style:text-properties fo:font-size="12pt" fo:font-weight="normal" officeooo:rsid="00a29cdf" style:font-size-asian="10.5pt" style:font-weight-asian="normal" style:font-size-complex="12pt" style:font-weight-complex="normal"/>
    </style:style>
    <style:style style:name="T48" style:family="text">
      <style:text-properties fo:font-size="12pt" fo:font-weight="normal" officeooo:rsid="00a45989" style:font-size-asian="10.5pt" style:font-weight-asian="normal" style:font-size-complex="12pt" style:font-weight-complex="normal"/>
    </style:style>
    <style:style style:name="T49" style:family="text">
      <style:text-properties fo:font-size="12pt" fo:font-weight="normal" officeooo:rsid="00a680ef" style:font-size-asian="10.5pt" style:font-weight-asian="normal" style:font-size-complex="12pt" style:font-weight-complex="normal"/>
    </style:style>
    <style:style style:name="T50" style:family="text">
      <style:text-properties fo:font-size="12pt" fo:font-weight="normal" officeooo:rsid="00b43f3d" style:font-size-asian="10.5pt" style:font-weight-asian="normal" style:font-size-complex="12pt" style:font-weight-complex="normal"/>
    </style:style>
    <style:style style:name="T51" style:family="text">
      <style:text-properties fo:font-size="12pt" fo:font-weight="normal" officeooo:rsid="00b5aaed" style:font-size-asian="10.5pt" style:font-weight-asian="normal" style:font-size-complex="12pt" style:font-weight-complex="normal"/>
    </style:style>
    <style:style style:name="T52" style:family="text">
      <style:text-properties fo:font-size="12pt" fo:font-weight="normal" officeooo:rsid="00ee4bd9" style:font-size-asian="10.5pt" style:font-weight-asian="normal" style:font-size-complex="12pt" style:font-weight-complex="normal"/>
    </style:style>
    <style:style style:name="T53" style:family="text">
      <style:text-properties fo:font-size="12pt" fo:font-weight="normal" officeooo:rsid="00ef9085" style:font-size-asian="10.5pt" style:font-weight-asian="normal" style:font-size-complex="12pt" style:font-weight-complex="normal"/>
    </style:style>
    <style:style style:name="T54" style:family="text">
      <style:text-properties fo:font-size="12pt" fo:font-weight="normal" officeooo:rsid="00f0517b" style:font-size-asian="10.5pt" style:font-weight-asian="normal" style:font-size-complex="12pt" style:font-weight-complex="normal"/>
    </style:style>
    <style:style style:name="T55" style:family="text">
      <style:text-properties fo:font-size="12pt" fo:font-weight="normal" officeooo:rsid="00f1692a" style:font-size-asian="10.5pt" style:font-weight-asian="normal" style:font-size-complex="12pt" style:font-weight-complex="normal"/>
    </style:style>
    <style:style style:name="T56" style:family="text">
      <style:text-properties fo:font-size="12pt" fo:font-weight="normal" officeooo:rsid="00f21839" style:font-size-asian="10.5pt" style:font-weight-asian="normal" style:font-size-complex="12pt" style:font-weight-complex="normal"/>
    </style:style>
    <style:style style:name="T57" style:family="text">
      <style:text-properties fo:font-size="12pt" fo:font-weight="normal" officeooo:rsid="00f21b27" style:font-size-asian="10.5pt" style:font-weight-asian="normal" style:font-size-complex="12pt" style:font-weight-complex="normal"/>
    </style:style>
    <style:style style:name="T58" style:family="text">
      <style:text-properties fo:font-size="12pt" fo:font-weight="normal" officeooo:rsid="00f4077b" style:font-size-asian="10.5pt" style:font-weight-asian="normal" style:font-size-complex="12pt" style:font-weight-complex="normal"/>
    </style:style>
    <style:style style:name="T59" style:family="text">
      <style:text-properties fo:font-size="12pt" fo:font-weight="normal" officeooo:rsid="00fcd8c0" style:font-size-asian="10.5pt" style:font-weight-asian="normal" style:font-size-complex="12pt" style:font-weight-complex="normal"/>
    </style:style>
    <style:style style:name="T60" style:family="text">
      <style:text-properties fo:font-size="12pt" fo:font-weight="normal" officeooo:rsid="0100a617" style:font-size-asian="10.5pt" style:font-weight-asian="normal" style:font-size-complex="12pt" style:font-weight-complex="normal"/>
    </style:style>
    <style:style style:name="T61" style:family="text">
      <style:text-properties fo:font-size="12pt" fo:font-weight="normal" officeooo:rsid="0100fdaa" style:font-size-asian="10.5pt" style:font-weight-asian="normal" style:font-size-complex="12pt" style:font-weight-complex="normal"/>
    </style:style>
    <style:style style:name="T62" style:family="text">
      <style:text-properties fo:font-size="12pt" fo:font-weight="normal" officeooo:rsid="010130f1" style:font-size-asian="10.5pt" style:font-weight-asian="normal" style:font-size-complex="12pt" style:font-weight-complex="normal"/>
    </style:style>
    <style:style style:name="T63" style:family="text">
      <style:text-properties fo:font-size="12pt" fo:font-weight="normal" officeooo:rsid="0101370f" style:font-size-asian="10.5pt" style:font-weight-asian="normal" style:font-size-complex="12pt" style:font-weight-complex="normal"/>
    </style:style>
    <style:style style:name="T64" style:family="text">
      <style:text-properties fo:font-size="12pt" fo:font-weight="normal" officeooo:rsid="0102424b" style:font-size-asian="10.5pt" style:font-weight-asian="normal" style:font-size-complex="12pt" style:font-weight-complex="normal"/>
    </style:style>
    <style:style style:name="T65" style:family="text">
      <style:text-properties fo:font-size="12pt" fo:font-weight="normal" officeooo:rsid="010d8e0b" style:font-size-asian="10.5pt" style:font-weight-asian="normal" style:font-size-complex="12pt" style:font-weight-complex="normal"/>
    </style:style>
    <style:style style:name="T66" style:family="text">
      <style:text-properties fo:font-size="12pt" fo:font-weight="normal" officeooo:rsid="010f324b" style:font-size-asian="10.5pt" style:font-weight-asian="normal" style:font-size-complex="12pt" style:font-weight-complex="normal"/>
    </style:style>
    <style:style style:name="T67" style:family="text">
      <style:text-properties fo:font-size="12pt" fo:font-weight="normal" officeooo:rsid="0110264c" style:font-size-asian="10.5pt" style:font-weight-asian="normal" style:font-size-complex="12pt" style:font-weight-complex="normal"/>
    </style:style>
    <style:style style:name="T68" style:family="text">
      <style:text-properties fo:font-size="12pt" fo:font-weight="normal" officeooo:rsid="011198d3" style:font-size-asian="10.5pt" style:font-weight-asian="normal" style:font-size-complex="12pt" style:font-weight-complex="normal"/>
    </style:style>
    <style:style style:name="T69" style:family="text">
      <style:text-properties fo:font-size="12pt" fo:font-weight="normal" officeooo:rsid="0111c430" style:font-size-asian="10.5pt" style:font-weight-asian="normal" style:font-size-complex="12pt" style:font-weight-complex="normal"/>
    </style:style>
    <style:style style:name="T70" style:family="text">
      <style:text-properties fo:font-size="12pt" fo:font-weight="normal" officeooo:rsid="01125b79" style:font-size-asian="10.5pt" style:font-weight-asian="normal" style:font-size-complex="12pt" style:font-weight-complex="normal"/>
    </style:style>
    <style:style style:name="T71" style:family="text">
      <style:text-properties fo:font-size="12pt" fo:font-weight="normal" officeooo:rsid="01144244" style:font-size-asian="10.5pt" style:font-weight-asian="normal" style:font-size-complex="12pt" style:font-weight-complex="normal"/>
    </style:style>
    <style:style style:name="T72" style:family="text">
      <style:text-properties fo:font-size="12pt" fo:font-weight="normal" officeooo:rsid="011443b9" style:font-size-asian="10.5pt" style:font-weight-asian="normal" style:font-size-complex="12pt" style:font-weight-complex="normal"/>
    </style:style>
    <style:style style:name="T73" style:family="text">
      <style:text-properties fo:font-size="12pt" fo:font-weight="normal" officeooo:rsid="0115788d" style:font-size-asian="10.5pt" style:font-weight-asian="normal" style:font-size-complex="12pt" style:font-weight-complex="normal"/>
    </style:style>
    <style:style style:name="T74" style:family="text">
      <style:text-properties fo:font-size="12pt" fo:font-weight="normal" officeooo:rsid="01172056" style:font-size-asian="10.5pt" style:font-weight-asian="normal" style:font-size-complex="12pt" style:font-weight-complex="normal"/>
    </style:style>
    <style:style style:name="T75" style:family="text">
      <style:text-properties fo:font-size="12pt" fo:font-weight="normal" officeooo:rsid="011900a7" style:font-size-asian="10.5pt" style:font-weight-asian="normal" style:font-size-complex="12pt" style:font-weight-complex="normal"/>
    </style:style>
    <style:style style:name="T76" style:family="text">
      <style:text-properties fo:font-size="12pt" fo:font-weight="normal" officeooo:rsid="0119c5ab" style:font-size-asian="10.5pt" style:font-weight-asian="normal" style:font-size-complex="12pt" style:font-weight-complex="normal"/>
    </style:style>
    <style:style style:name="T77" style:family="text">
      <style:text-properties fo:font-size="12pt" fo:font-weight="normal" officeooo:rsid="011b96a3" style:font-size-asian="10.5pt" style:font-weight-asian="normal" style:font-size-complex="12pt" style:font-weight-complex="normal"/>
    </style:style>
    <style:style style:name="T78" style:family="text">
      <style:text-properties fo:font-size="12pt" fo:font-weight="normal" officeooo:rsid="011d750a" style:font-size-asian="10.5pt" style:font-weight-asian="normal" style:font-size-complex="12pt" style:font-weight-complex="normal"/>
    </style:style>
    <style:style style:name="T79" style:family="text">
      <style:text-properties fo:font-size="12pt" fo:font-weight="normal" officeooo:rsid="01255524" style:font-size-asian="10.5pt" style:font-weight-asian="normal" style:font-size-complex="12pt" style:font-weight-complex="normal"/>
    </style:style>
    <style:style style:name="T80" style:family="text">
      <style:text-properties fo:font-size="12pt" fo:font-weight="normal" officeooo:rsid="0126a46a" style:font-size-asian="10.5pt" style:font-weight-asian="normal" style:font-size-complex="12pt" style:font-weight-complex="normal"/>
    </style:style>
    <style:style style:name="T81" style:family="text">
      <style:text-properties fo:font-size="12pt" fo:font-weight="normal" officeooo:rsid="0126bf44" style:font-size-asian="10.5pt" style:font-weight-asian="normal" style:font-size-complex="12pt" style:font-weight-complex="normal"/>
    </style:style>
    <style:style style:name="T82" style:family="text">
      <style:text-properties fo:font-size="12pt" fo:font-weight="normal" officeooo:rsid="0127fb70" style:font-size-asian="10.5pt" style:font-weight-asian="normal" style:font-size-complex="12pt" style:font-weight-complex="normal"/>
    </style:style>
    <style:style style:name="T83" style:family="text">
      <style:text-properties fo:font-size="12pt" fo:font-weight="normal" officeooo:rsid="01295ee6" style:font-size-asian="10.5pt" style:font-weight-asian="normal" style:font-size-complex="12pt" style:font-weight-complex="normal"/>
    </style:style>
    <style:style style:name="T84" style:family="text">
      <style:text-properties fo:font-size="12pt" fo:font-weight="normal" officeooo:rsid="01296ecc" style:font-size-asian="10.5pt" style:font-weight-asian="normal" style:font-size-complex="12pt" style:font-weight-complex="normal"/>
    </style:style>
    <style:style style:name="T85" style:family="text">
      <style:text-properties fo:font-size="12pt" fo:font-weight="normal" officeooo:rsid="012b3488" style:font-size-asian="10.5pt" style:font-weight-asian="normal" style:font-size-complex="12pt" style:font-weight-complex="normal"/>
    </style:style>
    <style:style style:name="T86" style:family="text">
      <style:text-properties fo:font-size="12pt" fo:font-weight="normal" officeooo:rsid="012b3efa" style:font-size-asian="10.5pt" style:font-weight-asian="normal" style:font-size-complex="12pt" style:font-weight-complex="normal"/>
    </style:style>
    <style:style style:name="T87" style:family="text">
      <style:text-properties fo:font-size="12pt" fo:font-weight="normal" officeooo:rsid="00beb966" style:font-size-asian="10.5pt" style:font-weight-asian="normal" style:font-size-complex="12pt" style:font-weight-complex="normal"/>
    </style:style>
    <style:style style:name="T88" style:family="text">
      <style:text-properties fo:font-size="12pt" fo:font-weight="normal" officeooo:rsid="00c28c34" style:font-size-asian="10.5pt" style:font-weight-asian="normal" style:font-size-complex="12pt" style:font-weight-complex="normal"/>
    </style:style>
    <style:style style:name="T89" style:family="text">
      <style:text-properties fo:font-size="12pt" fo:font-weight="normal" officeooo:rsid="00c4558a" style:font-size-asian="10.5pt" style:font-weight-asian="normal" style:font-size-complex="12pt" style:font-weight-complex="normal"/>
    </style:style>
    <style:style style:name="T90" style:family="text">
      <style:text-properties fo:font-size="12pt" fo:font-weight="normal" officeooo:rsid="00c62ce9" style:font-size-asian="10.5pt" style:font-weight-asian="normal" style:font-size-complex="12pt" style:font-weight-complex="normal"/>
    </style:style>
    <style:style style:name="T91" style:family="text">
      <style:text-properties fo:font-size="12pt" fo:font-weight="normal" officeooo:rsid="00c8695c" style:font-size-asian="10.5pt" style:font-weight-asian="normal" style:font-size-complex="12pt" style:font-weight-complex="normal"/>
    </style:style>
    <style:style style:name="T92" style:family="text">
      <style:text-properties fo:font-size="12pt" fo:font-weight="normal" officeooo:rsid="00c7cc74" style:font-size-asian="10.5pt" style:font-weight-asian="normal" style:font-size-complex="12pt" style:font-weight-complex="normal"/>
    </style:style>
    <style:style style:name="T93" style:family="text">
      <style:text-properties fo:font-size="12pt" fo:font-weight="normal" officeooo:rsid="00c90da8" style:font-size-asian="10.5pt" style:font-weight-asian="normal" style:font-size-complex="12pt" style:font-weight-complex="normal"/>
    </style:style>
    <style:style style:name="T94" style:family="text">
      <style:text-properties fo:font-size="12pt" fo:font-weight="normal" officeooo:rsid="00c99334" style:font-size-asian="10.5pt" style:font-weight-asian="normal" style:font-size-complex="12pt" style:font-weight-complex="normal"/>
    </style:style>
    <style:style style:name="T95" style:family="text">
      <style:text-properties fo:font-size="12pt" fo:font-weight="normal" officeooo:rsid="00cd4af0" style:font-size-asian="10.5pt" style:font-weight-asian="normal" style:font-size-complex="12pt" style:font-weight-complex="normal"/>
    </style:style>
    <style:style style:name="T96" style:family="text">
      <style:text-properties fo:font-size="12pt" fo:font-weight="normal" officeooo:rsid="00d0f636" style:font-size-asian="10.5pt" style:font-weight-asian="normal" style:font-size-complex="12pt" style:font-weight-complex="normal"/>
    </style:style>
    <style:style style:name="T97" style:family="text">
      <style:text-properties fo:font-size="12pt" fo:font-weight="normal" officeooo:rsid="00d67988" style:font-size-asian="10.5pt" style:font-weight-asian="normal" style:font-size-complex="12pt" style:font-weight-complex="normal"/>
    </style:style>
    <style:style style:name="T98" style:family="text">
      <style:text-properties fo:font-size="12pt" fo:font-weight="normal" officeooo:rsid="00d58794" style:font-size-asian="10.5pt" style:font-weight-asian="normal" style:font-size-complex="12pt" style:font-weight-complex="normal"/>
    </style:style>
    <style:style style:name="T99" style:family="text">
      <style:text-properties fo:font-size="12pt" fo:font-weight="normal" officeooo:rsid="00d6a267" style:font-size-asian="10.5pt" style:font-weight-asian="normal" style:font-size-complex="12pt" style:font-weight-complex="normal"/>
    </style:style>
    <style:style style:name="T100" style:family="text">
      <style:text-properties fo:font-size="12pt" fo:font-weight="normal" officeooo:rsid="00d15b37" style:font-size-asian="10.5pt" style:font-weight-asian="normal" style:font-size-complex="12pt" style:font-weight-complex="normal"/>
    </style:style>
    <style:style style:name="T101" style:family="text">
      <style:text-properties fo:font-size="12pt" fo:font-weight="normal" officeooo:rsid="00d53566" style:font-size-asian="10.5pt" style:font-weight-asian="normal" style:font-size-complex="12pt" style:font-weight-complex="normal"/>
    </style:style>
    <style:style style:name="T102" style:family="text">
      <style:text-properties fo:font-size="12pt" fo:font-weight="normal" officeooo:rsid="00d300c3" style:font-size-asian="10.5pt" style:font-weight-asian="normal" style:font-size-complex="12pt" style:font-weight-complex="normal"/>
    </style:style>
    <style:style style:name="T103" style:family="text">
      <style:text-properties fo:font-size="12pt" fo:font-weight="normal" officeooo:rsid="00d3f070" style:font-size-asian="10.5pt" style:font-weight-asian="normal" style:font-size-complex="12pt" style:font-weight-complex="normal"/>
    </style:style>
    <style:style style:name="T104" style:family="text">
      <style:text-properties fo:font-size="12pt" fo:font-weight="normal" officeooo:rsid="00d71ccb" style:font-size-asian="10.5pt" style:font-weight-asian="normal" style:font-size-complex="12pt" style:font-weight-complex="normal"/>
    </style:style>
    <style:style style:name="T105" style:family="text">
      <style:text-properties fo:font-size="12pt" fo:font-weight="normal" officeooo:rsid="00d8d45c" style:font-size-asian="10.5pt" style:font-weight-asian="normal" style:font-size-complex="12pt" style:font-weight-complex="normal"/>
    </style:style>
    <style:style style:name="T106" style:family="text">
      <style:text-properties fo:font-size="12pt" fo:font-weight="normal" officeooo:rsid="00da27cf" style:font-size-asian="10.5pt" style:font-weight-asian="normal" style:font-size-complex="12pt" style:font-weight-complex="normal"/>
    </style:style>
    <style:style style:name="T107" style:family="text">
      <style:text-properties fo:font-size="12pt" fo:font-weight="normal" officeooo:rsid="00db5a9b" style:font-size-asian="10.5pt" style:font-weight-asian="normal" style:font-size-complex="12pt" style:font-weight-complex="normal"/>
    </style:style>
    <style:style style:name="T108" style:family="text">
      <style:text-properties fo:font-size="12pt" fo:font-weight="normal" officeooo:rsid="00dd17cd" style:font-size-asian="10.5pt" style:font-weight-asian="normal" style:font-size-complex="12pt" style:font-weight-complex="normal"/>
    </style:style>
    <style:style style:name="T109" style:family="text">
      <style:text-properties fo:font-size="12pt" fo:font-weight="normal" officeooo:rsid="00db84f4" style:font-size-asian="10.5pt" style:font-weight-asian="normal" style:font-size-complex="12pt" style:font-weight-complex="normal"/>
    </style:style>
    <style:style style:name="T110" style:family="text">
      <style:text-properties fo:font-size="12pt" fo:font-weight="normal" officeooo:rsid="00dfc738" style:font-size-asian="10.5pt" style:font-weight-asian="normal" style:font-size-complex="12pt" style:font-weight-complex="normal"/>
    </style:style>
    <style:style style:name="T111" style:family="text">
      <style:text-properties fo:font-size="12pt" fo:font-weight="normal" officeooo:rsid="00dd5ed5" style:font-size-asian="10.5pt" style:font-weight-asian="normal" style:font-size-complex="12pt" style:font-weight-complex="normal"/>
    </style:style>
    <style:style style:name="T112" style:family="text">
      <style:text-properties fo:font-size="12pt" fo:font-weight="normal" officeooo:rsid="00df1739" style:font-size-asian="10.5pt" style:font-weight-asian="normal" style:font-size-complex="12pt" style:font-weight-complex="normal"/>
    </style:style>
    <style:style style:name="T113" style:family="text">
      <style:text-properties fo:font-size="12pt" fo:font-weight="normal" officeooo:rsid="01304048" style:font-size-asian="10.5pt" style:font-weight-asian="normal" style:font-size-complex="12pt" style:font-weight-complex="normal"/>
    </style:style>
    <style:style style:name="T114" style:family="text">
      <style:text-properties fo:font-size="12pt" fo:font-weight="normal" officeooo:rsid="013ab81d" style:font-size-asian="10.5pt" style:font-weight-asian="normal" style:font-size-complex="12pt" style:font-weight-complex="normal"/>
    </style:style>
    <style:style style:name="T115" style:family="text">
      <style:text-properties fo:font-size="12pt" fo:font-weight="normal" officeooo:rsid="01570444" style:font-size-asian="10.5pt" style:font-weight-asian="normal" style:font-size-complex="12pt" style:font-weight-complex="normal"/>
    </style:style>
    <style:style style:name="T116" style:family="text">
      <style:text-properties fo:font-size="12pt" fo:font-weight="normal" officeooo:rsid="0158ef60" style:font-size-asian="10.5pt" style:font-weight-asian="normal" style:font-size-complex="12pt" style:font-weight-complex="normal"/>
    </style:style>
    <style:style style:name="T117" style:family="text">
      <style:text-properties fo:font-size="12pt" fo:font-weight="normal" officeooo:rsid="015997f8" style:font-size-asian="10.5pt" style:font-weight-asian="normal" style:font-size-complex="12pt" style:font-weight-complex="normal"/>
    </style:style>
    <style:style style:name="T118" style:family="text">
      <style:text-properties fo:font-size="12pt" fo:font-weight="normal" officeooo:rsid="015b7569" style:font-size-asian="10.5pt" style:font-weight-asian="normal" style:font-size-complex="12pt" style:font-weight-complex="normal"/>
    </style:style>
    <style:style style:name="T119" style:family="text">
      <style:text-properties fo:font-size="12pt" fo:font-weight="normal" officeooo:rsid="015ea500" style:font-size-asian="10.5pt" style:font-weight-asian="normal" style:font-size-complex="12pt" style:font-weight-complex="normal"/>
    </style:style>
    <style:style style:name="T120" style:family="text">
      <style:text-properties fo:font-size="12pt" fo:font-weight="normal" officeooo:rsid="0174e47d" style:font-size-asian="10.5pt" style:font-weight-asian="normal" style:font-size-complex="12pt" style:font-weight-complex="normal"/>
    </style:style>
    <style:style style:name="T121" style:family="text">
      <style:text-properties fo:font-size="12pt" fo:font-weight="normal" officeooo:rsid="01754e73" style:font-size-asian="10.5pt" style:font-weight-asian="normal" style:font-size-complex="12pt" style:font-weight-complex="normal"/>
    </style:style>
    <style:style style:name="T122" style:family="text">
      <style:text-properties fo:font-size="12pt" fo:font-weight="normal" officeooo:rsid="01765f4e" style:font-size-asian="10.5pt" style:font-weight-asian="normal" style:font-size-complex="12pt" style:font-weight-complex="normal"/>
    </style:style>
    <style:style style:name="T123" style:family="text">
      <style:text-properties fo:font-size="12pt" fo:font-weight="normal" officeooo:rsid="01825acf" style:font-size-asian="10.5pt" style:font-weight-asian="normal" style:font-size-complex="12pt" style:font-weight-complex="normal"/>
    </style:style>
    <style:style style:name="T124" style:family="text">
      <style:text-properties fo:font-size="12pt" fo:font-weight="normal" officeooo:rsid="01833f4e" style:font-size-asian="10.5pt" style:font-weight-asian="normal" style:font-size-complex="12pt" style:font-weight-complex="normal"/>
    </style:style>
    <style:style style:name="T125" style:family="text">
      <style:text-properties fo:font-size="12pt" fo:font-weight="normal" officeooo:rsid="0183730b" style:font-size-asian="10.5pt" style:font-weight-asian="normal" style:font-size-complex="12pt" style:font-weight-complex="normal"/>
    </style:style>
    <style:style style:name="T126" style:family="text">
      <style:text-properties fo:font-size="12pt" fo:font-weight="normal" officeooo:rsid="01e8d20b" style:font-size-asian="10.5pt" style:font-weight-asian="normal" style:font-size-complex="12pt" style:font-weight-complex="normal"/>
    </style:style>
    <style:style style:name="T127" style:family="text">
      <style:text-properties fo:font-size="12pt" fo:font-weight="normal" officeooo:rsid="01e91019" style:font-size-asian="10.5pt" style:font-weight-asian="normal" style:font-size-complex="12pt" style:font-weight-complex="normal"/>
    </style:style>
    <style:style style:name="T128" style:family="text">
      <style:text-properties fo:font-size="12pt" fo:font-weight="normal" officeooo:rsid="01e937a2" style:font-size-asian="10.5pt" style:font-weight-asian="normal" style:font-size-complex="12pt" style:font-weight-complex="normal"/>
    </style:style>
    <style:style style:name="T129" style:family="text">
      <style:text-properties fo:font-size="12pt" fo:font-weight="normal" officeooo:rsid="01eb2aa4" style:font-size-asian="10.5pt" style:font-weight-asian="normal" style:font-size-complex="12pt" style:font-weight-complex="normal"/>
    </style:style>
    <style:style style:name="T130" style:family="text">
      <style:text-properties fo:font-size="12pt" fo:font-weight="normal" officeooo:rsid="01ebfd79" style:font-size-asian="10.5pt" style:font-weight-asian="normal" style:font-size-complex="12pt" style:font-weight-complex="normal"/>
    </style:style>
    <style:style style:name="T131" style:family="text">
      <style:text-properties fo:font-size="12pt" fo:font-weight="normal" officeooo:rsid="01ed0fac" style:font-size-asian="10.5pt" style:font-weight-asian="normal" style:font-size-complex="12pt" style:font-weight-complex="normal"/>
    </style:style>
    <style:style style:name="T132" style:family="text">
      <style:text-properties fo:font-size="12pt" fo:font-weight="normal" officeooo:rsid="022560fd" style:font-size-asian="10.5pt" style:font-weight-asian="normal" style:font-size-complex="12pt" style:font-weight-complex="normal"/>
    </style:style>
    <style:style style:name="T133" style:family="text">
      <style:text-properties fo:font-size="12pt" style:font-size-asian="10.5pt" style:font-size-complex="12pt"/>
    </style:style>
    <style:style style:name="T134" style:family="text">
      <style:text-properties fo:font-size="12pt" officeooo:rsid="00e5eeb3" style:font-size-asian="10.5pt" style:font-size-complex="12pt"/>
    </style:style>
    <style:style style:name="T135" style:family="text">
      <style:text-properties fo:font-size="12pt" officeooo:rsid="00e61504" style:font-size-asian="10.5pt" style:font-size-complex="12pt"/>
    </style:style>
    <style:style style:name="T136" style:family="text">
      <style:text-properties fo:font-size="12pt" officeooo:rsid="00e804de" style:font-size-asian="10.5pt" style:font-size-complex="12pt"/>
    </style:style>
    <style:style style:name="T137" style:family="text">
      <style:text-properties fo:font-size="12pt" officeooo:rsid="00ee4bd9" style:font-size-asian="10.5pt" style:font-size-complex="12pt"/>
    </style:style>
    <style:style style:name="T138" style:family="text">
      <style:text-properties fo:font-size="12pt" officeooo:rsid="00f9f50e" style:font-size-asian="10.5pt" style:font-size-complex="12pt"/>
    </style:style>
    <style:style style:name="T139" style:family="text">
      <style:text-properties fo:font-size="12pt" officeooo:rsid="00fcd00c" style:font-size-asian="10.5pt" style:font-size-complex="12pt"/>
    </style:style>
    <style:style style:name="T140" style:family="text">
      <style:text-properties fo:font-size="12pt" officeooo:rsid="00fcd8c0" style:font-size-asian="10.5pt" style:font-size-complex="12pt"/>
    </style:style>
    <style:style style:name="T141" style:family="text">
      <style:text-properties fo:font-size="12pt" officeooo:rsid="00fd7251" style:font-size-asian="10.5pt" style:font-size-complex="12pt"/>
    </style:style>
    <style:style style:name="T142" style:family="text">
      <style:text-properties fo:font-size="12pt" officeooo:rsid="00fef523" style:font-size-asian="10.5pt" style:font-size-complex="12pt"/>
    </style:style>
    <style:style style:name="T143" style:family="text">
      <style:text-properties fo:font-size="12pt" officeooo:rsid="00ffe579" style:font-size-asian="10.5pt" style:font-size-complex="12pt"/>
    </style:style>
    <style:style style:name="T144" style:family="text">
      <style:text-properties fo:font-size="12pt" officeooo:rsid="0100a617" style:font-size-asian="10.5pt" style:font-size-complex="12pt"/>
    </style:style>
    <style:style style:name="T145" style:family="text">
      <style:text-properties fo:font-size="12pt" officeooo:rsid="01052e69" style:font-size-asian="10.5pt" style:font-size-complex="12pt"/>
    </style:style>
    <style:style style:name="T146" style:family="text">
      <style:text-properties fo:font-size="12pt" officeooo:rsid="01065cab" style:font-size-asian="10.5pt" style:font-size-complex="12pt"/>
    </style:style>
    <style:style style:name="T147" style:family="text">
      <style:text-properties fo:font-size="12pt" officeooo:rsid="01079aee" style:font-size-asian="10.5pt" style:font-size-complex="12pt"/>
    </style:style>
    <style:style style:name="T148" style:family="text">
      <style:text-properties fo:font-size="12pt" officeooo:rsid="0107bffa" style:font-size-asian="10.5pt" style:font-size-complex="12pt"/>
    </style:style>
    <style:style style:name="T149" style:family="text">
      <style:text-properties fo:font-size="12pt" officeooo:rsid="0108f6b9" style:font-size-asian="10.5pt" style:font-size-complex="12pt"/>
    </style:style>
    <style:style style:name="T150" style:family="text">
      <style:text-properties fo:font-size="12pt" officeooo:rsid="010982aa" style:font-size-asian="10.5pt" style:font-size-complex="12pt"/>
    </style:style>
    <style:style style:name="T151" style:family="text">
      <style:text-properties fo:font-size="12pt" officeooo:rsid="0109d5e9" style:font-size-asian="10.5pt" style:font-size-complex="12pt"/>
    </style:style>
    <style:style style:name="T152" style:family="text">
      <style:text-properties fo:font-size="12pt" officeooo:rsid="010c9865" style:font-size-asian="10.5pt" style:font-size-complex="12pt"/>
    </style:style>
    <style:style style:name="T153" style:family="text">
      <style:text-properties fo:font-size="12pt" officeooo:rsid="01225c8a" style:font-size-asian="10.5pt" style:font-size-complex="12pt"/>
    </style:style>
    <style:style style:name="T154" style:family="text">
      <style:text-properties fo:font-size="12pt" officeooo:rsid="012b3efa" style:font-size-asian="10.5pt" style:font-size-complex="12pt"/>
    </style:style>
    <style:style style:name="T155" style:family="text">
      <style:text-properties fo:font-size="12pt" officeooo:rsid="00dd17cd" style:font-size-asian="10.5pt" style:font-size-complex="12pt"/>
    </style:style>
    <style:style style:name="T156" style:family="text">
      <style:text-properties fo:font-size="12pt" officeooo:rsid="00e208b2" style:font-size-asian="10.5pt" style:font-size-complex="12pt"/>
    </style:style>
    <style:style style:name="T157" style:family="text">
      <style:text-properties fo:font-size="12pt" officeooo:rsid="00e267a8" style:font-size-asian="10.5pt" style:font-size-complex="12pt"/>
    </style:style>
    <style:style style:name="T158" style:family="text">
      <style:text-properties fo:font-size="12pt" officeooo:rsid="012e1c62" style:font-size-asian="10.5pt" style:font-size-complex="12pt"/>
    </style:style>
    <style:style style:name="T159" style:family="text">
      <style:text-properties fo:font-size="12pt" officeooo:rsid="012ef5a0" style:font-size-asian="10.5pt" style:font-size-complex="12pt"/>
    </style:style>
    <style:style style:name="T160" style:family="text">
      <style:text-properties fo:font-size="12pt" officeooo:rsid="01303086" style:font-size-asian="10.5pt" style:font-size-complex="12pt"/>
    </style:style>
    <style:style style:name="T161" style:family="text">
      <style:text-properties fo:font-size="12pt" officeooo:rsid="01303517" style:font-size-asian="10.5pt" style:font-size-complex="12pt"/>
    </style:style>
    <style:style style:name="T162" style:family="text">
      <style:text-properties fo:font-size="12pt" officeooo:rsid="015b7569" style:font-size-asian="10.5pt" style:font-size-complex="12pt"/>
    </style:style>
    <style:style style:name="T163" style:family="text">
      <style:text-properties fo:font-size="12pt" officeooo:rsid="015d2ca8" style:font-size-asian="10.5pt" style:font-size-complex="12pt"/>
    </style:style>
    <style:style style:name="T164" style:family="text">
      <style:text-properties fo:font-size="12pt" officeooo:rsid="015e8340" style:font-size-asian="10.5pt" style:font-size-complex="12pt"/>
    </style:style>
    <style:style style:name="T165" style:family="text">
      <style:text-properties fo:font-size="12pt" fo:font-style="italic" officeooo:rsid="00e5eeb3" style:font-size-asian="10.5pt" style:font-style-asian="italic" style:font-size-complex="12pt" style:font-style-complex="italic"/>
    </style:style>
    <style:style style:name="T166" style:family="text">
      <style:text-properties fo:font-size="12pt" fo:font-style="italic" officeooo:rsid="00f82f51" style:font-size-asian="10.5pt" style:font-style-asian="italic" style:font-size-complex="12pt" style:font-style-complex="italic"/>
    </style:style>
    <style:style style:name="T167" style:family="text">
      <style:text-properties fo:font-size="12pt" fo:font-style="italic" officeooo:rsid="00e208b2" style:font-size-asian="10.5pt" style:font-style-asian="italic" style:font-size-complex="12pt" style:font-style-complex="italic"/>
    </style:style>
    <style:style style:name="T168" style:family="text">
      <style:text-properties officeooo:rsid="000f685b"/>
    </style:style>
    <style:style style:name="T169" style:family="text">
      <style:text-properties officeooo:rsid="002e06ef"/>
    </style:style>
    <style:style style:name="T170" style:family="text">
      <style:text-properties fo:font-weight="normal" officeooo:rsid="0010300d" style:font-weight-asian="normal" style:font-weight-complex="normal"/>
    </style:style>
    <style:style style:name="T171" style:family="text">
      <style:text-properties fo:font-weight="normal" officeooo:rsid="00319579" style:font-weight-asian="normal" style:font-weight-complex="normal"/>
    </style:style>
    <style:style style:name="T172" style:family="text">
      <style:text-properties fo:font-weight="normal" officeooo:rsid="0017536a" style:font-weight-asian="normal" style:font-weight-complex="normal"/>
    </style:style>
    <style:style style:name="T173" style:family="text">
      <style:text-properties fo:font-weight="normal" officeooo:rsid="002ff1b3" style:font-weight-asian="normal" style:font-weight-complex="normal"/>
    </style:style>
    <style:style style:name="T174" style:family="text">
      <style:text-properties fo:font-weight="normal" officeooo:rsid="00322980" style:font-weight-asian="normal" style:font-weight-complex="normal"/>
    </style:style>
    <style:style style:name="T175" style:family="text">
      <style:text-properties fo:font-weight="normal" officeooo:rsid="00328d11" style:font-weight-asian="normal" style:font-weight-complex="normal"/>
    </style:style>
    <style:style style:name="T176" style:family="text">
      <style:text-properties fo:font-weight="normal" officeooo:rsid="0032e5f0" style:font-weight-asian="normal" style:font-weight-complex="normal"/>
    </style:style>
    <style:style style:name="T177" style:family="text">
      <style:text-properties fo:font-weight="normal" officeooo:rsid="0033591a" style:font-weight-asian="normal" style:font-weight-complex="normal"/>
    </style:style>
    <style:style style:name="T178" style:family="text">
      <style:text-properties fo:font-weight="normal" officeooo:rsid="0033c40a" style:font-weight-asian="normal" style:font-weight-complex="normal"/>
    </style:style>
    <style:style style:name="T179" style:family="text">
      <style:text-properties fo:font-weight="normal" officeooo:rsid="0034d0e6" style:font-weight-asian="normal" style:font-weight-complex="normal"/>
    </style:style>
    <style:style style:name="T180" style:family="text">
      <style:text-properties fo:font-weight="normal" officeooo:rsid="003e99be" style:font-weight-asian="normal" style:font-weight-complex="normal"/>
    </style:style>
    <style:style style:name="T181" style:family="text">
      <style:text-properties fo:font-weight="normal" officeooo:rsid="003f95d3" style:font-weight-asian="normal" style:font-weight-complex="normal"/>
    </style:style>
    <style:style style:name="T182" style:family="text">
      <style:text-properties fo:font-weight="normal" officeooo:rsid="004175fe" style:font-weight-asian="normal" style:font-weight-complex="normal"/>
    </style:style>
    <style:style style:name="T183" style:family="text">
      <style:text-properties fo:font-weight="normal" officeooo:rsid="00428166" style:font-weight-asian="normal" style:font-weight-complex="normal"/>
    </style:style>
    <style:style style:name="T184" style:family="text">
      <style:text-properties fo:font-weight="normal" officeooo:rsid="00444b86" style:font-weight-asian="normal" style:font-weight-complex="normal"/>
    </style:style>
    <style:style style:name="T185" style:family="text">
      <style:text-properties fo:font-weight="normal" officeooo:rsid="00463847" style:font-weight-asian="normal" style:font-weight-complex="normal"/>
    </style:style>
    <style:style style:name="T186" style:family="text">
      <style:text-properties fo:font-weight="normal" officeooo:rsid="0048db75" style:font-weight-asian="normal" style:font-weight-complex="normal"/>
    </style:style>
    <style:style style:name="T187" style:family="text">
      <style:text-properties fo:font-weight="normal" officeooo:rsid="0049d5af" style:font-weight-asian="normal" style:font-weight-complex="normal"/>
    </style:style>
    <style:style style:name="T188" style:family="text">
      <style:text-properties fo:font-weight="normal" officeooo:rsid="00490c19" style:font-weight-asian="normal" style:font-weight-complex="normal"/>
    </style:style>
    <style:style style:name="T189" style:family="text">
      <style:text-properties fo:font-weight="normal" officeooo:rsid="0049baae" style:font-weight-asian="normal" style:font-weight-complex="normal"/>
    </style:style>
    <style:style style:name="T190" style:family="text">
      <style:text-properties fo:font-weight="normal" officeooo:rsid="004a7929" style:font-weight-asian="normal" style:font-weight-complex="normal"/>
    </style:style>
    <style:style style:name="T191" style:family="text">
      <style:text-properties fo:font-weight="normal" officeooo:rsid="004a889a" style:font-weight-asian="normal" style:font-weight-complex="normal"/>
    </style:style>
    <style:style style:name="T192" style:family="text">
      <style:text-properties fo:font-weight="normal" officeooo:rsid="003549e1" style:font-weight-asian="normal" style:font-weight-complex="normal"/>
    </style:style>
    <style:style style:name="T193" style:family="text">
      <style:text-properties fo:font-weight="normal" officeooo:rsid="001f5331" style:font-weight-asian="normal" style:font-weight-complex="normal"/>
    </style:style>
    <style:style style:name="T194" style:family="text">
      <style:text-properties fo:font-weight="normal" officeooo:rsid="003878d7" style:font-weight-asian="normal" style:font-weight-complex="normal"/>
    </style:style>
    <style:style style:name="T195" style:family="text">
      <style:text-properties fo:font-weight="normal" officeooo:rsid="003b7ea4" style:font-weight-asian="normal" style:font-weight-complex="normal"/>
    </style:style>
    <style:style style:name="T196" style:family="text">
      <style:text-properties fo:font-weight="normal" officeooo:rsid="0134ad7f" style:font-weight-asian="normal" style:font-weight-complex="normal"/>
    </style:style>
    <style:style style:name="T197" style:family="text">
      <style:text-properties fo:font-weight="normal" officeooo:rsid="013d7ffe" style:font-weight-asian="normal" style:font-weight-complex="normal"/>
    </style:style>
    <style:style style:name="T198" style:family="text">
      <style:text-properties fo:font-weight="normal" officeooo:rsid="013e0085" style:font-weight-asian="normal" style:font-weight-complex="normal"/>
    </style:style>
    <style:style style:name="T199" style:family="text">
      <style:text-properties fo:font-weight="normal" officeooo:rsid="013edd96" style:font-weight-asian="normal" style:font-weight-complex="normal"/>
    </style:style>
    <style:style style:name="T200" style:family="text">
      <style:text-properties fo:font-weight="normal" officeooo:rsid="013fb83e" style:font-weight-asian="normal" style:font-weight-complex="normal"/>
    </style:style>
    <style:style style:name="T201" style:family="text">
      <style:text-properties fo:font-weight="normal" officeooo:rsid="0140cef3" style:font-weight-asian="normal" style:font-weight-complex="normal"/>
    </style:style>
    <style:style style:name="T202" style:family="text">
      <style:text-properties fo:font-weight="normal" officeooo:rsid="0141c50d" style:font-weight-asian="normal" style:font-weight-complex="normal"/>
    </style:style>
    <style:style style:name="T203" style:family="text">
      <style:text-properties fo:font-weight="normal" officeooo:rsid="014f343c" style:font-weight-asian="normal" style:font-weight-complex="normal"/>
    </style:style>
    <style:style style:name="T204" style:family="text">
      <style:text-properties fo:font-weight="normal" officeooo:rsid="0151e633" style:font-weight-asian="normal" style:font-weight-complex="normal"/>
    </style:style>
    <style:style style:name="T205" style:family="text">
      <style:text-properties fo:font-weight="normal" officeooo:rsid="016db730" style:font-weight-asian="normal" style:font-weight-complex="normal"/>
    </style:style>
    <style:style style:name="T206" style:family="text">
      <style:text-properties fo:font-weight="normal" officeooo:rsid="016ea61a" style:font-weight-asian="normal" style:font-weight-complex="normal"/>
    </style:style>
    <style:style style:name="T207" style:family="text">
      <style:text-properties fo:font-weight="normal" officeooo:rsid="016f0063" style:font-weight-asian="normal" style:font-weight-complex="normal"/>
    </style:style>
    <style:style style:name="T208" style:family="text">
      <style:text-properties fo:font-weight="normal" officeooo:rsid="01701e50" style:font-weight-asian="normal" style:font-weight-complex="normal"/>
    </style:style>
    <style:style style:name="T209" style:family="text">
      <style:text-properties fo:font-weight="normal" officeooo:rsid="0171f7c9" style:font-weight-asian="normal" style:font-weight-complex="normal"/>
    </style:style>
    <style:style style:name="T210" style:family="text">
      <style:text-properties fo:font-weight="normal" officeooo:rsid="0173c72c" style:font-weight-asian="normal" style:font-weight-complex="normal"/>
    </style:style>
    <style:style style:name="T211" style:family="text">
      <style:text-properties fo:font-weight="normal" officeooo:rsid="017abebc" style:font-weight-asian="normal" style:font-weight-complex="normal"/>
    </style:style>
    <style:style style:name="T212" style:family="text">
      <style:text-properties fo:font-weight="normal" officeooo:rsid="017ad694" style:font-weight-asian="normal" style:font-weight-complex="normal"/>
    </style:style>
    <style:style style:name="T213" style:family="text">
      <style:text-properties fo:font-weight="normal" officeooo:rsid="017bad48" style:font-weight-asian="normal" style:font-weight-complex="normal"/>
    </style:style>
    <style:style style:name="T214" style:family="text">
      <style:text-properties fo:font-weight="normal" officeooo:rsid="017cb023" style:font-weight-asian="normal" style:font-weight-complex="normal"/>
    </style:style>
    <style:style style:name="T215" style:family="text">
      <style:text-properties fo:font-weight="normal" officeooo:rsid="017ddd07" style:font-weight-asian="normal" style:font-weight-complex="normal"/>
    </style:style>
    <style:style style:name="T216" style:family="text">
      <style:text-properties fo:font-weight="normal" officeooo:rsid="017f43c1" style:font-weight-asian="normal" style:font-weight-complex="normal"/>
    </style:style>
    <style:style style:name="T217" style:family="text">
      <style:text-properties fo:font-weight="normal" officeooo:rsid="018083cf" style:font-weight-asian="normal" style:font-weight-complex="normal"/>
    </style:style>
    <style:style style:name="T218" style:family="text">
      <style:text-properties fo:font-weight="normal" officeooo:rsid="0180934b" style:font-weight-asian="normal" style:font-weight-complex="normal"/>
    </style:style>
    <style:style style:name="T219" style:family="text">
      <style:text-properties fo:font-weight="normal" officeooo:rsid="0183b261" style:font-weight-asian="normal" style:font-weight-complex="normal"/>
    </style:style>
    <style:style style:name="T220" style:family="text">
      <style:text-properties fo:font-weight="normal" officeooo:rsid="018c6004" style:font-weight-asian="normal" style:font-weight-complex="normal"/>
    </style:style>
    <style:style style:name="T221" style:family="text">
      <style:text-properties fo:font-weight="normal" officeooo:rsid="018e30da" style:font-weight-asian="normal" style:font-weight-complex="normal"/>
    </style:style>
    <style:style style:name="T222" style:family="text">
      <style:text-properties fo:font-weight="normal" officeooo:rsid="018f12be" style:font-weight-asian="normal" style:font-weight-complex="normal"/>
    </style:style>
    <style:style style:name="T223" style:family="text">
      <style:text-properties fo:font-weight="normal" officeooo:rsid="018f2e85" style:font-weight-asian="normal" style:font-weight-complex="normal"/>
    </style:style>
    <style:style style:name="T224" style:family="text">
      <style:text-properties fo:font-weight="normal" officeooo:rsid="01906950" style:font-weight-asian="normal" style:font-weight-complex="normal"/>
    </style:style>
    <style:style style:name="T225" style:family="text">
      <style:text-properties fo:font-weight="normal" officeooo:rsid="026e62f4" style:font-weight-asian="normal" style:font-weight-complex="normal"/>
    </style:style>
    <style:style style:name="T226" style:family="text">
      <style:text-properties fo:font-weight="normal" officeooo:rsid="026f13b0" style:font-weight-asian="normal" style:font-weight-complex="normal"/>
    </style:style>
    <style:style style:name="T227" style:family="text">
      <style:text-properties fo:font-weight="normal" officeooo:rsid="02708a40" style:font-weight-asian="normal" style:font-weight-complex="normal"/>
    </style:style>
    <style:style style:name="T228" style:family="text">
      <style:text-properties fo:font-weight="normal" officeooo:rsid="02729184" style:font-weight-asian="normal" style:font-weight-complex="normal"/>
    </style:style>
    <style:style style:name="T229" style:family="text">
      <style:text-properties fo:font-weight="normal" officeooo:rsid="0272bad4" style:font-weight-asian="normal" style:font-weight-complex="normal"/>
    </style:style>
    <style:style style:name="T230" style:family="text">
      <style:text-properties fo:font-weight="normal" officeooo:rsid="0273f831" style:font-weight-asian="normal" style:font-weight-complex="normal"/>
    </style:style>
    <style:style style:name="T231" style:family="text">
      <style:text-properties fo:font-weight="normal" officeooo:rsid="027cc639" style:font-weight-asian="normal" style:font-weight-complex="normal"/>
    </style:style>
    <style:style style:name="T232" style:family="text">
      <style:text-properties fo:font-weight="normal" officeooo:rsid="027e91ca" style:font-weight-asian="normal" style:font-weight-complex="normal"/>
    </style:style>
    <style:style style:name="T233" style:family="text">
      <style:text-properties fo:font-weight="normal" officeooo:rsid="02805211" style:font-weight-asian="normal" style:font-weight-complex="normal"/>
    </style:style>
    <style:style style:name="T234" style:family="text">
      <style:text-properties fo:font-weight="normal" officeooo:rsid="0281a9a4" style:font-weight-asian="normal" style:font-weight-complex="normal"/>
    </style:style>
    <style:style style:name="T235" style:family="text">
      <style:text-properties fo:font-weight="normal" officeooo:rsid="0281d6d0" style:font-weight-asian="normal" style:font-weight-complex="normal"/>
    </style:style>
    <style:style style:name="T236" style:family="text">
      <style:text-properties fo:font-weight="normal" officeooo:rsid="0283b5ce" style:font-weight-asian="normal" style:font-weight-complex="normal"/>
    </style:style>
    <style:style style:name="T237" style:family="text">
      <style:text-properties fo:font-weight="normal" officeooo:rsid="02844250" style:font-weight-asian="normal" style:font-weight-complex="normal"/>
    </style:style>
    <style:style style:name="T238" style:family="text">
      <style:text-properties fo:font-weight="normal" officeooo:rsid="0285b208" style:font-weight-asian="normal" style:font-weight-complex="normal"/>
    </style:style>
    <style:style style:name="T239" style:family="text">
      <style:text-properties fo:font-weight="normal" officeooo:rsid="0286a701" style:font-weight-asian="normal" style:font-weight-complex="normal"/>
    </style:style>
    <style:style style:name="T240" style:family="text">
      <style:text-properties fo:font-weight="normal" officeooo:rsid="02877001" style:font-weight-asian="normal" style:font-weight-complex="normal"/>
    </style:style>
    <style:style style:name="T241" style:family="text">
      <style:text-properties fo:font-weight="normal" officeooo:rsid="0288b605" style:font-weight-asian="normal" style:font-weight-complex="normal"/>
    </style:style>
    <style:style style:name="T242" style:family="text">
      <style:text-properties fo:font-weight="normal" officeooo:rsid="028a13a5" style:font-weight-asian="normal" style:font-weight-complex="normal"/>
    </style:style>
    <style:style style:name="T243" style:family="text">
      <style:text-properties fo:font-weight="normal" officeooo:rsid="028a222f" style:font-weight-asian="normal" style:font-weight-complex="normal"/>
    </style:style>
    <style:style style:name="T244" style:family="text">
      <style:text-properties fo:font-weight="normal" officeooo:rsid="028bcb0b" style:font-weight-asian="normal" style:font-weight-complex="normal"/>
    </style:style>
    <style:style style:name="T245" style:family="text">
      <style:text-properties fo:font-weight="normal" officeooo:rsid="028c91a9" style:font-weight-asian="normal" style:font-weight-complex="normal"/>
    </style:style>
    <style:style style:name="T246" style:family="text">
      <style:text-properties fo:font-weight="normal" officeooo:rsid="028d4537" style:font-weight-asian="normal" style:font-weight-complex="normal"/>
    </style:style>
    <style:style style:name="T247" style:family="text">
      <style:text-properties fo:font-weight="normal" officeooo:rsid="028f2557" style:font-weight-asian="normal" style:font-weight-complex="normal"/>
    </style:style>
    <style:style style:name="T248" style:family="text">
      <style:text-properties fo:font-weight="normal" officeooo:rsid="028f9137" style:font-weight-asian="normal" style:font-weight-complex="normal"/>
    </style:style>
    <style:style style:name="T249" style:family="text">
      <style:text-properties fo:font-weight="normal" officeooo:rsid="02905cab" style:font-weight-asian="normal" style:font-weight-complex="normal"/>
    </style:style>
    <style:style style:name="T250" style:family="text">
      <style:text-properties fo:font-weight="normal" officeooo:rsid="0291ada8" style:font-weight-asian="normal" style:font-weight-complex="normal"/>
    </style:style>
    <style:style style:name="T251" style:family="text">
      <style:text-properties officeooo:rsid="003b7ea4"/>
    </style:style>
    <style:style style:name="T252" style:family="text">
      <style:text-properties officeooo:rsid="003c9a53"/>
    </style:style>
    <style:style style:name="T253" style:family="text">
      <style:text-properties officeooo:rsid="00a8289f"/>
    </style:style>
    <style:style style:name="T254" style:family="text">
      <style:text-properties officeooo:rsid="00a96f98"/>
    </style:style>
    <style:style style:name="T255" style:family="text">
      <style:text-properties officeooo:rsid="00aad622"/>
    </style:style>
    <style:style style:name="T256" style:family="text">
      <style:text-properties officeooo:rsid="00ad81ba"/>
    </style:style>
    <style:style style:name="T257" style:family="text">
      <style:text-properties officeooo:rsid="00b5aaed"/>
    </style:style>
    <style:style style:name="T258" style:family="text">
      <style:text-properties officeooo:rsid="00a12411" style:font-size-asian="10.5pt"/>
    </style:style>
    <style:style style:name="T259" style:family="text">
      <style:text-properties officeooo:rsid="00b43f3d" style:font-size-asian="10.5pt"/>
    </style:style>
    <style:style style:name="T260" style:family="text">
      <style:text-properties officeooo:rsid="00a29cdf" style:font-size-asian="10.5pt"/>
    </style:style>
    <style:style style:name="T261" style:family="text">
      <style:text-properties officeooo:rsid="00b5aaed" style:font-size-asian="10.5pt"/>
    </style:style>
    <style:style style:name="T262" style:family="text">
      <style:text-properties officeooo:rsid="00b7f363" style:font-size-asian="10.5pt"/>
    </style:style>
    <style:style style:name="T263" style:family="text">
      <style:text-properties officeooo:rsid="00b8a214" style:font-size-asian="10.5pt"/>
    </style:style>
    <style:style style:name="T264" style:family="text">
      <style:text-properties officeooo:rsid="00ba4bb7" style:font-size-asian="10.5pt"/>
    </style:style>
    <style:style style:name="T265" style:family="text">
      <style:text-properties officeooo:rsid="00ba549c" style:font-size-asian="10.5pt"/>
    </style:style>
    <style:style style:name="T266" style:family="text">
      <style:text-properties officeooo:rsid="00bae2f9" style:font-size-asian="10.5pt"/>
    </style:style>
    <style:style style:name="T267" style:family="text">
      <style:text-properties officeooo:rsid="00bdce93" style:font-size-asian="10.5pt"/>
    </style:style>
    <style:style style:name="T268" style:family="text">
      <style:text-properties officeooo:rsid="00e74732" style:font-size-asian="10.5pt"/>
    </style:style>
    <style:style style:name="T269" style:family="text">
      <style:text-properties officeooo:rsid="00e83829" style:font-size-asian="10.5pt"/>
    </style:style>
    <style:style style:name="T270" style:family="text">
      <style:text-properties officeooo:rsid="00e87984" style:font-size-asian="10.5pt"/>
    </style:style>
    <style:style style:name="T271" style:family="text">
      <style:text-properties officeooo:rsid="00e8eb91" style:font-size-asian="10.5pt"/>
    </style:style>
    <style:style style:name="T272" style:family="text">
      <style:text-properties officeooo:rsid="00eb4d70" style:font-size-asian="10.5pt"/>
    </style:style>
    <style:style style:name="T273" style:family="text">
      <style:text-properties officeooo:rsid="00ed47c8" style:font-size-asian="10.5pt"/>
    </style:style>
    <style:style style:name="T274" style:family="text">
      <style:text-properties officeooo:rsid="0110264c" style:font-size-asian="10.5pt"/>
    </style:style>
    <style:style style:name="T275" style:family="text">
      <style:text-properties officeooo:rsid="011198d3" style:font-size-asian="10.5pt"/>
    </style:style>
    <style:style style:name="T276" style:family="text">
      <style:text-properties officeooo:rsid="011f8874" style:font-size-asian="10.5pt"/>
    </style:style>
    <style:style style:name="T277" style:family="text">
      <style:text-properties officeooo:rsid="01216682" style:font-size-asian="10.5pt"/>
    </style:style>
    <style:style style:name="T278" style:family="text">
      <style:text-properties officeooo:rsid="00bd8955" style:font-size-asian="10.5pt"/>
    </style:style>
    <style:style style:name="T279" style:family="text">
      <style:text-properties officeooo:rsid="00be76ac" style:font-size-asian="10.5pt"/>
    </style:style>
    <style:style style:name="T280" style:family="text">
      <style:text-properties officeooo:rsid="00beb966" style:font-size-asian="10.5pt"/>
    </style:style>
    <style:style style:name="T281" style:family="text">
      <style:text-properties officeooo:rsid="00c11b1a" style:font-size-asian="10.5pt"/>
    </style:style>
    <style:style style:name="T282" style:family="text">
      <style:text-properties officeooo:rsid="00bfcfe8" style:font-size-asian="10.5pt"/>
    </style:style>
    <style:style style:name="T283" style:family="text">
      <style:text-properties officeooo:rsid="00b7a119" style:font-size-asian="10.5pt"/>
    </style:style>
    <style:style style:name="T284" style:family="text">
      <style:text-properties officeooo:rsid="01771597" style:font-size-asian="10.5pt"/>
    </style:style>
    <style:style style:name="T285" style:family="text">
      <style:text-properties officeooo:rsid="00b7a119"/>
    </style:style>
    <style:style style:name="T286" style:family="text">
      <style:text-properties officeooo:rsid="00b8a214"/>
    </style:style>
    <style:style style:name="T287" style:family="text">
      <style:text-properties style:font-name="Times New Roman"/>
    </style:style>
    <style:style style:name="T288" style:family="text">
      <style:text-properties style:font-name="Times New Roman" fo:font-size="12pt" fo:font-weight="normal" officeooo:rsid="00c4558a" style:font-size-asian="10.5pt" style:font-weight-asian="normal" style:font-size-complex="12pt" style:font-weight-complex="normal"/>
    </style:style>
    <style:style style:name="T289" style:family="text">
      <style:text-properties style:font-name="Times New Roman" fo:font-size="12pt" fo:font-weight="normal" officeooo:rsid="00cd4af0" style:font-size-asian="10.5pt" style:font-weight-asian="normal" style:font-size-complex="12pt" style:font-weight-complex="normal"/>
    </style:style>
    <style:style style:name="T290" style:family="text">
      <style:text-properties style:font-name="Times New Roman" fo:font-size="12pt" fo:font-weight="normal" officeooo:rsid="00cf2990" style:font-size-asian="10.5pt" style:font-weight-asian="normal" style:font-size-complex="12pt" style:font-weight-complex="normal"/>
    </style:style>
    <style:style style:name="T291" style:family="text">
      <style:text-properties style:font-name="Times New Roman" fo:font-size="12pt" fo:font-weight="normal" officeooo:rsid="00cfe9b9" style:font-size-asian="10.5pt" style:font-weight-asian="normal" style:font-size-complex="12pt" style:font-weight-complex="normal"/>
    </style:style>
    <style:style style:name="T292" style:family="text">
      <style:text-properties style:font-name="Times New Roman" fo:font-size="12pt" fo:font-weight="normal" officeooo:rsid="00d0f636" style:font-size-asian="10.5pt" style:font-weight-asian="normal" style:font-size-complex="12pt" style:font-weight-complex="normal"/>
    </style:style>
    <style:style style:name="T293" style:family="text">
      <style:text-properties style:font-name="Times New Roman" fo:font-size="12pt" fo:font-weight="normal" officeooo:rsid="01754e73" style:font-size-asian="10.5pt" style:font-weight-asian="normal" style:font-size-complex="12pt" style:font-weight-complex="normal"/>
    </style:style>
    <style:style style:name="T294" style:family="text">
      <style:text-properties style:font-name="Times New Roman" fo:font-size="12pt" fo:language="en" fo:country="US" fo:font-weight="normal" officeooo:rsid="015997f8" style:font-size-asian="10.5pt" style:language-asian="zxx" style:country-asian="none" style:font-weight-asian="normal" style:font-size-complex="12pt" style:language-complex="zxx" style:country-complex="none" style:font-weight-complex="normal"/>
    </style:style>
    <style:style style:name="T295" style:family="text">
      <style:text-properties style:font-name="Times New Roman" fo:font-size="12pt" fo:language="en" fo:country="US" fo:font-weight="normal" officeooo:rsid="0193747a" style:font-size-asian="10.5pt" style:language-asian="zxx" style:country-asian="none" style:font-weight-asian="normal" style:font-size-complex="12pt" style:language-complex="zxx" style:country-complex="none" style:font-weight-complex="normal"/>
    </style:style>
    <style:style style:name="T296" style:family="text">
      <style:text-properties style:font-name="Times New Roman" fo:font-size="12pt" fo:language="en" fo:country="US" fo:font-weight="normal" officeooo:rsid="0194f84a" style:font-size-asian="10.5pt" style:language-asian="zxx" style:country-asian="none" style:font-weight-asian="normal" style:font-size-complex="12pt" style:language-complex="zxx" style:country-complex="none" style:font-weight-complex="normal"/>
    </style:style>
    <style:style style:name="T297" style:family="text">
      <style:text-properties style:font-name="Times New Roman" fo:font-size="12pt" fo:language="en" fo:country="US" fo:font-weight="normal" officeooo:rsid="0196db64" style:font-size-asian="10.5pt" style:language-asian="zxx" style:country-asian="none" style:font-weight-asian="normal" style:font-size-complex="12pt" style:language-complex="zxx" style:country-complex="none" style:font-weight-complex="normal"/>
    </style:style>
    <style:style style:name="T298" style:family="text">
      <style:text-properties style:font-name="Times New Roman" fo:font-size="12pt" fo:language="en" fo:country="US" fo:font-weight="normal" officeooo:rsid="0197e6a6" style:font-size-asian="10.5pt" style:language-asian="zxx" style:country-asian="none" style:font-weight-asian="normal" style:font-size-complex="12pt" style:language-complex="zxx" style:country-complex="none" style:font-weight-complex="normal"/>
    </style:style>
    <style:style style:name="T299" style:family="text">
      <style:text-properties style:font-name="Times New Roman" fo:font-size="12pt" fo:language="en" fo:country="US" fo:font-weight="normal" officeooo:rsid="01985f05" style:font-size-asian="10.5pt" style:language-asian="zxx" style:country-asian="none" style:font-weight-asian="normal" style:font-size-complex="12pt" style:language-complex="zxx" style:country-complex="none" style:font-weight-complex="normal"/>
    </style:style>
    <style:style style:name="T300" style:family="text">
      <style:text-properties style:font-name="Times New Roman" fo:font-size="12pt" fo:language="en" fo:country="US" fo:font-weight="normal" officeooo:rsid="0199c9e5" style:font-size-asian="10.5pt" style:language-asian="zxx" style:country-asian="none" style:font-weight-asian="normal" style:font-size-complex="12pt" style:language-complex="zxx" style:country-complex="none" style:font-weight-complex="normal"/>
    </style:style>
    <style:style style:name="T301" style:family="text">
      <style:text-properties style:font-name="Times New Roman" fo:font-size="12pt" fo:language="en" fo:country="US" fo:font-weight="normal" officeooo:rsid="019afc42" style:font-size-asian="10.5pt" style:language-asian="zxx" style:country-asian="none" style:font-weight-asian="normal" style:font-size-complex="12pt" style:language-complex="zxx" style:country-complex="none" style:font-weight-complex="normal"/>
    </style:style>
    <style:style style:name="T302" style:family="text">
      <style:text-properties style:font-name="Times New Roman" fo:font-size="12pt" fo:language="en" fo:country="US" fo:font-weight="normal" officeooo:rsid="019c676b" style:font-size-asian="10.5pt" style:language-asian="zxx" style:country-asian="none" style:font-weight-asian="normal" style:font-size-complex="12pt" style:language-complex="zxx" style:country-complex="none" style:font-weight-complex="normal"/>
    </style:style>
    <style:style style:name="T303" style:family="text">
      <style:text-properties style:font-name="Times New Roman" fo:font-size="12pt" fo:language="en" fo:country="US" fo:font-weight="normal" officeooo:rsid="019d80aa" style:font-size-asian="10.5pt" style:language-asian="zxx" style:country-asian="none" style:font-weight-asian="normal" style:font-size-complex="12pt" style:language-complex="zxx" style:country-complex="none" style:font-weight-complex="normal"/>
    </style:style>
    <style:style style:name="T304" style:family="text">
      <style:text-properties style:font-name="Times New Roman" fo:font-size="12pt" fo:language="en" fo:country="US" fo:font-weight="normal" officeooo:rsid="003e99be" style:font-size-asian="10.5pt" style:language-asian="zxx" style:country-asian="none" style:font-weight-asian="normal" style:font-size-complex="12pt" style:language-complex="zxx" style:country-complex="none" style:font-weight-complex="normal"/>
    </style:style>
    <style:style style:name="T305" style:family="text">
      <style:text-properties style:font-name="Times New Roman" fo:font-size="12pt" fo:language="en" fo:country="US" fo:font-weight="normal" officeooo:rsid="0057197e" style:font-size-asian="10.5pt" style:language-asian="zxx" style:country-asian="none" style:font-weight-asian="normal" style:font-size-complex="12pt" style:language-complex="zxx" style:country-complex="none" style:font-weight-complex="normal"/>
    </style:style>
    <style:style style:name="T306" style:family="text">
      <style:text-properties style:font-name="Times New Roman" fo:font-size="12pt" fo:language="en" fo:country="US" fo:font-weight="normal" officeooo:rsid="01a0ae51" style:font-size-asian="10.5pt" style:language-asian="zxx" style:country-asian="none" style:font-weight-asian="normal" style:font-size-complex="12pt" style:language-complex="zxx" style:country-complex="none" style:font-weight-complex="normal"/>
    </style:style>
    <style:style style:name="T307" style:family="text">
      <style:text-properties style:font-name="Times New Roman" fo:font-size="12pt" fo:language="en" fo:country="US" fo:font-weight="normal" officeooo:rsid="01a16d9a" style:font-size-asian="10.5pt" style:language-asian="zxx" style:country-asian="none" style:font-weight-asian="normal" style:font-size-complex="12pt" style:language-complex="zxx" style:country-complex="none" style:font-weight-complex="normal"/>
    </style:style>
    <style:style style:name="T308" style:family="text">
      <style:text-properties style:font-name="Times New Roman" fo:font-size="12pt" fo:language="en" fo:country="US" fo:font-weight="normal" officeooo:rsid="01a3230b" style:font-size-asian="10.5pt" style:language-asian="zxx" style:country-asian="none" style:font-weight-asian="normal" style:font-size-complex="12pt" style:language-complex="zxx" style:country-complex="none" style:font-weight-complex="normal"/>
    </style:style>
    <style:style style:name="T309" style:family="text">
      <style:text-properties style:font-name="Times New Roman" fo:font-size="12pt" fo:language="en" fo:country="US" fo:font-weight="normal" officeooo:rsid="01ab17bc" style:font-size-asian="10.5pt" style:language-asian="zxx" style:country-asian="none" style:font-weight-asian="normal" style:font-size-complex="12pt" style:language-complex="zxx" style:country-complex="none" style:font-weight-complex="normal"/>
    </style:style>
    <style:style style:name="T310" style:family="text">
      <style:text-properties style:font-name="Times New Roman" officeooo:rsid="0133c1b6"/>
    </style:style>
    <style:style style:name="T311" style:family="text">
      <style:text-properties style:font-name="Times New Roman" officeooo:rsid="002c95d6"/>
    </style:style>
    <style:style style:name="T312" style:family="text">
      <style:text-properties style:font-name="Times New Roman" officeooo:rsid="002b8352"/>
    </style:style>
    <style:style style:name="T313" style:family="text">
      <style:text-properties style:font-name="Times New Roman" officeooo:rsid="0029e570"/>
    </style:style>
    <style:style style:name="T314" style:family="text">
      <style:text-properties style:font-name="Times New Roman" officeooo:rsid="013d1cb7"/>
    </style:style>
    <style:style style:name="T315" style:family="text">
      <style:text-properties style:font-name="Times New Roman" fo:language="en" fo:country="US" fo:font-weight="normal" officeooo:rsid="0010300d" style:language-asian="zxx" style:country-asian="none" style:font-weight-asian="normal" style:language-complex="zxx" style:country-complex="none" style:font-weight-complex="normal"/>
    </style:style>
    <style:style style:name="T316" style:family="text">
      <style:text-properties style:font-name="Times New Roman" fo:language="en" fo:country="US" fo:font-weight="normal" officeooo:rsid="002ff1b3" style:language-asian="zxx" style:country-asian="none" style:font-weight-asian="normal" style:language-complex="zxx" style:country-complex="none" style:font-weight-complex="normal"/>
    </style:style>
    <style:style style:name="T317" style:family="text">
      <style:text-properties style:font-name="Times New Roman" fo:language="en" fo:country="US" fo:font-weight="normal" officeooo:rsid="00319579" style:language-asian="zxx" style:country-asian="none" style:font-weight-asian="normal" style:language-complex="zxx" style:country-complex="none" style:font-weight-complex="normal"/>
    </style:style>
    <style:style style:name="T318" style:family="text">
      <style:text-properties style:font-name="Times New Roman" fo:language="en" fo:country="US" fo:font-weight="normal" officeooo:rsid="002e06ef" style:language-asian="zxx" style:country-asian="none" style:font-weight-asian="normal" style:language-complex="zxx" style:country-complex="none" style:font-weight-complex="normal"/>
    </style:style>
    <style:style style:name="T319" style:family="text">
      <style:text-properties style:font-name="Times New Roman" fo:language="en" fo:country="US" fo:font-weight="normal" officeooo:rsid="00322980" style:language-asian="zxx" style:country-asian="none" style:font-weight-asian="normal" style:language-complex="zxx" style:country-complex="none" style:font-weight-complex="normal"/>
    </style:style>
    <style:style style:name="T320" style:family="text">
      <style:text-properties style:font-name="Times New Roman" fo:language="en" fo:country="US" fo:font-weight="normal" officeooo:rsid="013d7ffe" style:language-asian="zxx" style:country-asian="none" style:font-weight-asian="normal" style:language-complex="zxx" style:country-complex="none" style:font-weight-complex="normal"/>
    </style:style>
    <style:style style:name="T321" style:family="text">
      <style:text-properties style:font-name="Times New Roman" fo:language="en" fo:country="US" fo:font-weight="normal" officeooo:rsid="00328d11" style:language-asian="zxx" style:country-asian="none" style:font-weight-asian="normal" style:language-complex="zxx" style:country-complex="none" style:font-weight-complex="normal"/>
    </style:style>
    <style:style style:name="T322" style:family="text">
      <style:text-properties style:font-name="Times New Roman" fo:language="en" fo:country="US" fo:font-weight="normal" officeooo:rsid="016fe6f3" style:language-asian="zxx" style:country-asian="none" style:font-weight-asian="normal" style:language-complex="zxx" style:country-complex="none" style:font-weight-complex="normal"/>
    </style:style>
    <style:style style:name="T323" style:family="text">
      <style:text-properties style:font-name="Times New Roman" fo:language="en" fo:country="US" fo:font-weight="normal" officeooo:rsid="016f0063" style:language-asian="zxx" style:country-asian="none" style:font-weight-asian="normal" style:language-complex="zxx" style:country-complex="none" style:font-weight-complex="normal"/>
    </style:style>
    <style:style style:name="T324" style:family="text">
      <style:text-properties style:font-name="Times New Roman" fo:language="en" fo:country="US" fo:font-weight="normal" officeooo:rsid="01701e50" style:language-asian="zxx" style:country-asian="none" style:font-weight-asian="normal" style:language-complex="zxx" style:country-complex="none" style:font-weight-complex="normal"/>
    </style:style>
    <style:style style:name="T325" style:family="text">
      <style:text-properties style:font-name="Times New Roman" fo:language="en" fo:country="US" fo:font-weight="normal" officeooo:rsid="0170cd57" style:language-asian="zxx" style:country-asian="none" style:font-weight-asian="normal" style:language-complex="zxx" style:country-complex="none" style:font-weight-complex="normal"/>
    </style:style>
    <style:style style:name="T326" style:family="text">
      <style:text-properties style:font-name="Times New Roman" fo:language="en" fo:country="US" fo:font-weight="normal" officeooo:rsid="0171f7c9" style:language-asian="zxx" style:country-asian="none" style:font-weight-asian="normal" style:language-complex="zxx" style:country-complex="none" style:font-weight-complex="normal"/>
    </style:style>
    <style:style style:name="T327" style:family="text">
      <style:text-properties style:font-name="Times New Roman" fo:language="en" fo:country="US" fo:font-weight="normal" officeooo:rsid="0173c72c" style:language-asian="zxx" style:country-asian="none" style:font-weight-asian="normal" style:language-complex="zxx" style:country-complex="none" style:font-weight-complex="normal"/>
    </style:style>
    <style:style style:name="T328" style:family="text">
      <style:text-properties style:font-name="Times New Roman" fo:language="en" fo:country="US" fo:font-weight="normal" officeooo:rsid="017bad48" style:language-asian="zxx" style:country-asian="none" style:font-weight-asian="normal" style:language-complex="zxx" style:country-complex="none" style:font-weight-complex="normal"/>
    </style:style>
    <style:style style:name="T329" style:family="text">
      <style:text-properties style:font-name="Times New Roman" fo:language="en" fo:country="US" fo:font-weight="normal" officeooo:rsid="01a6ea6f" style:language-asian="zxx" style:country-asian="none" style:font-weight-asian="normal" style:language-complex="zxx" style:country-complex="none" style:font-weight-complex="normal"/>
    </style:style>
    <style:style style:name="T330" style:family="text">
      <style:text-properties style:font-name="Times New Roman" fo:language="en" fo:country="US" fo:font-weight="normal" officeooo:rsid="0274a182" style:language-asian="zxx" style:country-asian="none" style:font-weight-asian="normal" style:language-complex="zxx" style:country-complex="none" style:font-weight-complex="normal"/>
    </style:style>
    <style:style style:name="T331" style:family="text">
      <style:text-properties style:font-name="Times New Roman" fo:language="en" fo:country="US" fo:font-weight="normal" officeooo:rsid="0274fa43" style:language-asian="zxx" style:country-asian="none" style:font-weight-asian="normal" style:language-complex="zxx" style:country-complex="none" style:font-weight-complex="normal"/>
    </style:style>
    <style:style style:name="T332" style:family="text">
      <style:text-properties style:font-name="Times New Roman" fo:language="en" fo:country="US" style:language-asian="zxx" style:country-asian="none" style:language-complex="zxx" style:country-complex="none"/>
    </style:style>
    <style:style style:name="T333" style:family="text">
      <style:text-properties style:font-name="Times New Roman" fo:language="en" fo:country="US" officeooo:rsid="0185b655" style:language-asian="zxx" style:country-asian="none" style:language-complex="zxx" style:country-complex="none"/>
    </style:style>
    <style:style style:name="T334" style:family="text">
      <style:text-properties style:font-name="Times New Roman" fo:language="en" fo:country="US" officeooo:rsid="018765d2" style:language-asian="zxx" style:country-asian="none" style:language-complex="zxx" style:country-complex="none"/>
    </style:style>
    <style:style style:name="T335" style:family="text">
      <style:text-properties style:font-name="Times New Roman" fo:language="en" fo:country="US" officeooo:rsid="01894b25" style:language-asian="zxx" style:country-asian="none" style:language-complex="zxx" style:country-complex="none"/>
    </style:style>
    <style:style style:name="T336" style:family="text">
      <style:text-properties style:font-name="Times New Roman" fo:language="en" fo:country="US" officeooo:rsid="018ac4ac" style:language-asian="zxx" style:country-asian="none" style:language-complex="zxx" style:country-complex="none"/>
    </style:style>
    <style:style style:name="T337" style:family="text">
      <style:text-properties style:font-name="Times New Roman" fo:font-weight="bold" officeooo:rsid="01cae2fc" style:font-weight-asian="bold" style:font-weight-complex="bold"/>
    </style:style>
    <style:style style:name="T338" style:family="text">
      <style:text-properties style:font-name="Times New Roman" officeooo:rsid="025727b8"/>
    </style:style>
    <style:style style:name="T339" style:family="text">
      <style:text-properties style:font-name="Times New Roman" officeooo:rsid="0257ff0b"/>
    </style:style>
    <style:style style:name="T340" style:family="text">
      <style:text-properties style:font-name="Times New Roman" officeooo:rsid="0258dc18"/>
    </style:style>
    <style:style style:name="T341" style:family="text">
      <style:text-properties style:font-name="Times New Roman" officeooo:rsid="0259e09c"/>
    </style:style>
    <style:style style:name="T342" style:family="text">
      <style:text-properties style:font-name="Times New Roman" officeooo:rsid="025b91fb"/>
    </style:style>
    <style:style style:name="T343" style:family="text">
      <style:text-properties style:font-name="Times New Roman" officeooo:rsid="025d4ed5"/>
    </style:style>
    <style:style style:name="T344" style:family="text">
      <style:text-properties style:font-name="Times New Roman" officeooo:rsid="025e7662"/>
    </style:style>
    <style:style style:name="T345" style:family="text">
      <style:text-properties style:font-name="Times New Roman" officeooo:rsid="025fbd7a"/>
    </style:style>
    <style:style style:name="T346" style:family="text">
      <style:text-properties style:font-name="Times New Roman" officeooo:rsid="026149b5"/>
    </style:style>
    <style:style style:name="T347" style:family="text">
      <style:text-properties style:font-name="Times New Roman" officeooo:rsid="02616f3e"/>
    </style:style>
    <style:style style:name="T348" style:family="text">
      <style:text-properties style:font-name="Times New Roman" officeooo:rsid="02626b7b"/>
    </style:style>
    <style:style style:name="T349" style:family="text">
      <style:text-properties officeooo:rsid="00f82f51"/>
    </style:style>
    <style:style style:name="T350" style:family="text">
      <style:text-properties officeooo:rsid="01397e07"/>
    </style:style>
    <style:style style:name="T351" style:family="text">
      <style:text-properties officeooo:rsid="013ab81d"/>
    </style:style>
    <style:style style:name="T352" style:family="text">
      <style:text-properties fo:language="en" fo:country="US" style:language-asian="zxx" style:country-asian="none" style:language-complex="zxx" style:country-complex="none"/>
    </style:style>
    <style:style style:name="T353" style:family="text">
      <style:text-properties fo:language="en" fo:country="US" fo:font-weight="normal" officeooo:rsid="0173c72c" style:font-weight-asian="normal" style:font-weight-complex="normal"/>
    </style:style>
    <style:style style:name="T354" style:family="text">
      <style:text-properties fo:language="en" fo:country="US" officeooo:rsid="0173c72c"/>
    </style:style>
    <style:style style:name="T355" style:family="text">
      <style:text-properties fo:language="en" fo:country="US" officeooo:rsid="0179063e"/>
    </style:style>
    <style:style style:name="T356" style:family="text">
      <style:text-properties fo:language="en" fo:country="US" officeooo:rsid="018765d2"/>
    </style:style>
    <style:style style:name="T357" style:family="text">
      <style:text-properties fo:language="en" fo:country="US" officeooo:rsid="01894b25"/>
    </style:style>
    <style:style style:name="T358" style:family="text">
      <style:text-properties fo:language="en" fo:country="US" officeooo:rsid="018c6004"/>
    </style:style>
    <style:style style:name="T359" style:family="text">
      <style:text-properties fo:language="en" fo:country="US" officeooo:rsid="018f12be"/>
    </style:style>
    <style:style style:name="T360" style:family="text">
      <style:text-properties fo:language="en" fo:country="US" officeooo:rsid="0191a2a1"/>
    </style:style>
    <style:style style:name="T361" style:family="text">
      <style:text-properties fo:language="en" fo:country="US" officeooo:rsid="0197e6a6"/>
    </style:style>
    <style:style style:name="T362" style:family="text">
      <style:text-properties fo:language="en" fo:country="US" officeooo:rsid="0199c9e5"/>
    </style:style>
    <style:style style:name="T363" style:family="text">
      <style:text-properties fo:language="en" fo:country="US" officeooo:rsid="02794a14"/>
    </style:style>
    <style:style style:name="T364" style:family="text">
      <style:text-properties fo:language="en" fo:country="US" officeooo:rsid="027a590d"/>
    </style:style>
    <style:style style:name="T365" style:family="text">
      <style:text-properties fo:language="en" fo:country="US" officeooo:rsid="027b525a"/>
    </style:style>
    <style:style style:name="T366" style:family="text">
      <style:text-properties officeooo:rsid="003e99be"/>
    </style:style>
    <style:style style:name="T367" style:family="text">
      <style:text-properties officeooo:rsid="0158ef60"/>
    </style:style>
    <style:style style:name="T368" style:family="text">
      <style:text-properties officeooo:rsid="015997f8"/>
    </style:style>
    <style:style style:name="T369" style:family="text">
      <style:text-properties officeooo:rsid="015b2ce5"/>
    </style:style>
    <style:style style:name="T370" style:family="text">
      <style:text-properties officeooo:rsid="015b7569"/>
    </style:style>
    <style:style style:name="T371" style:family="text">
      <style:text-properties officeooo:rsid="016078bb"/>
    </style:style>
    <style:style style:name="T372" style:family="text">
      <style:text-properties officeooo:rsid="0160a026"/>
    </style:style>
    <style:style style:name="T373" style:family="text">
      <style:text-properties officeooo:rsid="01635a8e"/>
    </style:style>
    <style:style style:name="T374" style:family="text">
      <style:text-properties officeooo:rsid="01a4be4a"/>
    </style:style>
    <style:style style:name="T375" style:family="text">
      <style:text-properties officeooo:rsid="01acd0ce"/>
    </style:style>
    <style:style style:name="T376" style:family="text">
      <style:text-properties officeooo:rsid="01bd3f0c"/>
    </style:style>
    <style:style style:name="T377" style:family="text">
      <style:text-properties officeooo:rsid="01c73cf9"/>
    </style:style>
    <style:style style:name="T378" style:family="text">
      <style:text-properties officeooo:rsid="01c9771b"/>
    </style:style>
    <style:style style:name="T379" style:family="text">
      <style:text-properties officeooo:rsid="01cfe716"/>
    </style:style>
    <style:style style:name="T380" style:family="text">
      <style:text-properties style:text-position="super 58%" officeooo:rsid="01cfe716"/>
    </style:style>
    <style:style style:name="T381" style:family="text">
      <style:text-properties officeooo:rsid="01d5e6f7"/>
    </style:style>
    <style:style style:name="T382" style:family="text">
      <style:text-properties officeooo:rsid="01d85374"/>
    </style:style>
    <style:style style:name="T383" style:family="text">
      <style:text-properties officeooo:rsid="01da0383"/>
    </style:style>
    <style:style style:name="T384" style:family="text">
      <style:text-properties fo:language="de" fo:country="DE" officeooo:rsid="01dd54ff"/>
    </style:style>
    <style:style style:name="T385" style:family="text">
      <style:text-properties officeooo:rsid="01dd54ff"/>
    </style:style>
    <style:style style:name="T386" style:family="text">
      <style:text-properties officeooo:rsid="01f80584"/>
    </style:style>
    <style:style style:name="T387" style:family="text">
      <style:text-properties officeooo:rsid="0212df18"/>
    </style:style>
    <style:style style:name="T388" style:family="text">
      <style:text-properties officeooo:rsid="02239b65"/>
    </style:style>
    <style:style style:name="T389" style:family="text">
      <style:text-properties officeooo:rsid="0234a0e6"/>
    </style:style>
    <style:style style:name="T390" style:family="text">
      <style:text-properties officeooo:rsid="0242081b"/>
    </style:style>
    <style:style style:name="T391" style:family="text">
      <style:text-properties officeooo:rsid="02630ee2"/>
    </style:style>
    <style:style style:name="T392" style:family="text">
      <style:text-properties officeooo:rsid="026b97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1. Introduction</text:p>
      <text:p text:style-name="P39"/>
      <text:p text:style-name="P40"><text:span text:style-name="T379">One of the most prominent global developments of the 20</text:span><text:span text:style-name="T380">th</text:span><text:span text:style-name="T379"> century has been a rapid decline in both the absolute as well as relative to population size number of war casualties in the world. This trend has been especially strong since the end of World War 2.</text:span><text:span text:style-name="T379"><text:note text:id="ftn1" text:note-class="footnote"><text:note-citation>1</text:note-citation><text:note-body><text:p text:style-name="Footnote">Max Roser (2018) - "War and Peace". Published online at OurWorldInData.org. Retrieved <text:span text:style-name="T352">from</text:span>: 'https://ourworldindata.org/war-and-peace' [Online Resource]</text:p></text:note-body></text:note></text:span><text:span text:style-name="T379"> However, this dynamic has not been uniformly distributed, with some continents demonstrating much quicker rates of decline than the others. For example, the number of annual war battle deaths in Europe and South East Asia has declined much more rapidly than those in Sub-Saharan Africa. On the other hand, the world has experienced a very important global economic phenomenon, which is the fact that over the past few decades, there has been a steep reduction of extreme poverty at an enormous scale. According to the World Bank, in the last two decades almost 1.1 billion people have been lifted out of poverty– from 1.85 billion people classified as living in poverty in 1990 to 767 million people in 2013. However, the distribution of this dynamic over the globe has also been quite uneven: reduction in extreme poverty has mostly been driven by Asian countries, to the extent that today half of the extreme poor live in Sub-Saharan Africa. In addition to that, between 1946 and 2002 there have been at least 1.37 million battle-related </text:span>deaths <text:span text:style-name="T1">which </text:span>occurred in 47 civil wars in <text:span text:style-name="T389">S</text:span>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1">Thus, it seems that Sub-Saharan Africa remains the most conflict-ridden region of the contemporary world as well as the one that demonstrates the highest rates of poverty.</text:span></text:p>
      <text:p text:style-name="P41"><text:tab/><text:span text:style-name="T381">The countries affected by conflict are the ones which are the least likely to take part in the above-mentioned trend of poverty reduction. According to recent estimates by the World Bank, there are one and a half billion people who live in countries and regions affected by some type of conflict. These people have a higher rate of undernutrition and having no access to clean drinking water, lower access to public goods (i.e. education) and have higher rates of childhood mortality.</text:span><text:span text:style-name="T381"><text:note text:id="ftn3" text:note-class="footnote"><text:note-citation>3</text:note-citation><text:note-body><text:p text:style-name="Footnote">World Bank. (2011). World development report 2011: Conflict, security, and development. World Bank.</text:p></text:note-body></text:note></text:span><text:span text:style-name="T381"> If poverty and conflict are to be eradicated in such countries in any way, it is important not to think of these concepts as separate and non-overlapping but rather regard them as interconnected phenomena.</text:span></text:p>
      <text:p text:style-name="P42"><text:tab/><text:span text:style-name="T382">Governments and international organizations assign transfers of aid regions suffering from poverty with the fundamental aim of improving the living conditions in such regions. This is perhaps one of the most prevalent mechanism of combating poverty in underdeveloped countries. While the widespread and commonly cited assessment of such transfers is that the effects are as intended, i.e. that foreign aid does indeed improve the living conditions in the regions where it is committed to, the actual answer to this question is far from being as clear-cut as it might seem.</text:span></text:p>
      <text:p text:style-name="P43"><text:tab/><text:span text:style-name="T383">Could it be that the effects of international aid commitments actually have negative consequences on the well-being of the people? An outburst of conflict almost inarguably leads to a decrease in quality of live for the general population of a country. While it could be that an influx of resources to a region does not achieve the planned outcomes, if the environment is stable and peaceful, it is quite unlikely to measurably decrease the well-being of the inhabitants. However, should a region be politically unstable or already exhibit cases of conflict, this statement becomes much less unequivocal. Therefore, if an influx of foreign resources in a region brings about an increase in the level of conflict in that region, we would have to constitute that foreign aid not only does not achieve its intended purposes but also creates opposite negative effects.</text:span></text:p>
      <text:p text:style-name="P38"><text:tab/><text:span text:style-name="T390">The current </text:span><text:span text:style-name="T384">stud</text:span><text:span text:style-name="T385">y address exactly this question: is there a significant relationship between international aid and conflict and what direction does this relationship take? Can aid measurably and quantifiably help in reducing the magnitude of conflict or not? And if the relationship proves to be not universal but rather variable, can we at least determine the factors that influence it in their way? A </text:span><text:soft-page-break/><text:span text:style-name="T385">definitive answer to these questions would be of a great importance for actors and institutions of various backgrounds, from academia to actual aid donors. Having more knowledge and understanding of the factors that influence this relationship would immensely improve the decision-making ability of governments and international organizations. This would in turn lead to a much higher efficiency as well as efficacy of the resources allocation in foreign aid projects. Therefore, this information would mean that the intended goals of aid donors would be met much more often and that the probability of aid causing a decrease in the well-being of the general population would be significantly reduced. On the other hand, knowledge of the interdependence between aid and conflict as well as of the factors of influence is of great value for further academic scholarship. This understanding could serve as a robust starting point and a stepping stone towards further research and discoveries of the more detailed and intricate characteristics and qualities of this interrelationship.</text:span></text:p>
      <text:p text:style-name="P44"><text:tab/>What distinguished this work from other scholarship on similar topics is that here the relationship is studied on a finer degree of detail. Instead of working on a country level of aggregation, the relationship is modeled on a more local level of administrative units of a country. Moreover, the present study employs a novelty approach, which attempts to link the differences in the relationships (sign and magnitude) between foreign aid and the level of conflict to the characteristics of aid donors and the local environments where aid projects take place. To the extent of author’s knowledge, such a disaggregative approach has not been undertaken before.</text:p>
      <text:p text:style-name="P105"><text:span text:style-name="T337">Economic development and conflict</text:span><text:span text:style-name="T287"><text:tab/></text:span></text:p>
      <text:p text:style-name="P100"><text:span text:style-name="T287"><text:tab/>There is little doubt that civil conflict and economic development are mutually related if not interdependent concepts. </text:span><text:span text:style-name="T339">Conflict</text:span><text:span text:style-name="T341">s</text:span><text:span text:style-name="T339"> often have fundamental economic incentive</text:span><text:span text:style-name="T342">s</text:span><text:span text:style-name="T339">, even if it is not an immediate one (i.e. territory control, power grabbing, etc. </text:span><text:span text:style-name="T340">all </text:span><text:span text:style-name="T343">ultimately </text:span><text:span text:style-name="T340">lead to increased economic gains for the winning warring parties</text:span><text:span text:style-name="T339">). </text:span><text:span text:style-name="T287">In their seminal research paper, Collier and Hoeffler </text:span><text:span text:style-name="T338">study</text:span><text:span text:style-name="T287"> the interrelationship between civil conflict and several economic factors.</text:span><text:span text:style-name="T287"><text:note text:id="ftn4" text:note-class="footnote"><text:note-citation>4</text:note-citation><text:note-body><text:p text:style-name="P1">Collier, P., Hoeffler, A., 1998. On economic causes of civil war. Oxford Economic Papers 50 (1998), 563–573. </text:p></text:note-body></text:note></text:span><text:span text:style-name="T287"> The authors found that, among others, initial income </text:span><text:span text:style-name="T344">of a region</text:span><text:span text:style-name="T287"> as well as the amount of natural resources are significant and strong determinants of the </text:span><text:span text:style-name="T310">onset probability and </text:span><text:span text:style-name="T287">duration of civil wars, based on a data set on civil wars from 1816-1992 </text:span><text:span text:style-name="T345">composed </text:span><text:span text:style-name="T287">by Singer and Small. </text:span><text:span text:style-name="T287"><text:note text:id="ftn0" text:note-class="footnote"><text:note-citation>5</text:note-citation><text:note-body><text:p text:style-name="Footnote">Small, M. and Singer, J.D. (1982). Resort to Arms: International and Civil War, 1816-1980, Sage, Beverly Hills, CA.</text:p></text:note-body></text:note></text:span><text:span text:style-name="T287"><text:s/></text:span><text:span text:style-name="T311">In a</text:span><text:span text:style-name="T287">nother </text:span><text:span text:style-name="T345">popular</text:span><text:span text:style-name="T312"> </text:span><text:span text:style-name="T287">study by Miguel et. </text:span><text:span text:style-name="T310">al</text:span><text:span text:style-name="T287">, </text:span><text:span text:style-name="T311">the authors employed </text:span><text:span text:style-name="T287">an instrumental variable approach </text:span><text:span text:style-name="T311">and </text:span><text:span text:style-name="T287">have </text:span><text:span text:style-name="T311">discovered </text:span><text:span text:style-name="T346">that there is a</text:span><text:span text:style-name="T287"> significant relationship between economic growth and civil conflict.</text:span><text:span text:style-name="T313"><text:note text:id="ftn5" text:note-class="footnote"><text:note-citation>6</text:note-citation><text:note-body><text:p text:style-name="Footnote">Miguel, E., Satyanath, S., &amp; Sergenti, E. (2004). Economic shocks and civil conflict: An instrumental variables approach. Journal of political Economy, 112(4), 725-753.</text:p></text:note-body></text:note></text:span><text:span text:style-name="T287"> </text:span><text:span text:style-name="T310">The primary finding of </text:span><text:span text:style-name="T346">that </text:span><text:span text:style-name="T310">paper is that </text:span><text:span text:style-name="T347">economic </text:span><text:span text:style-name="T310">growth is strongly and negatively related to civil conflict,</text:span><text:span text:style-name="T287"> namely </text:span><text:span text:style-name="T313">that a negative growth shock of five percentage points increases the likelihood of conflict by one-half the following year, without differences across other socio-demographic characteristics (wealth, level of democracy and ethnic </text:span><text:span text:style-name="T314">diversity</text:span><text:span text:style-name="T313">) of a country. Fearon further </text:span><text:span text:style-name="T348">solidified the existence of </text:span><text:span text:style-name="T313">a connection between the level of economic development and civil war as well as insurgency.</text:span><text:span text:style-name="T313"><text:note text:id="ftn6" text:note-class="footnote"><text:note-citation>7</text:note-citation><text:note-body><text:p text:style-name="Footnote">Fearon, J. (2008). Economic development, insurgency, and civil war. Institutions and economic performance, 292, 328.</text:p></text:note-body></text:note></text:span><text:span text:style-name="T313"> </text:span><text:span text:style-name="T348">Fearon’s paper</text:span><text:span text:style-name="T313"> challenges the standard explanations of the association between </text:span>poverty and civil war risk, <text:span text:style-name="T350">while nevertheless supports the idea that higher income economies are less likely to exhibit conflict behavior and civil wars. Moreover, there is evidence that presence of natural resources, which are of course directly tied to the level of economic development (at least potentially), significantly influences the probability and extent of civil conflicts.</text:span><text:span text:style-name="T350"><text:note text:id="ftn7" text:note-class="footnote"><text:note-citation>8</text:note-citation><text:note-body><text:p text:style-name="Footnote">Ross, M. L. (2004). How do natural resources influence civil war? Evidence from thirteen cases. International organization, 58(1), 35-67.</text:p></text:note-body></text:note></text:span><text:span text:style-name="T350"> </text:span><text:span text:style-name="T350"><text:note text:id="ftn8" text:note-class="footnote"><text:note-citation>9</text:note-citation><text:note-body><text:p text:style-name="Footnote">Ross, M. L. (2004). What do we know about natural resources and civil war?. Journal of peace research, 41(3), 337-356.</text:p></text:note-body></text:note></text:span><text:span text:style-name="T350"><text:s/>According to the findings, presence of oil, non-fuel minerals, and drugs are causally </text:span>linked to <text:span text:style-name="T391">the level of </text:span>conflic<text:span text:style-name="T351">t. However, one has to mention that another equally rigorous study demonstrated such results which indicate that an abundance of natural resources is actually associated with a reduced probability of the onset of war.</text:span><text:span text:style-name="T351"><text:note text:id="ftn9" text:note-class="footnote"><text:note-citation>10</text:note-citation><text:note-body><text:p text:style-name="Footnote">Brunnschweiler, C. N., &amp; Bulte, E. H. (2009). Natural resources and violent conflict: resource abundance, dependence, and the onset of civil wars. Oxford economic papers, 61(4), 651-674.</text:p></text:note-body></text:note></text:span><text:span text:style-name="T351"> This finding is quite opposite to the one that was discussed previously and might serve as a preliminary suggestion that we are likely to find some disagreements among the studies of foreign aid and civil conflict, which is actually the case as we will see later on.</text:span></text:p>
      <text:p text:style-name="P101"><text:tab/><text:span text:style-name="T351">The existence of a link between the level of economic development and the probability as well as the extent of civil conflict in a country might seem intuitive as it is, but the presence of this relationship is also very thoroughly grounded in the scientific literature. Therefore, any changes to a country's economic situation are at least hypothetically likely to influence the respective changes in this country's patterns of civil conflict. International aid is a phenomenon that directly influences a country's (or that of a more local entity, such as a county) economic landscape by the fact that it represents an influx of new resources in a country. Therefore, by extension, foreign aid might have a clear and significant impact on that administrative unit's conflict environment. As already discussed, having a better understanding of the relationship between foreign aid and civil conflict would be very important for improving the way it is allocated. In turn, this would lead to a more effective way of lifting the countries out of poverty and as well as enable them to break free of the vicious circles of economic development fueled by the civil wars.</text:span><text:span text:style-name="T351"><text:note text:id="ftn10" text:note-class="footnote"><text:note-citation>11</text:note-citation><text:note-body><text:p text:style-name="Footnote">Collier, P. (2003). Breaking the conflict trap: Civil war and development policy. World Bank Publications.</text:p></text:note-body></text:note></text:span></text:p>
      <text:p text:style-name="P106">Foreign aid and conflcit/ economic development</text:p>
      <text:p text:style-name="P60"><text:span text:style-name="T168"><text:tab/>International aid, defined as a voluntary transfer of resources from one country (mediated by a government or international organizations) to another, is an established tool of international relations. The stated goals of such monetary transfers have a clear benevolent direction of reducing poverty, extending and improving infrastructure or any other humanitarian purposes. In general, the primary arguments in favor of allocating and distributing international aid explain it as an attempt at improving the basic economic and humanitarian conditions of a country and as a result foster its economic growth in the future. Since foreign financial aid directly influences the immediate economic situation of a country as well as its level of economic development by extension, it is quite expected that such financial transfers must have some effect on the level of conflict, given that there is an empirically established interdependence between the level of economic development and conflict. However, attempts of actually measuring the real effects of such</text:span> foreign aid flows <text:span text:style-name="T392">have proven to be quite difficult and deliver inharmonious discordant results.</text:span></text:p>
      <text:p text:style-name="P61"><text:span text:style-name="T169"><text:tab/>Over the recent years there has been quite a lot of published research focusing on the relationship between foreign aid, economic growth and level of conflict in different countries. However, these numerous </text:span><text:span text:style-name="T170">studies </text:span><text:span text:style-name="T225">have come </text:span><text:span text:style-name="T170">to very </text:span><text:span text:style-name="T171">contrasting</text:span><text:span text:style-name="T170"> conclusions. Existing research on the relationship between aid and conflict yields </text:span><text:span text:style-name="T172">rather </text:span><text:span text:style-name="T170">contradictory findings. </text:span><text:span text:style-name="T227">S</text:span><text:span text:style-name="T170">ome studies </text:span><text:span text:style-name="T226">demonstrate</text:span><text:span text:style-name="T170"> that aid mitigates violence </text:span><text:span text:style-name="T203">(i.e., achieves its intended purpose </text:span><text:span text:style-name="T226">of increasing the general well-being of a region</text:span><text:span text:style-name="T203">)</text:span><text:span text:style-name="T170">, </text:span><text:span text:style-name="T197">with one </text:span><text:span text:style-name="T227">possible </text:span><text:span text:style-name="T197">causal mechanism being that </text:span><text:span text:style-name="T170">aid</text:span><text:span text:style-name="T197"> </text:span><text:span text:style-name="T170">strengthen</text:span><text:span text:style-name="T197">s the </text:span><text:span text:style-name="T170">conflict-mitigating institutions </text:span><text:span text:style-name="T203">of a country </text:span><text:span text:style-name="T228">(macro-level) </text:span><text:span text:style-name="T227">and another one being that </text:span><text:span text:style-name="T228">it </text:span><text:span text:style-name="T227">increases the opportunity cost of </text:span><text:span text:style-name="T228">a person </text:span><text:span text:style-name="T227">joining a rebellion </text:span><text:span text:style-name="T228">(micro-level)</text:span><text:span text:style-name="T203">. </text:span><text:span text:style-name="T227">At the same time, </text:span><text:span text:style-name="T170">other studies indicate that aid exacerbates violence </text:span><text:span text:style-name="T197">in part by </text:span><text:span text:style-name="T170">indirectly financing </text:span><text:span text:style-name="T229">the </text:span><text:span text:style-name="T170">warring parties. </text:span><text:span text:style-name="T171">Thus, the question whether foreign aid </text:span><text:span text:style-name="T196">“</text:span><text:span text:style-name="T171">works”, i.e. whether it attains the intended effect is far from </text:span><text:span text:style-name="T203">being </text:span><text:span text:style-name="T171">settled, </text:span><text:span text:style-name="T203">as there are two directions, </text:span><text:span text:style-name="T230">which are </text:span><text:span text:style-name="T203">relatively equally supported </text:span><text:span text:style-name="T230">by empirical evidence, </text:span><text:span text:style-name="T203">that this relationship has been shown to </text:span><text:span text:style-name="T204">take</text:span><text:span text:style-name="T171">.</text:span></text:p>
      <text:p text:style-name="P96"><text:span text:style-name="T315"><text:tab/></text:span><text:span text:style-name="T316">There are a couple of established points of view on the </text:span><text:span text:style-name="T315">causal mechanisms </text:span><text:span text:style-name="T316">that regulate the relationship between </text:span><text:span text:style-name="T317">foreign aid and civil conflict</text:span><text:span text:style-name="T316">. </text:span><text:span text:style-name="T318">One common theoretical line of reasoning </text:span><text:span text:style-name="T319">postulates that </text:span><text:span text:style-name="T320">foreign aid </text:span><text:span text:style-name="T319">does indeed help to lower the likelihood </text:span><text:span text:style-name="T320">and intensity </text:span><text:span text:style-name="T319">of </text:span><text:span text:style-name="T320">a </text:span><text:span text:style-name="T319">conflict. </text:span><text:span text:style-name="T321">According to this point of view, the primary mechanisms with which foreign aid can have a significant impact on the level of conflict are indirect economic influences. </text:span><text:span text:style-name="T322">An</text:span><text:span text:style-name="T323"> often-cited mechanism </text:span><text:span text:style-name="T322">is based on the idea that poverty </text:span><text:span text:style-name="T329">(low per capita income and slow economic growth) </text:span><text:span text:style-name="T322">and the risk of a civil war are empirically proven to be linked</text:span><text:span text:style-name="T323">.</text:span><text:span text:style-name="T323"><text:note text:id="ftn11" text:note-class="footnote"><text:note-citation>12</text:note-citation><text:note-body><text:p text:style-name="Footnote">Blattman, C., &amp; Miguel, E. (2010). Civil war. Journal of Economic literature, 48(1), 3-57.</text:p></text:note-body></text:note></text:span><text:span text:style-name="T323"> </text:span><text:span text:style-name="T324">Some of the explanations postulate </text:span><text:span text:style-name="T325">that</text:span><text:span text:style-name="T324"> a lower income environment could make an individual’s choice of joining a rebel movement more attractive due to a lower opportunity cost (i.e. there is not much opportunity to earn income in a “conventional” way,</text:span><text:span text:style-name="T328"> which increases rebel recruitment rates</text:span><text:span text:style-name="T324">) </text:span><text:span text:style-name="T325">or, conversely, </text:span><text:span text:style-name="T330">that </text:span><text:span text:style-name="T325">people in a high income </text:span><text:span text:style-name="T331">environment</text:span><text:span text:style-name="T325"> are more risk averse and therefore less likely to support and engage in a civil conflict</text:span><text:span text:style-name="T324">. </text:span><text:span text:style-name="T326">However, one has to point out that these mechanisms are far from being undisputed and are in fact somewhat speculative as there are studies which have found that some of the otherwise established causal mechanisms are either incoherent or incorrect, e.g. the already mentioned study be Fearon. Moreover, </text:span><text:span text:style-name="T327">an interesting article by</text:span><text:span text:style-name="T326"> </text:span><text:span text:style-name="T327">Djankov and </text:span><text:span text:style-name="T210">Reynal-Querol, w</text:span><text:span text:style-name="T353">ho investigate the </text:span><text:span text:style-name="T327">relationship between poverty and civil war on a cross-country dataset, </text:span><text:span text:style-name="T326">has come to the conclusion that </text:span><text:span text:style-name="T327">the statistical association between poverty and civil wars disappears when accounted for the historical variables that jointly determine income evolution and conflict.</text:span><text:span text:style-name="T327"><text:note text:id="ftn12" text:note-class="footnote"><text:note-citation>13</text:note-citation><text:note-body><text:p text:style-name="Footnote">Djankov, S., &amp; Reynal-Querol, M. (2010). Poverty and civil war: Revisiting the evidence. The Review of Economics and Statistics, 92(4), 1035-1041.</text:p></text:note-body></text:note></text:span><text:span text:style-name="T327"> Yet another study of the association between economic development and civil war in Liberia has demonstrated that civil war events predominantly happen in </text:span>the relatively richer provinces, <text:span text:style-name="T354">which is a completely opposite finding to the established theory that civil war is more likely to happen in </text:span><text:soft-page-break/><text:span text:style-name="T354">impoverished regions.</text:span><text:span text:style-name="T354"><text:note text:id="ftn13" text:note-class="footnote"><text:note-citation>14</text:note-citation><text:note-body><text:p text:style-name="Footnote">Hegre, H., Østby, G., &amp; Raleigh, C. (2009). Poverty and civil war events: A disaggregated study of Liberia. Journal of Conflict Resolution, 53(4), 598-623.</text:p></text:note-body></text:note></text:span><text:span text:style-name="T354"> </text:span><text:span text:style-name="T355">Thus, one has to exercise caution when working with the </text:span><text:span text:style-name="T365">prevalent</text:span><text:span text:style-name="T364"> </text:span><text:span text:style-name="T355">causal mechanisms </text:span><text:span text:style-name="T363">in this line of reasoning, </text:span><text:span text:style-name="T355">because while they do seem logically plausible and they are somewhat established in the scientific literature, there also is empirical evidence that points to the fact that the existence of the relationship might be an artefact of an omitted variable or that the sign of the association is actually reversed. </text:span></text:p>
      <text:p text:style-name="P56"><text:span text:style-name="T209"><text:tab/></text:span><text:span text:style-name="T210">However</text:span><text:span text:style-name="T208">, </text:span><text:span text:style-name="T234">if one does work </text:span><text:span text:style-name="T211">under the </text:span><text:span text:style-name="T231">above-mentioned </text:span><text:span text:style-name="T211">assumption that poverty indeed increase</text:span><text:span text:style-name="T234">s</text:span><text:span text:style-name="T211"> the likelihood of a civil war, </text:span><text:span text:style-name="T213">then </text:span><text:span text:style-name="T208">in order to mitigate the extent of civil wars, one would need to address one of </text:span><text:span text:style-name="T211">civil war</text:span><text:span text:style-name="T212">s’</text:span><text:span text:style-name="T208"> </text:span><text:span text:style-name="T212">primary </text:span><text:span text:style-name="T208">predictors – the level of poverty in a country</text:span><text:span text:style-name="T207">. </text:span><text:span text:style-name="T176">Various studies have linked</text:span><text:span text:style-name="T175"> </text:span><text:span text:style-name="T176">improvement in the primary economic indicators of </text:span><text:span text:style-name="T197">well-being</text:span><text:span text:style-name="T176"> in a country with a positive effect (in the sense of reducing the scale of violence) on the </text:span><text:span text:style-name="T207">level of </text:span><text:span text:style-name="T176">civil </text:span><text:span text:style-name="T207">conflicts</text:span><text:span text:style-name="T176">.</text:span><text:span text:style-name="T174"> </text:span><text:span text:style-name="T177">For example, increasing </text:span><text:span text:style-name="T217">the </text:span><text:span text:style-name="T177">income per capita, economic growth as well as decreasing </text:span><text:span text:style-name="T232">the </text:span><text:span text:style-name="T177">dependence on primary commodity exports have been shown to be correlated with </text:span><text:span text:style-name="T217">a decrease in </text:span><text:span text:style-name="T233">the </text:span><text:span text:style-name="T177">probability of </text:span><text:span text:style-name="T233">a </text:span><text:span text:style-name="T177">civil conflict onset in the future. </text:span><text:span text:style-name="T222">In this view, foreign aid is argued to be a useful tool for preventing civil wars in the wake of negative economic shocks.</text:span><text:span text:style-name="T222"><text:note text:id="ftn14" text:note-class="footnote"><text:note-citation>15</text:note-citation><text:note-body><text:p text:style-name="Footnote">Savun, B., &amp; Tirone, D. C. (2012). Exogenous shocks, foreign aid, and civil war. International Organization, 66(3), 363-393.</text:p></text:note-body></text:note></text:span><text:span text:style-name="T222"> </text:span><text:span text:style-name="T178">Article by Fearon </text:span><text:span text:style-name="T215">&amp; Laiting </text:span><text:span text:style-name="T222">further </text:span><text:span text:style-name="T178">corroborate</text:span><text:span text:style-name="T215">s</text:span><text:span text:style-name="T178"> this perspective by establishing </text:span><text:span text:style-name="T179">that a country’s socio-demographic factors (poverty, political instability, population size) have a </text:span><text:span text:style-name="T215">significant</text:span><text:span text:style-name="T179"> measurable effect on the probability of a civil war. </text:span><text:span text:style-name="T214"><text:note text:id="ftn15" text:note-class="footnote"><text:note-citation>16</text:note-citation><text:note-body><text:p text:style-name="Footnote">Fearon, J. D., &amp; Laitin, D. D. (2003). Ethnicity, insurgency, and civil war. American political science review, 97(1), 75-90.</text:p></text:note-body></text:note></text:span><text:span text:style-name="T214"><text:s/></text:span><text:span text:style-name="T222">Therefore, there is evidence suggesting that foreign aid does in fact work towards reducing the level of conflict in the country of operation. </text:span><text:span text:style-name="T223">However, t</text:span><text:span text:style-name="T215">hese findings raise an important issue of the efficiency of aid’s allocation. Collier and Dollar argue that the currently employed mechanism of aid allocation is quite inefficient.</text:span><text:span text:style-name="T214"><text:note text:id="ftn16" text:note-class="footnote"><text:note-citation>17</text:note-citation><text:note-body><text:p text:style-name="Footnote">Collier, P., &amp; Dollar, D. (2002). Aid allocation and poverty reduction. European economic review, 46(8), 1475-1500.</text:p></text:note-body></text:note></text:span><text:span text:style-name="T214"> </text:span><text:span text:style-name="T216">Instead, the authors propose a different mechanism, which relies on optimizing the allocation to countries with severe poverty and adequate policies. According to the authors’ calculations, this shift in aid allocation methodology would lift an additional 50 million people out of poverty, as compared to present allocation. </text:span><text:span text:style-name="T217">By extension, we can argue that a more efficient mechanism of aid allocation would not only lead to a better poverty reduction but also result in less conflicts in the area of </text:span><text:span text:style-name="T218">commitment.</text:span><text:span text:style-name="T217"> </text:span><text:span text:style-name="T218">A discussion of donor behavior and </text:span><text:span text:style-name="T219">its ramifications on the </text:span><text:span text:style-name="T218">efficacy of aid allocation follows in a subsequent section.</text:span></text:p>
      <text:p text:style-name="P62"><text:span text:style-name="T179"><text:tab/></text:span><text:span text:style-name="T180">The alternative point of view on the </text:span><text:span text:style-name="T234">underlying </text:span><text:span text:style-name="T180">mechanism of the </text:span><text:span text:style-name="T173">relationship between </text:span><text:span text:style-name="T171">foreign aid and civil conflict </text:span><text:span text:style-name="T180">is quite opposite to the one that was discussed above. Here, </text:span><text:span text:style-name="T224">some</text:span><text:span text:style-name="T181"> </text:span><text:span text:style-name="T224">studies</text:span><text:span text:style-name="T181"> have demonstrated that development aid </text:span><text:span text:style-name="T235">can actually have </text:span><text:span text:style-name="T181">a harmful association with conflict. </text:span><text:span text:style-name="T182">The established line of reasoning for this causal </text:span><text:span text:style-name="T183">mechanism </text:span><text:span text:style-name="T182">is that international aid presents an influx of resources into a country or </text:span><text:span text:style-name="T236">a region</text:span><text:span text:style-name="T182"> and that this fact may </text:span><text:span text:style-name="T205">in one way or another </text:span><text:span text:style-name="T182">incentivize </text:span><text:span text:style-name="T237">the warring parties to engage in </text:span><text:span text:style-name="T182">more conflict related to redistribution of these new resources.</text:span><text:span text:style-name="T182"><text:note text:id="ftn17" text:note-class="footnote"><text:note-citation>18</text:note-citation><text:note-body><text:p text:style-name="Footnote">Terry, Fiona. 2002. Condemned to Repeat? The Paradox of Humanitarian Action. Ithaca, NY: Cornell University Press. </text:p></text:note-body></text:note></text:span><text:span text:style-name="T182"> </text:span><text:span text:style-name="T205">More specifically, the two most-cited causal mechanisms </text:span><text:span text:style-name="T206">which</text:span><text:span text:style-name="T205"> link </text:span><text:span text:style-name="T206">an influx of </text:span><text:span text:style-name="T205">international aid to the level of conflict in a </text:span><text:span text:style-name="T206">country or a region</text:span><text:span text:style-name="T205"> are, firstly, </text:span><text:span text:style-name="T206">the idea that</text:span><text:span text:style-name="T205"> aid increases the prize and incentive associated with taking over the control of the state (or of a state’s region) and secondly </text:span><text:span text:style-name="T206">the proposition that</text:span><text:span text:style-name="T205"> capturing the aid resources </text:span><text:span text:style-name="T206">constitutes an increase in the capacity of the warring parties (e.g. rebels) and thus allows them to finance either their direct military actions or support their their operations in form of food, supplies, etc</text:span><text:span text:style-name="T205">.</text:span><text:span text:style-name="T205"><text:note text:id="ftn18" text:note-class="footnote"><text:note-citation>19</text:note-citation><text:note-body><text:p text:style-name="Footnote">Findley, Michael G., Josh Powell, Daniel Strandow, and Jeff Tanner. 2011. “The Localized Geography of<text:line-break/>Foreign Aid: A New Dataset and Application to Violent Armed Conflict.” World Development 39<text:line-break/>(11): 1995–2009.</text:p></text:note-body></text:note></text:span><text:span text:style-name="T205"> </text:span><text:span text:style-name="T184">Fiona Terry </text:span><text:span text:style-name="T185">examines several cases of civil wars in order to </text:span><text:span text:style-name="T184">addresses the question of </text:span><text:span text:style-name="T185">whether there are condition under which aid organizations should consider withdrawing ceasing </text:span><text:soft-page-break/><text:span text:style-name="T185">their operations and withdrawing their presence from a conflict site. She demonstrated that in some cases humanitarian aid did in fact provide advantages to certain warring parties in a conflict. </text:span><text:span text:style-name="T238">This would lead us to believe that there is merit to the argument that aid can increase the stimulus for the conflict parties to fight for the distribution of the new resources.</text:span></text:p>
      <text:p text:style-name="P62"><text:span text:style-name="T185"><text:tab/></text:span><text:span text:style-name="T186">The common assumption is that aid flows constitute a transfer of a valuable and attractive lootable resource to the </text:span><text:span text:style-name="T187">government</text:span><text:span text:style-name="T186">, which gives the rebelling factions incentives to capture it for their needs. In this way, international aid might actually lead to an increase in the probability of conflict, </text:span><text:span text:style-name="T188">as argued </text:span><text:span text:style-name="T189">in the respective stud</text:span><text:span text:style-name="T206">y</text:span><text:span text:style-name="T189"> by </text:span><text:span text:style-name="T188">Grossmann</text:span><text:span text:style-name="T186">.</text:span><text:span text:style-name="T186"><text:note text:id="ftn19" text:note-class="footnote"><text:note-citation>20</text:note-citation><text:note-body><text:p text:style-name="Footnote">Grossman, Herschel I. 1992. “Foreign Aid and Insurrection.” Defence Economics 3 (4): 275–88 </text:p></text:note-body></text:note></text:span><text:span text:style-name="T186"> Nunn </text:span><text:span text:style-name="T190">and</text:span><text:span text:style-name="T186"> Qian </text:span><text:span text:style-name="T187">show that </text:span><text:span text:style-name="T190">the recipient</text:span><text:span text:style-name="T239">s</text:span><text:span text:style-name="T190"> of the aid need not be the government as well as that the form of the aid is not limited to monetary transfers </text:span><text:span text:style-name="T200">for this type of relationship to take place</text:span><text:span text:style-name="T190">.</text:span><text:span text:style-name="T190"><text:note text:id="ftn20" text:note-class="footnote"><text:note-citation>21</text:note-citation><text:note-body><text:p text:style-name="Footnote">Nunn, Nathan, and Nancy Qian. 2013. “US Food Aid and Civil Conflict.” American Economic Review<text:line-break/>Papers and Proceedings 103: 86–92. </text:p></text:note-body></text:note></text:span><text:span text:style-name="T190"> Moreover, a </text:span><text:span text:style-name="T191">rapid </text:span><text:span text:style-name="T190">change in the quantity and quality of aid can also lead to a measurable impact on the likelihood of conflict onset, since it presents a </text:span><text:span text:style-name="T197">significant</text:span><text:span text:style-name="T190"> change to the power distribution and status quo in a country.</text:span><text:span text:style-name="T190"><text:note text:id="ftn21" text:note-class="footnote"><text:note-citation>22</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p></text:note-body></text:note></text:span><text:span text:style-name="T190"> </text:span><text:span text:style-name="T200">Yet another article came to the conclusion that an influx in foreign aid is actually negatively associated with the human development index in conflict-affected countries, which suggests that aid in these cases actually works against its intended purpose. </text:span><text:span text:style-name="T200"><text:note text:id="ftn22" text:note-class="footnote"><text:note-citation>23</text:note-citation><text:note-body><text:p text:style-name="Footnote">McGillivray, M., &amp; Noorbakhsh, F. (2007). Aid, conflict and human development (No. 2007_03).</text:p></text:note-body></text:note></text:span></text:p>
      <text:p text:style-name="P63"><text:span text:style-name="T179"><text:tab/></text:span><text:span text:style-name="T197">One reason that the findings regarding the relationship between aid and conflict are quite often contradictory </text:span><text:span text:style-name="T220">lies in the fact that</text:span><text:span text:style-name="T197"> </text:span><text:span text:style-name="T198">most </text:span><text:span text:style-name="T221">of the relevant </text:span><text:span text:style-name="T199">scholarship studies this phenomenon on the national level, i.e. considering the whole country as a single geographical unit of analysis. </text:span><text:span text:style-name="T200">While this may </text:span><text:span text:style-name="T240">be</text:span><text:span text:style-name="T200"> </text:span><text:span text:style-name="T240">a </text:span><text:span text:style-name="T200">reasonable </text:span><text:span text:style-name="T240">level of detail </text:span><text:span text:style-name="T200">for studying the most general patterns of this interdependence and data availability certainly plays a role </text:span><text:span text:style-name="T201">in determining the degree of a study’s </text:span><text:span text:style-name="T241">scope and </text:span><text:span text:style-name="T201">precision, such broad level of aggregation </text:span><text:span text:style-name="T244">disregards all of the information regarding the variability between the regions of a country and their specific qualities that might be of interest for determining the sign and the magnitude of the aid-conflict relationship</text:span><text:span text:style-name="T201">. It is quite plausible that </text:span><text:span text:style-name="T202">the effect of foreign aid on the level of conflict varies significantly between the regions of a country, since those regions are quite often very diverse in multiple </text:span><text:span text:style-name="T243">respects. </text:span><text:span text:style-name="T247">This </text:span><text:span text:style-name="T248">regional </text:span><text:span text:style-name="T247">diversity </text:span><text:span text:style-name="T245">is very likely to affect the way aid influence</text:span><text:span text:style-name="T249">s</text:span><text:span text:style-name="T245"> the </text:span><text:span text:style-name="T246">local </text:span><text:span text:style-name="T245">economic environment and consequently the level of conflict </text:span><text:span text:style-name="T250">in a region</text:span><text:span text:style-name="T245">.</text:span><text:span text:style-name="T202"> </text:span><text:span text:style-name="T244">Moreover, this approach </text:span><text:span text:style-name="T201">discard</text:span><text:span text:style-name="T242">s</text:span><text:span text:style-name="T201"> all of the information on the intricate variation in the donor</text:span><text:span text:style-name="T242">s</text:span><text:span text:style-name="T201">–conflict actor</text:span><text:span text:style-name="T242">s</text:span><text:span text:style-name="T201"> interplay at the subnational (regional) level. </text:span><text:span text:style-name="T202">A thorough discussion of the necessity of regarding the aid-conflict dynamics on a subnational level follows in the next section.</text:span></text:p>
      <text:p text:style-name="P58"><text:span text:style-name="T179"><text:tab/></text:span><text:span text:style-name="T192">One has to point out an important </text:span><text:span text:style-name="T174">distinction between the likelihood of a conflict’s onset </text:span><text:span text:style-name="T202">and</text:span><text:span text:style-name="T174"> a conflict’s continuation. </text:span><text:span text:style-name="T192">Some researchers have come to a conclusion that a set of explanatory variables can effectively serve as a predictor for </text:span><text:span text:style-name="T174">the likelihood </text:span><text:span text:style-name="T192">of </text:span><text:span text:style-name="T174">a conflict’s </text:span><text:span text:style-name="T192">continuation while at the same time being insignificant for determining the probability onset or vice versa. Such was the conclusion of de Ree &amp; Nillesen 2009, who have indeed found a negative effect of foreign aid flows on the probability of ongoing civil conflicts to continue, whereas there was no a significant relationship between aid flows and a conflict’s onset probability.</text:span><text:span text:style-name="T192"><text:note text:id="ftn23" text:note-class="footnote"><text:note-citation>24</text:note-citation><text:note-body><text:p text:style-name="Footnote">De Ree, J., &amp; Nillesen, E. (2009). Aiding violence or peace. The impact of foreign.</text:p></text:note-body></text:note></text:span></text:p>
      <text:p text:style-name="P57"><text:span text:style-name="T192"><text:tab/></text:span><text:span text:style-name="T193"> </text:span><text:span text:style-name="T194">There has been some research into difference between predictors or correlates of onset and continuation of civil wars with some rather interesting findings. For example, one study examined </text:span><text:span text:style-name="T195">the hypothesis that </text:span>the factors associated with the continuation of war might be quite similar to those associated with <text:span text:style-name="T251">its </text:span>onset, <text:span text:style-name="T252">the null hypothesis being that variables affect onset and continuation probabilities</text:span>.<text:note text:id="ftn24" text:note-class="footnote"><text:note-citation>25</text:note-citation><text:note-body><text:p text:style-name="Footnote">Bleaney, M., &amp; Dimico, A. (2011). How different are the correlates of onset and continuation of civil wars?. Journal of Peace Research, 48(2), 145-155.</text:p></text:note-body></text:note> <text:span text:style-name="T251">Having acknowledged the limitations that arise from the fact that the amount of </text:span><text:soft-page-break/><text:span text:style-name="T251">observations which would be helpful in supporting or rejecting the initial hypothesis is quite sparse, the authors nevertheless came to a conclusion that while some variables indeed demonstrate similar effects, there still are some differences in the power of certain explanatory variables to predict the probability of a conflict’s onset vs. continuation. Thus, it seems that there is merit to the idea of treating the onset and continuation of a civil conflict as separate events.</text:span></text:p>
      <text:p text:style-name="P97"><text:span text:style-name="T332"><text:tab/></text:span><text:span text:style-name="T333">Another interesting and pertinent point to consider is whether the type and nature of aid has any influence on the effects that such aid might have on the level of conflict in a country or region. International aid is, of course, not a single uniform phenomenon but rather an umbrella term for a variety of projects and undertaking of different scopes and, importantly, types. While fundamentally all foreign aid constitutes an influx of resources from outside of the country, these resources are, first of all, of different kinds (e.g. money, goods, intangible products, etc.) and are aimed at different purposes (for example, food aid, sanitation projects, government). </text:span><text:span text:style-name="T336">The expectation </text:span><text:span text:style-name="T333">that the effect of aid on the local environment (and with that on the level of conflict in the region) would depend on the type of aid in question </text:span><text:span text:style-name="T336">seems to be logical and quite plausible</text:span><text:span text:style-name="T333">. Moreover, some scholars study the relationship between foreign aid and conflict specifically disaggregated by the type of aid. For example, it has been found that an increase in US food aid (</text:span><text:span text:style-name="T334">t</text:span>he <text:span text:style-name="T356">authors claim that the </text:span>main component of humanitarian aid <text:span text:style-name="T356">is in fact food aid</text:span><text:span text:style-name="T333">) increases the incidence and duration </text:span><text:span text:style-name="T332">of civil conflicts.</text:span><text:span text:style-name="T332"><text:note text:id="ftn25" text:note-class="footnote"><text:note-citation>26</text:note-citation><text:note-body><text:p text:style-name="Footnote">Nunn, N., &amp; Qian, N. (2014). US food aid and civil conflict. American Economic Review, 104(6), 1630-66.</text:p></text:note-body></text:note></text:span><text:span text:style-name="T332"> </text:span><text:span text:style-name="T335">Another study concludes that democratizing countries that receive high levels of </text:span>democracy aid are less likely to experience civil conflict than those that receive little or no democracy aid.<text:span text:style-name="T357"><text:note text:id="ftn26" text:note-class="footnote"><text:note-citation>27</text:note-citation><text:note-body><text:p text:style-name="Footnote">Savun, B., &amp; Tirone, D. C. (2011). Foreign aid, democratization, and civil conflict: how does democracy aid affect civil conflict?. American Journal of Political Science, 55(2), 233-246.</text:p></text:note-body></text:note></text:span><text:span text:style-name="T357"> </text:span><text:span text:style-name="T358">An influx in U.S. military aid has been found to lead to an increase in the </text:span><text:span text:style-name="T359">rate of homicides in Colombia.</text:span><text:span text:style-name="T359"><text:note text:id="ftn27" text:note-class="footnote"><text:note-citation>28</text:note-citation><text:note-body><text:p text:style-name="Footnote">Dube, O., &amp; Naidu, S. (2015). Bases, bullets, and ballots: The effect of US military aid on political conflict in Colombia. The Journal of Politics, 77(1), 249-267.</text:p></text:note-body></text:note></text:span></text:p>
      <text:p text:style-name="P98"><text:span text:style-name="T357"><text:tab/>These findings are interesting in that they corroborate the hypothesis that different types of foreign aid can have various (in this case opposite) effects on the level of conflict in a country that they operate in. </text:span><text:span text:style-name="T360">The distinction </text:span><text:span text:style-name="T361">between the types of foreign aid</text:span><text:span text:style-name="T360"> that </text:span><text:span text:style-name="T361">is perhaps most</text:span><text:span text:style-name="T360"> pertinent to the study of aid and conflict interrelationship is the idea of aid’s fungibility. </text:span><text:span text:style-name="T362">B</text:span><text:span text:style-name="T299">y definition, </text:span><text:span text:style-name="T300">f</text:span><text:span text:style-name="T294">ungibility is the property of a good or a commodity whose individual units are essentially interchangeable. </text:span><text:span text:style-name="T296">In the context of foreign aid the concept of fungibility represents the degree to which an influx of resources can be used for purposes other than those intended by the aid donors. </text:span><text:span text:style-name="T297">Findley </text:span><text:span text:style-name="T298">(2011) also suggests that the fungibility of aid likely a mediating effect on whether aid increases or decreases violence </text:span><text:span text:style-name="T303">as fungible</text:span><text:span text:style-name="T298"> </text:span>aid may create incentives distinct from non-fungible aid.</text:p>
      <text:p text:style-name="P99"><text:span text:style-name="T298"><text:tab/></text:span><text:span text:style-name="T309">However, the degree of aid’s</text:span><text:span text:style-name="T301"> fungibility is not an immediately apparent characteristic, especially so considering the fact that aid projects are usually coded in rather broad thematic focus categories. </text:span><text:span text:style-name="T302">Modern scholarship usually refers to the article by Feyzioglu et al. as a reference point when determining aid’s fungibility.</text:span><text:span text:style-name="T302"><text:note text:id="ftn28" text:note-class="footnote"><text:note-citation>29</text:note-citation><text:note-body><text:p text:style-name="Footnote">Feyzioglu, T., Swaroop, V., &amp; Zhu, M. (1998). A panel data analysis of the fungibility of foreign aid. The World Bank Economic Review, 12(1), 29-58.</text:p></text:note-body></text:note></text:span><text:span text:style-name="T302"> </text:span><text:span text:style-name="T305">By examining the relationship between foreign aid and changes in government spending, the authors came to conclusion that foreign aid intended for agriculture, education, and </text:span><text:span text:style-name="T304">energy </text:span><text:span text:style-name="T306">is fungible </text:span><text:span text:style-name="T307">while money designated for transport and communication sector </text:span><text:span text:style-name="T308">is </text:span><text:span text:style-name="T306">indeed </text:span><text:span text:style-name="T308">spent</text:span><text:span text:style-name="T306"> on the purposes intended</text:span><text:span text:style-name="T308"> </text:span>by donors. <text:span text:style-name="T375">A study of a different set of foreign aid sectors came to conclusion that aid in the education and health sectors does not appear to be fungible.</text:span><text:span text:style-name="T375"><text:note text:id="ftn29" text:note-class="footnote"><text:note-citation>30</text:note-citation><text:note-body><text:p text:style-name="Footnote">Van de Sijpe, N. (2013). Is foreign aid fungible? Evidence from the education and health sectors. The World Bank.</text:p></text:note-body></text:note></text:span><text:span text:style-name="T375"> A study of <text:s/>aid fungibility in Sub-Saharan Africa states that there is a broad pattern of aid fungibility across all studies countries, while not explicitely specifying the focus sectors of international aid that are most prone to fungibility.</text:span><text:span text:style-name="T375"><text:note text:id="ftn30" text:note-class="footnote"><text:note-citation>31</text:note-citation><text:note-body><text:p text:style-name="Footnote">Devarajan, S., Rajkumar, A. S., &amp; Swaroop, V. (1999). What does aid to Africa finance?. Washington (DC): World Bank.</text:p></text:note-body></text:note></text:span><text:span text:style-name="T375"> U.S. military aid has been found to be almost perfectly fungible, with nonmilitary </text:span><text:soft-page-break/><text:span text:style-name="T375">assistance demosntrating a lower degree of fungibility.</text:span><text:span text:style-name="T375"><text:note text:id="ftn31" text:note-class="footnote"><text:note-citation>32</text:note-citation><text:note-body><text:p text:style-name="Footnote">Khilji, N. M., &amp; Zampelli, E. M. (1994). The fungibility of US military and non-military assistance and the impacts on expenditures of major aid recipients. Journal of Development Economics, 43(2), 345-362.</text:p></text:note-body></text:note></text:span><text:span text:style-name="T375"> A general conclusion can be drawn that foreign aid does demonstrate a certain extent of fungibility, however there is no clear-cut consensus as to what specific sectors of aid exhibit a higher or lower degree of fungibility.</text:span></text:p>
      <text:p text:style-name="P99"><text:span text:style-name="T374"><text:tab/>Having the above considerations in mind, it is important to point out that aid fungibility can in fact affect conflict by inadvertently increasing the military resources of the warring parties (by converting aid resources for military purposes), as was found by Addison and Murshed.</text:span><text:span text:style-name="T374"><text:note text:id="ftn32" text:note-class="footnote"><text:note-citation>33</text:note-citation><text:note-body><text:p text:style-name="Footnote">Addison, T., &amp; Murshed, S. M. (2001). The fiscal dimensions of conflict and reconstruction (No. 2001/49). WIDER Discussion Papers//World Institute for Development Economics (UNU-WIDER).</text:p></text:note-body></text:note></text:span><text:span text:style-name="T374"> A finding by Collier states that up to 40% of African military expenditures come from fungible foreign aid.</text:span><text:span text:style-name="T374"><text:note text:id="ftn33" text:note-class="footnote"><text:note-citation>34</text:note-citation><text:note-body><text:p text:style-name="Footnote">Collier, P. (2009). Wars. Guns and Votes: Democracy in Dangerous Places (New York and London, Harper).</text:p></text:note-body></text:note></text:span><text:span text:style-name="T374"> We see that the degree of aid's fungibility does indeed influence the type of consequences that such aid may bring about. </text:span><text:span text:style-name="T294">The initial idea is that an influx of fungible aid </text:span><text:span text:style-name="T295">could</text:span><text:span text:style-name="T294"> </text:span><text:span text:style-name="T295">be </text:span><text:span text:style-name="T294">a more attractive target for the warring parties to fight for and would thus be more likely to result in an increased level of conflict in the region. </text:span><text:span text:style-name="T309">A government which is a recipient of fungible aid can easily convert this influx of resources into . </text:span><text:span text:style-name="T294">The </text:span><text:span text:style-name="T295">justification</text:span><text:span text:style-name="T294"> behind this is that it is easier for the rebels to make use of the fungible aid as it is more liquid (easily convertible to the type of resources that the rebels might require for their needs).</text:span></text:p>
      <text:p text:style-name="P59"><text:tab/><text:span text:style-name="T366"><text:tab/></text:span></text:p>
      <text:p text:style-name="P45"><text:tab/></text:p>
      <text:p text:style-name="P107">Why ADM1</text:p>
      <text:p text:style-name="P46"><text:tab/><text:span text:style-name="T2">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3">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3"><text:note text:id="ftn34" text:note-class="footnote"><text:note-citation>35</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3">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ital.</text:span><text:span text:style-name="T3"><text:note text:id="ftn35" text:note-class="footnote"><text:note-citation>36</text:note-citation><text:note-body><text:p text:style-name="Footnote">Raleigh, C., &amp; Hegre, H. (2009). Population size, concentration, and civil war. A geographically disaggregated analysis. Political geography, 28(4), 224-238.</text:p></text:note-body></text:note></text:span></text:p>
      <text:p text:style-name="P46"><text:span text:style-name="T3"><text:tab/>Thus, one would expect to see the most conflict in the densely populated regions far away from the capital and conversely, sparsely populated regions in the vicinity of the capital are less likely to experience an intrastate conflict. Thus, attempting to quantify and model a relationship between foreign aid allocations and extent of intrastate conflicts based on a country-level aggregation of aid-allocation and conflict intensity results in a complete disregard for the very diverse and important peculiarities and subnational differences </text:span>conflict prevalence <text:span text:style-name="T3">that have been proven to have a significant effect. The same could be said about the subnational variation of aid allocation. One should not think of international aid as an abstract influx of resources into a country. On the contrary, aid is committed and utilized in a very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it is reasonable to expect that the impact of aid on the level of conflict would also demonstrate a certain degree of geographical nonuniformity.</text:span></text:p>
      <text:p text:style-name="P47"><text:span text:style-name="T2"><text:tab/>Having the above-mentioned considerations in mind, the primary unit of analysis for this study is chosen to be the first level administrative divisions (ADM1). This level of detail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 to incorporate information on the social heterogeneity of a country in the sub-national (administrative districts) borders.</text:span><text:span text:style-name="T2"><text:note text:id="ftn36" text:note-class="footnote"><text:note-citation>37</text:note-citation><text:note-body><text:p text:style-name="Footnote">Østby, G., R. Nordas, and J. K. Rød (2009). Regional Inequalities and Civil Conflict in 21 Sub-Saharan<text:line-break/>African Countries , 1986 – 2004. International Studies Quarterly 53(2), 301–324 </text:p></text:note-body></text:note></text:span><text:span text:style-name="T2"> </text:span></text:p>
      <text:p text:style-name="P48"/>
      <text:p text:style-name="P64"/>
      <text:p text:style-name="P108">DATA <text:span text:style-name="T285">SOURCES </text:span>AND MEASUREMENT</text:p>
      <text:p text:style-name="P48"/>
      <text:p text:style-name="P49"><text:tab/><text:span text:style-name="T4">This study utilizes two primary data sources – one providing information on the international aid projects and the other relating to the events of intrastate conflict. Data on the internatinal aid commitments on the local level is provided by AidData.</text:span><text:span text:style-name="T4"><text:note text:id="ftn37" text:note-class="footnote"><text:note-citation>38</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4"><text:note text:id="ftn38" text:note-class="footnote"><text:note-citation>39</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4"> AidData is a research lab that provides detailed information on the development finance and aid projects of numerous donors that have committed resources from 1945 to present day.</text:span></text:p>
      <text:p text:style-name="P53"><text:tab/>The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It includes projects that have been undertaken by various international non commercial actors – governments, governmental agencies as well international organizations. However, it does not include aid supplied by military organizations or by private sectors playe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requirements of ADM1.</text:p>
      <text:p text:style-name="P50"><text:tab/><text:span text:style-name="T5">The conflict event data is provided by the UCDP Georeferenced Event Dataset.</text:span><text:span text:style-name="T5"><text:note text:id="ftn39" text:note-class="footnote"><text:note-citation>40</text:note-citation><text:note-body><text:p text:style-name="P2">Sundberg, Ralph, and Erik Melander, 2013, “Introducing the UCDP Georeferenced Event Dataset”, Journal of Peace Research, vol.50, no.4, 523-532</text:p></text:note-body></text:note></text:span><text:span text:style-name="T5"> Another comparable by scope and popularity dataset for conflict events is ACLED. However, the dataset form UCDP was independently found to be more much accurate, especially when it comes to sub-national level of analysis, as ACLED is suffering from uneven quality-control issues.</text:span><text:span text:style-name="T5"><text:note text:id="ftn40" text:note-class="footnote"><text:note-citation>41</text:note-citation><text:note-body><text:p text:style-name="Footnote">In Data We Trust? A Comparison of UCDP GED and ACLED Conflict Events Datasets. Cooperation and Conflict</text:p></text:note-body></text:note></text:span><text:span text:style-name="T5"> UCDP dataset comprises of conflict data on the level of individual events. In a similar fashion to dataset on aid projects, each event is accompanied by information, among others, on the date, location and number of casualties (deaths and wounded) as a result of the given event. In order to operationalize the magnitude and level </text:span><text:span text:style-name="T53">of conflict, the amount of casualties for every conflict event has been computed. Casualties are defined as wounded and killed people as a direct result of combat. </text:span></text:p>
      <text:p text:style-name="P51"><text:span text:style-name="T5"><text:tab/>The convenience of abovementioned AidData’s datasets is increased by the fact that this organization has collaborated with Uppsala Conflict Data Program in order to produce a codebook that would unify the coding methodology for geo-referencing the aid events.</text:span><text:span text:style-name="T5"><text:note text:id="ftn41" text:note-class="footnote"><text:note-citation>42</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5"> A shared coding methodology between data on international aid and conflict events alleviates a great deal of the difficulties that arise from non-congruent coding approaches and decreases the probability of errors due to mismatch between the differently coded variables.</text:span></text:p>
      <text:p text:style-name="P52"/>
      <text:p text:style-name="P104"/>
      <text:p text:style-name="P112"><text:span text:style-name="T6">adaptability vs. receptivity</text:span> </text:p>
      <text:p text:style-name="P67"><text:tab/><text:span text:style-name="T8">The primary outcome of interest of this study is the level of conflict on the local level in a country. </text:span><text:span text:style-name="T9">The operationalization of the level of conflict focuses on the amount of casualties, i.e. number of deaths and injuries that have been caused by a conflict event. Taking into account that the primary unit of analysis are the events spatially aggregated to first administrative districts and temporally aggregated to year (resulting in year, ADM1 pairs), the variable of interest (dependent variable) is recoded from the event level data to </text:span><text:span text:style-name="T10">the above-mentioned level of aggregation. This allows one to quantify the differences in the extent of conflict between the districts and through time.</text:span></text:p>
      <text:p text:style-name="P68"><text:tab/><text:span text:style-name="T11">The theoretical framework of this study bases on the hypothesis that the relationship between foreign aid commitments and the level of conflict are dependent on the characteristics of the donors and locations in which the aid projects actually take place. </text:span><text:span text:style-name="T12">The underlying idea is that </text:span><text:span text:style-name="T13">the strength and the direction of the association between foreign aid commitments is not determined in and of itself but actually is </text:span><text:span text:style-name="T14">dependent on the intricate characteristics of the projects and the environment in which the projects are actually executed. As previously mentioned, many studies of association between international aid and conflict have often come to conflicting conclusions, some stating that there is the intended effect (influx of aid reduces the level of conflict) while others have claimed the opposite. </text:span><text:span text:style-name="T16">These controversial findings give rise to the idea that aid does not have a uniform effect on the level of conflict and is indeed dependent on the less apparent factors than the amount of donated resources. In this way, the cases of opposite effects of aid become </text:span><text:span text:style-name="T17">less of a surprise. Instead, the focus should be directed towards finding the factors that might </text:span><text:span text:style-name="T18">explain the differences in the magnitude and more importantly the direction (positive or negative) that the association between the two variables might have.</text:span></text:p>
      <text:p text:style-name="P68"><text:span text:style-name="T14"><text:tab/></text:span><text:span text:style-name="T18">The</text:span><text:span text:style-name="T15"> aim of the current project is to examine the relationship between the two variables of interest conditioned, </text:span><text:span text:style-name="T18">on the one hand, </text:span><text:span text:style-name="T15">on the characteristics of the donors (i.e. organizations that commit the resources) </text:span><text:span text:style-name="T18">and on the other hand on </text:span><text:span text:style-name="T15">the characteristics of the local environment in which the projects are executed. </text:span><text:span text:style-name="T18">The two indicators of these characteristics are proposed to be the degree of local adaptability of the donors and the degree of local receptivity of the administrative districts to international aid projects.</text:span></text:p>
      <text:p text:style-name="P69"><text:span text:style-name="T18"><text:tab/></text:span><text:span text:style-name="T19">The </text:span><text:span text:style-name="T18">degree of local adaptability of the donors </text:span><text:span text:style-name="T19">relates to the donors’ ability to vary and adapt their projects (i.e. location, thematic focus, scale, amount of </text:span><text:span text:style-name="T20">committed</text:span><text:span text:style-name="T19"> resources) to the specific local needs and requirements. The intuition behind this measure is that the donors that demonstrate a greater degree of adaptability are better suited for adaptive decision-making and thus are expected to be </text:span><text:span text:style-name="T20">more able to assess the local circumstances and as a result </text:span><text:span text:style-name="T19">better at </text:span><text:span text:style-name="T20">directing the funds to the projects that would produce the most benefit. The importance of the </text:span><text:span text:style-name="T21">organizational learning, </text:span><text:span text:style-name="T23">an idea </text:span><text:span text:style-name="T21">which is easily transferable to the currently discussed notion of aid donors’</text:span><text:span text:style-name="T20"> adaptability, has been studied in acknowledged in the relevant scholarship. </text:span><text:span text:style-name="T21">Eliot Berg points out that the inability of aid organization s to “learn”, that is, to successfully adapt to the local circumstances based on the previous experiences leads to a significantly reduced efficacy of their aid projects.</text:span><text:span text:style-name="T21"><text:note text:id="ftn42" text:note-class="footnote"><text:note-citation>43</text:note-citation><text:note-body><text:p text:style-name="Footnote">Berg, E. (2000). Why aren’t aid organizations better learners?. Learning in Development Co-Operation, 24.</text:p></text:note-body></text:note></text:span><text:span text:style-name="T21"> </text:span><text:span text:style-name="T22">Other literature focuses on the organizational learning and its connection with the idea of adaptability as well as the difficulties that arise when such an adaptability is not achieved, </text:span><text:span text:style-name="T23">both general and relating to peacebuilding</text:span><text:span text:style-name="T22">.</text:span><text:span text:style-name="T22"><text:note text:id="ftn43" text:note-class="footnote"><text:note-citation>44</text:note-citation><text:note-body><text:p text:style-name="Footnote">Levitt, B., &amp; March, J. G. (1988). Organizational learning. Annual review of sociology, 14(1), 319-338.</text:p></text:note-body></text:note></text:span><text:span text:style-name="T22"> </text:span><text:span text:style-name="T22"><text:note text:id="ftn44" text:note-class="footnote"><text:note-citation>45</text:note-citation><text:note-body><text:p text:style-name="Footnote">Campbell, S. P. (2008). When process matters: The potential implications of organisational learning for peacebuilding success. Journal of peacebuilding &amp; development, 4(2), 20-32.</text:p></text:note-body></text:note></text:span><text:span text:style-name="T22"><text:s/></text:span></text:p>
      <text:p text:style-name="P69"><text:span text:style-name="T22"><text:tab/></text:span><text:span text:style-name="T24">The proposed approach to </text:span><text:span text:style-name="T26">operationalize</text:span><text:span text:style-name="T24"> the concept of adaptability is through measuring the variability in the project characteristics of the respective donors. Thus, a proposed </text:span><text:span text:style-name="T25">composite</text:span><text:span text:style-name="T24"> index of adaptability </text:span><text:span text:style-name="T25">comprises </text:span><text:span text:style-name="T24">four measures of variability </text:span><text:span text:style-name="T25">for each donor</text:span><text:span text:style-name="T24">, namely </text:span><text:span text:style-name="T25">temporal, </text:span><text:span text:style-name="T24">thematic focus, geographic location (ADM1), amount of committed resources </text:span><text:span text:style-name="T25">of the projects that have been carried out </text:span><text:soft-page-break/><text:span text:style-name="T25">by the respective donor</text:span><text:span text:style-name="T24">. </text:span><text:span text:style-name="T25">These submeasures of variability are expected to contribute to the total index of donors’ adaptability.</text:span></text:p>
      <text:p text:style-name="P76"><text:span text:style-name="T25"><text:tab/></text:span><text:span text:style-name="T7">The </text:span><text:span text:style-name="T18">degree of local receptivity </text:span><text:span text:style-name="T7">is the second factor in the proposed donor/location conditioning. The idea behind this measure is that the locations in which the aid projects actually take place are not equally receptive of the aid. That is, it is quite expected that depending on the particular circumstances of a location (e.g. the current active conflict parties presence), the effects of aid can go in very different directions. </text:span><text:span text:style-name="T27">There have been studies that investigated the reactions of the local actors to the occurrences of aid influxes. For example, in situations where aid projects have a possibility to weaken the support of the non-governmental warring parties (i.e. insurgents), adverse reactions to the international aid have been found.</text:span><text:span text:style-name="T27"><text:note text:id="ftn45" text:note-class="footnote"><text:note-citation>46</text:note-citation><text:note-body><text:p text:style-name="Footnote">Crost, B., Felter, J., &amp; Johnston, P. (2014). Aid under fire: Development projects and civil conflict. American Economic Review, 104(6), 1833-56.</text:p></text:note-body></text:note></text:span></text:p>
      <text:p text:style-name="P77"><text:span text:style-name="T27"><text:tab/></text:span><text:span text:style-name="T34">A natural way of determin</text:span><text:span text:style-name="T36">in</text:span><text:span text:style-name="T34">g the variability of an indicator is to calculate its variance, as this measure is a direct representation of the underlying concept, that is, deviations of the sole observations from their mean. However, variance is only defined for continuous variables and is not transferable to categorical and qualitative variables. </text:span><text:span text:style-name="T35">Nevertheless, the nature of the data that are used in this project is often categorical or qualitative. For example, thematic focus and administrative district, which pertain to a certain aid project are of course categorical variables, and there are concepts of mean and differences between the values. Therefore, one has to employ a different type of measure in order to assess and quantify the </text:span><text:span text:style-name="T36">extent </text:span><text:span text:style-name="T35">of variability in categorical variables. The umbrella term for such measures is q</text:span><text:span text:style-name="T7">ualitative variation.</text:span></text:p>
      <text:p text:style-name="P77"><text:span text:style-name="T39"><text:tab/></text:span><text:span text:style-name="T40">While variance is a very much established measure, there are no standards for assessing the categorical diversity, and the choice of a measure is often dependent on the </text:span><text:span text:style-name="T41">underlying understanding of the idea of variability itself</text:span><text:span text:style-name="T40">. </text:span><text:span text:style-name="T37">The measure of variability </text:span><text:span text:style-name="T38">for the </text:span><text:span text:style-name="T37">categorical variables </text:span><text:span text:style-name="T38">used in the current study was chosen to be the unalikability coefficient as defined by Kader and Perry.</text:span><text:span text:style-name="T38"><text:note text:id="ftn46" text:note-class="footnote"><text:note-citation>47</text:note-citation><text:note-body><text:p text:style-name="Footnote">Perry, M., &amp; Kader, G. (2005). Variation as unalikeability. Teaching Statistics, 27(2), 58-60.</text:p></text:note-body></text:note></text:span><text:span text:style-name="T38"> </text:span><text:span text:style-name="T41">This </text:span><text:span text:style-name="T44">quite simply </text:span><text:span text:style-name="T41">derivable coefficient </text:span><text:span text:style-name="T42">is based on an intuitive understanding of unalikability as the share that not equivalent pairwise comparisons take in the total number of possible comparisons. </text:span><text:span text:style-name="T43">Incidentally, this statistic is related (and can be seen as a subtype of) to the </text:span><text:span text:style-name="T44">more sophisticated and mathematically grounded idea of the </text:span><text:span text:style-name="T43">quadratic entropy measure </text:span><text:span text:style-name="T45">and is equivalent to the Gini- Simpson index</text:span><text:span text:style-name="T43">.</text:span><text:span text:style-name="T43"><text:note text:id="ftn47" text:note-class="footnote"><text:note-citation>48</text:note-citation><text:note-body><text:p text:style-name="Footnote">Rao, C. R. (1982). Diversity and dissimilarity coefficients: a unified approach. Theoretical population biology, 21(1), 24-43.</text:p></text:note-body></text:note></text:span></text:p>
      <text:p text:style-name="P78"><text:span text:style-name="T43"><text:tab/></text:span><text:span text:style-name="T45">Using the above-mentioned coefficient of unalikability, a composite score for each donor was calculated by first selecting the projects that have been carried out by the donor, and subsequently calculating their variation in terms of </text:span><text:span text:style-name="T25">temporal, </text:span><text:span text:style-name="T24">thematic focus, geographic location (ADM1), amount of committed resources </text:span><text:span text:style-name="T25">of the projects </text:span><text:span text:style-name="T45">and combining them in order to obtain a composite index. </text:span><text:span text:style-name="T46">Having calculated and assigned the score to each of the donors, they have been divided into two groups – high and low adaptability – based on whether their </text:span><text:span text:style-name="T45">composite score </text:span><text:span text:style-name="T46">was above or below the median.</text:span></text:p>
      <text:p text:style-name="P79"><text:span text:style-name="T27"><text:tab/>Local receptivity is a more abstract concept and phenomenon than donors’ adaptability and thus requires making use of proxy variables for its operationalization. In order to construct an index of local receptivity, the current study will employ data on attacks on aid workers. The dataset that provides event-based information on the attacks on aid workers is the Aid Worker Security Database.</text:span><text:span text:style-name="T27"><text:note text:id="ftn48" text:note-class="footnote"><text:note-citation>49</text:note-citation><text:note-body><text:p text:style-name="Footnote">Aid Worker Security Database, Humanitarian Outcomes, https://aidworkersecurity.org/ </text:p></text:note-body></text:note></text:span><text:span text:style-name="T27"> This database records incidence of violence against aid workers, with every recorded incident having information on at least the time, location and number of aid workers’ casualties. Using the information on the attacks on aid workers, the year/ADM1 pairs are classified as receptive </text:span><text:span text:style-name="T50">(high receptivity) </text:span><text:span text:style-name="T27">or not receptive </text:span><text:span text:style-name="T50">(low receptivity) </text:span><text:span text:style-name="T27">of international aid, depending on whether there have been violent incidents involving aid workers in that year in that administrative district. </text:span><text:span text:style-name="T32">Therefore, based on this measure the units of analysis will be separated into receptive and not receptive year/ADM1 pairs and analyzed </text:span><text:soft-page-break/><text:span text:style-name="T32">accordingly.</text:span></text:p>
      <text:p text:style-name="P79"><text:span text:style-name="T27"><text:tab/></text:span><text:span text:style-name="T28">One should </text:span><text:span text:style-name="T124">acknowledge the limitation </text:span><text:span text:style-name="T28">that using this proxy </text:span><text:span text:style-name="T123">variable </text:span><text:span text:style-name="T28">is a necessary condition for assessing the local </text:span><text:span text:style-name="T125">receptivity </text:span><text:span text:style-name="T28">but not a sufficient one. However, the current study has to confine itself to using the data about attacks on aid workers due to the data availability concerns as well as project scope limitations. A further improvement in derivation of </text:span><text:span text:style-name="T29">the receptivity</text:span><text:span text:style-name="T28"> index would be </text:span><text:span text:style-name="T30">to include on the one hand alternative data sources and on the other hand alternative data types. For example, one of the theoretically possible additions would be to track the activity of the individual warring actors in the administrative districts derive the measures of receptivity based on the characteristics of the actors themselves. This approach would involve collecting data on the public statements made by the actors </text:span><text:span text:style-name="T31">via traditional and social media. Incorporating these two very disparate sources of information </text:span><text:span text:style-name="T33">would significantly increase the validity of the receptivity concept. Moreover, such an approach would allow one to conduct the analysis on a per conflict party basis. However, due to the practical constraints of this project, </text:span><text:span text:style-name="T34">a decision has been made (fully acknowledging the loss of precision and validity) to forgo the alternative and more laborious approach to operationalizing local receptivity and instead focus solely on the attacks on aid workers</text:span><text:span text:style-name="T33"> </text:span><text:span text:style-name="T34">as a proxy for receptivity.</text:span></text:p>
      <text:p text:style-name="P80"><text:span text:style-name="T47"><text:tab/></text:span><text:span text:style-name="T51">The </text:span><text:span text:style-name="T48">primary hypothesis of the current study is that the relationship between foreign aid and level of conflict will be dependent on </text:span><text:span text:style-name="T49">interaction between the </text:span><text:span text:style-name="T48">adaptability/receptivity measures. </text:span><text:span text:style-name="T49">Depending on the combination of these two indicators, the relationship between aid and conflict is expected to not only demonstrate variability in its magnitude but also in its sign (i.e. whether increase in aid increases or decreases the level of conflict). </text:span><text:span text:style-name="T48">The expected implications of these two measures on the aid and conflict association is as follows:</text:span></text:p>
      <text:p text:style-name="P8"><text:tab/></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119">A</text:p>
          </table:table-cell>
          <table:covered-table-cell/>
          <table:table-cell table:style-name="Table1.C1" table:number-columns-spanned="2" office:value-type="string">
            <text:p text:style-name="P119">Environment</text:p>
          </table:table-cell>
          <table:covered-table-cell/>
        </table:table-row>
        <table:table-row>
          <table:covered-table-cell/>
          <table:covered-table-cell/>
          <table:table-cell table:style-name="Table1.C2" office:value-type="string">
            <text:p text:style-name="P119">Low receptivity</text:p>
          </table:table-cell>
          <table:table-cell table:style-name="Table1.D4" office:value-type="string">
            <text:p text:style-name="P119">High receptivity</text:p>
          </table:table-cell>
        </table:table-row>
        <table:table-row>
          <table:table-cell table:style-name="Table1.A3" table:number-rows-spanned="2" office:value-type="string">
            <text:p text:style-name="P119">Donors</text:p>
          </table:table-cell>
          <table:table-cell table:style-name="Table1.B4" office:value-type="string">
            <text:p text:style-name="P119">Low adaptability</text:p>
          </table:table-cell>
          <table:table-cell table:style-name="Table1.C4" office:value-type="string">
            <text:p text:style-name="P119">(Strong) increase in conflict</text:p>
          </table:table-cell>
          <table:table-cell table:style-name="Table1.D4" office:value-type="string">
            <text:p text:style-name="P119">(Moderate) decrease in conflict</text:p>
          </table:table-cell>
        </table:table-row>
        <table:table-row>
          <table:covered-table-cell/>
          <table:table-cell table:style-name="Table1.B4" office:value-type="string">
            <text:p text:style-name="P119">High adaptability</text:p>
          </table:table-cell>
          <table:table-cell table:style-name="Table1.C4" office:value-type="string">
            <text:p text:style-name="P119"><text:span text:style-name="T253">(</text:span>Moderate) increase in conflict</text:p>
          </table:table-cell>
          <table:table-cell table:style-name="Table1.D4" office:value-type="string">
            <text:p text:style-name="P119">(Strong) decrease in conflict</text:p>
          </table:table-cell>
        </table:table-row>
      </table:table>
      <text:p text:style-name="P123">Table <text:sequence text:ref-name="refTable0" text:name="Table" text:formula="ooow:Table+1" style:num-format="1">1</text:sequence></text:p>
      <text:p text:style-name="P9"/>
      <text:p text:style-name="P10"><text:tab/><text:span text:style-name="T253">Thus, the primary hypothesis of this study is split into four subgroups:</text:span></text:p>
      <text:p text:style-name="P10"/>
      <text:list xml:id="list3114254387" text:style-name="L1">
        <text:list-item>
          <text:p text:style-name="P5">H1: In aid projects <text:span text:style-name="T254">whose donors demonstrate low adaptability and which take place in lowly receptive environments, foreign aid will be associated with with a strong increase in conflict</text:span></text:p>
        </text:list-item>
        <text:list-item>
          <text:p text:style-name="P7">H2: <text:span text:style-name="T253">In aid projects whose donors demonstrate </text:span>high<text:span text:style-name="T253"> adaptability and which take place in lowly receptive environments, foreign aid will be associated with with a </text:span>moderate <text:span text:style-name="T253">increase in conflict.</text:span></text:p>
        </text:list-item>
        <text:list-item>
          <text:p text:style-name="P7">H3: <text:span text:style-name="T253">In aid projects whose donors demonstrate low adaptability and which take place in </text:span>highly<text:span text:style-name="T253"> receptive environments, foreign aid will be associated with with a moderate </text:span>de<text:span text:style-name="T253">crease in conflict.</text:span></text:p>
        </text:list-item>
        <text:list-item>
          <text:p text:style-name="P7">H4: <text:span text:style-name="T253">In aid projects whose donors demonstrate high adaptability and which take place in </text:span>hig<text:span text:style-name="T255">h</text:span>ly<text:span text:style-name="T253"> receptive environments, foreign aid will be associated with with a strong </text:span>de<text:span text:style-name="T253">crease in conflict</text:span></text:p>
        </text:list-item>
      </text:list>
      <text:p text:style-name="P10"/>
      <text:p text:style-name="P6"><text:tab/>The above-mentioned hypotheses require some justification. The direction of association is expected to be dependent on the measure of receptivity, while the magnitude of the association is expected to be conditioned on the measure of adaptability. </text:p>
      <text:p text:style-name="P6"><text:soft-page-break/><text:tab/>A lowly receptive environment involves scenarios where local conflicting actors are not receptive to the influx of international aid and as a result impede (either deliberately or as a side effect) the successful implementations of the planned projects. For example, the proxy variable used in this study, attacks on aid workers, is just one (easily quantifiable) of the possible measures that can prevent a project’s implementation. In this way, the resources that have been committed towards improving the conditions of the local environments could end up being used by the warring parties for their own benefit and as such could actually result in improving the warring parties’ relative power and capabilities. Thus, an influx of foreign aid in lowly receptive regions is expected to contribute to be associated with an increase in the level of conflict in those regions.</text:p>
      <text:p text:style-name="P11"><text:tab/><text:span text:style-name="T256">Conversely, conflict actors in a highly receptive environment are expected to be more cooperative (at least non-impeding) and in effect the chances of a project reaching its intended goal are much higher, as it does not face active hindrances by the local actors.</text:span></text:p>
      <text:p text:style-name="P12"><text:tab/> The measure of donors’ adaptability is hypothesized to influence the magnitude of the association between foreign aid influx and level of conflict. The underlying idea is that an adaptable aid donor is more capable of choosing the most effective project (according to the plans and goals of the donor, but it is safe to assume that those goals include reduction of conflict levels) to which the money should be committed. Thus, such a donor would be able to adjust the allocations in accordance with the rapidly changing local needs and the state of the local environment and choose to commit money to those projects that are less likely to result in an increase of the level of conflict.. Therefore, the projects carried out by an adaptable donor are expected to be more effective in reaching their intended goals and thus be less associated with an increase in the level of conflict. Hence, in lowly receptive environments the projects implemented by the highly adaptable donors are hypothesized to be associated with a smaller increase in conflict than the projects carried out by the lowly adaptable donors. And similarly in case of highly receptive environments, the projects implemented by highly adaptable donors are expected to demonstrate a stronger association with a decrease in conflict than the projects implemented by the lowly adaptable donors. This expectation falls in line with the assumption that some of the core goals of the international aid donors is to reduce the level of conflict in the regions where they operate. </text:p>
      <text:p text:style-name="P81"/>
      <text:p text:style-name="P114">Chosen countries</text:p>
      <text:p text:style-name="P28"><text:tab/></text:p>
      <text:p text:style-name="P32"><text:tab/>As already mentioned, the geographical dimension of the units of analysis for this study is the first-order administrative districts within each country and the temporal dimension is on the annual scale. The main aim of the current study is to establish whether foreign aid is associated with levels of conflict and more specifically whether this association is conditioned by the above-mentioned donors’ adaptability and environment’s receptivity indicators.</text:p>
      <text:p text:style-name="P29"><text:tab/><text:span text:style-name="T257">Having</text:span><text:span text:style-name="T258"> calculated the two </text:span><text:span text:style-name="T261">discussed </text:span><text:span text:style-name="T258">measures, donors’ adaptability and local environment’s receptivity, two groups (high level vs low level of manifestation) have been defined for each measure. </text:span><text:span text:style-name="T259">The</text:span><text:span text:style-name="T258"> event-level projects data has been split into four groups, each representing a </text:span><text:span text:style-name="T260">combination of values on adaptability/receptivity dimensions. </text:span><text:span text:style-name="T261">In each of the four groups, data has been aggregated to the (ADM1, year) level, in accordance with the chosen level of detail for this study.</text:span></text:p>
      <text:p text:style-name="P30"><text:span text:style-name="T261"><text:tab/></text:span><text:span text:style-name="T262">The specific foreign aid dataset used </text:span><text:span text:style-name="T263">for </text:span><text:span text:style-name="T262">this study is called “Aid Locations During Civil Wars South of the Sahara”, </text:span><text:span text:style-name="T266">which contains information on 22 countries</text:span><text:span text:style-name="T262">.</text:span><text:span text:style-name="T262"><text:note text:id="ftn49" text:note-class="footnote"><text:note-citation>50</text:note-citation><text:note-body><text:p text:style-name="P3">Findley, Michael G., Josh Powell, Daniel Strandow, and Jeff Tanner. 2011. “The Localized Geography of<text:line-break/>Foreign Aid: A New Dataset and Application to Violent Armed Conflict.” World Development 39<text:line-break/>(11): 1995–2009. <text:s/><text:span text:style-name="T286">Data available at: </text:span>https://www.aiddata.org/data/aid-locations-during-civil-wars-south-of-the-sahara-version-1-0</text:p></text:note-body></text:note></text:span><text:span text:style-name="T262"> This dataset contains data for aid project locations in South-of-Sahara nations that experienced conflict between 1989 and 2008. In order for a country to be present in this dataset it needs to have experienced at least one intra-state conflict (with at least 25 annual deaths) since the fist tracking year, 1989. </text:span><text:span text:style-name="T263">While this is the most comprehensive collection of datasets that AidData offers, it is still </text:span><text:span text:style-name="T264">suffers from problems relating to uneven coverage. </text:span><text:span text:style-name="T265">For example, while the dataset spans over a period of time of 20 years, the coverage density in the first decade is significantly lower (corresponding to 17% of the total number of tracked projects). </text:span><text:span text:style-name="T266">Moreover, not all of the 22 countries have coverage for every year.</text:span></text:p>
      <text:p text:style-name="P30"><text:span text:style-name="T266"><text:tab/></text:span><text:span text:style-name="T267">F</text:span><text:span text:style-name="T266">or </text:span><text:span text:style-name="T267">the </text:span><text:span text:style-name="T266">purposes of this study I have selected those countries that have a complete coverage </text:span><text:span text:style-name="T278">(that is, have data on projects in every year) </text:span><text:span text:style-name="T266">in the </text:span><text:span text:style-name="T278">timeframe from 1999. These countries are: Burundi, Democratic Republic of Congo, Ethiopia, Sudan and Uganda. </text:span><text:span text:style-name="T267">Completeness of data on these countries is not the only factor that lead to focusing on them in the analysis. These countries make up a logical group, as they are all located in the central Africa and share borders (i.e. every country in a group shares a border with at least one other country from the same group). </text:span><text:span text:style-name="T279">With an exception of Sudan, all countries demonstrate a somewhat similar absolute level of economic </text:span><text:span text:style-name="T284">development</text:span><text:span text:style-name="T279"> (in relative terms, there still is quite a bit of variation), with gdp per capita ranging from 285 USD in Burundi to 706</text:span><text:span text:style-name="T267"> </text:span><text:span text:style-name="T279">USD in Ethiopia in year 2016. In this regard Sudan is an outlier with 2415 USD, which is partially attributed to its richness in natural resources (mostly oil). </text:span><text:span text:style-name="T280">Moreover, with an exception of Burundi </text:span><text:span text:style-name="T281">(which is much smaller)</text:span><text:span text:style-name="T280">, the rest of the analyzed countries are comparable in their geographic size </text:span><text:span text:style-name="T282">and to a lesser degree in terms of population density</text:span><text:span text:style-name="T280">.</text:span></text:p>
      <text:p text:style-name="P31"><text:span text:style-name="T280"><text:tab/></text:span><text:span text:style-name="T268">As a measure of additional </text:span><text:span text:style-name="T276">plausibility</text:span><text:span text:style-name="T268">, I also perform the analysis on a separate dataset which pertains specifically to DRC.</text:span><text:span text:style-name="T268"><text:note text:id="ftn50" text:note-class="footnote"><text:note-citation>51</text:note-citation><text:note-body><text:p text:style-name="Footnote">AidData. 2016. DRC-AIMS_GeocodedResearchRelease_Level1_v1.3.1 geocoded dataset. Williamsburg, VA and Washington, DC: AidData. Accessed on [date]. http://aiddata.org/research-datasets.</text:p></text:note-body></text:note></text:span><text:span text:style-name="T268"> The geographical scope is thus smaller </text:span><text:span text:style-name="T271">(only one country)</text:span><text:span text:style-name="T268">, however it does cover a </text:span><text:span text:style-name="T274">larger</text:span><text:span text:style-name="T268"> period of time – from 1998 until 2014 without gaps in coverage. </text:span><text:span text:style-name="T269">It employs a different coding scheme and therefore the number of projects tracked is different from that in the previous dataset regarding DRC. </text:span><text:span text:style-name="T276">More differences between the datasets are discussed later</text:span><text:span text:style-name="T269">. </text:span><text:span text:style-name="T277">Therefore, </text:span><text:span text:style-name="T270">I included this alternative dataset for reasons </text:span><text:span text:style-name="T277">of additional </text:span><text:span text:style-name="T270">validation. </text:span><text:span text:style-name="T271">The initial assumption is that the model would perform similarly on both datasets, </text:span><text:span text:style-name="T272">as in essence they encode the </text:span><text:span text:style-name="T277">data on the </text:span><text:span text:style-name="T272">same events </text:span><text:span text:style-name="T275">albeit </text:span><text:span text:style-name="T273">in a different fashion</text:span><text:span text:style-name="T271">.</text:span></text:p>
      <text:p text:style-name="P13"/>
      <text:p text:style-name="P86"/>
      <text:p text:style-name="P113"><text:span text:style-name="T283">Research design, </text:span><text:span text:style-name="T280">Estimation framework</text:span></text:p>
      <text:p text:style-name="P14"><text:tab/></text:p>
      <text:p text:style-name="P70"><text:span text:style-name="T87"><text:tab/></text:span><text:span text:style-name="T88">In order to identify the </text:span><text:span text:style-name="T89">relationship between </text:span><text:span text:style-name="T88">aid on conflict, </text:span><text:span text:style-name="T89">a first-difference estimator will be employed. Since the data for this research is inherently time-series based and thus panel, it works well with the main advantage of a first-difference estimator, which is that this approach effectively </text:span><text:span text:style-name="T122">addressed</text:span><text:span text:style-name="T89"> the problem of </text:span><text:span text:style-name="T122">omitted</text:span><text:span text:style-name="T89"> </text:span><text:span text:style-name="T122">variables</text:span><text:span text:style-name="T89"> when dealing with panel data. </text:span><text:span text:style-name="T90">The primary idea of this approach is that instead of regressing the values of the dependent variable on the values of the independent variable, we calculate the differences between both the values of the dependent and independent variables between every two consecutive </text:span><text:span text:style-name="T91">time </text:span><text:span text:style-name="T122">periods</text:span><text:span text:style-name="T91"> (e.g. years in the present case)</text:span><text:span text:style-name="T90"> and run a pooled OLS estimation for a regression of changes in the dependent variables on the changes in the independent variable.</text:span></text:p>
      <text:p text:style-name="P70"><text:span text:style-name="T90"><text:tab/></text:span><text:span text:style-name="T92">When using an ordinary regression it is very likely that the resulting model will suffer from the </text:span><text:span text:style-name="T121">ommitted</text:span><text:span text:style-name="T92"> variable bias, </text:span><text:span text:style-name="T91">as the dependent variable could be at least partially dependent on a time-invariant unobserved (and thus </text:span><text:span text:style-name="T121">omitted</text:span><text:span text:style-name="T91"> from the point of view of the model) variable</text:span><text:span text:style-name="T92">. </text:span><text:span text:style-name="T91">Since this </text:span><text:span text:style-name="T121">omitted</text:span><text:span text:style-name="T91"> variable is time-independent, when we take the difference between the observations of two </text:span><text:span text:style-name="T121">consecutive</text:span><text:span text:style-name="T91"> years</text:span><text:span text:style-name="T92">, </text:span><text:span text:style-name="T91">the resulting </text:span><text:span text:style-name="T93">difference will be net of this </text:span><text:span text:style-name="T94">hidden factor</text:span><text:span text:style-name="T93">, since </text:span><text:span text:style-name="T94">in each observation this factor is constant and </text:span><text:span text:style-name="T93">would </text:span><text:span text:style-name="T94">thus </text:span><text:span text:style-name="T93">cancel </text:span><text:span text:style-name="T94">itself out when taking the difference</text:span><text:span text:style-name="T93">. </text:span><text:span text:style-name="T95">Such</text:span><text:span text:style-name="T89"> an approach was used in similar studies on the association of aid and conflict, for </text:span><text:span text:style-name="T121">example</text:span><text:span text:style-name="T89"> by Berman and by Weezel. </text:span><text:span text:style-name="T89"><text:note text:id="ftn51" text:note-class="footnote"><text:note-citation>52</text:note-citation><text:note-body><text:p text:style-name="Footnote">Berman, E., Felter, J. H., Shapiro, J. N., &amp; Troland, E. (2013). Modest, secure, and informed: Successful development in conflict zones. American Economic Review, 103(3), 512-17.</text:p></text:note-body></text:note></text:span><text:span text:style-name="T89"><text:s/></text:span><text:span text:style-name="T89"><text:note text:id="ftn52" text:note-class="footnote"><text:note-citation>53</text:note-citation><text:note-body><text:p text:style-name="Footnote">van Weezel, S. (2016). A spatial analysis of the effect of foreign aid in conflict areas.</text:p></text:note-body></text:note></text:span></text:p>
      <text:p text:style-name="P102"><text:span text:style-name="T288"><text:tab/></text:span><text:span text:style-name="T289">Instead of using the current year aid allocations as the initial independent variable (and subsequently calculating the first-differences estimator), I chose to use aid allocation lagged by one year as the primary independent variable. </text:span><text:span text:style-name="T290">There are a couple of reasons for using the lagged variable instead of the current one. First of all, the dataset from AidData focuses on donors‘ commitments of resources, but not actual disbursements. Moreover, AidData </text:span><text:span text:style-name="T293">explicitly</text:span><text:span text:style-name="T290"> warns users from relying too much on disbursement information as it is difficult to track and thus can be quite unreliable.</text:span><text:span text:style-name="T290"><text:note text:id="ftn53" text:note-class="footnote"><text:note-citation>54</text:note-citation><text:note-body><text:p text:style-name="Footnote">https://www.aiddata.org/pages/faqs-about-our-data</text:p></text:note-body></text:note></text:span><text:span text:style-name="T290"> It is obvious that there must be a delay between the time that a project is approved and thus the money is committed and the time that a project starts the actual implementation phase. Moreover, it is equally likely that the effects of an influx of foreign aid are not immediately evident and there must be some passage of time before an aid project can demonstrate any results (and in turn can have impact on the level of conflict in the region). Having these considerations in mind, using aid commitments lagged by one year is a valid but parital solution to the problem of the existing delay between registration and implementation of a project. </text:span><text:span text:style-name="T291">This, of course, imposes a plausible but still </text:span><text:span text:style-name="T292">not rigorous </text:span><text:span text:style-name="T291">assumption that <text:s/>there is </text:span><text:span text:style-name="T292">a </text:span><text:span text:style-name="T291">one </text:span><text:span text:style-name="T292">year delay between aid commitments and disbursements.</text:span></text:p>
      <text:p text:style-name="P103"><text:span text:style-name="T292"><text:tab/>Another reason for employing a lagged variable is to </text:span><text:span text:style-name="T293">address</text:span><text:span text:style-name="T292"> the possible </text:span><text:span text:style-name="T96">simultaneity bias. We want to determine whether and how an increase in aid influences the intensity of war in a region. However, since we are using data aggregated to the annual scale, and looking at aid projects and conflicts that have happened in the same year, we cannot rule out the possibility that the decision to </text:span><text:span text:style-name="T121">commit</text:span><text:span text:style-name="T96"> the resources to a certain project has been made using the information about the conflict. </text:span><text:span text:style-name="T97">I</text:span><text:span text:style-name="T98">t is indeed quite a plausible and reasonable assumption, </text:span><text:span text:style-name="T97">as donors are likely to decide where to commit their resources based on the level of conflict that the region currently experiences (for example, commit less money into active war zones on the fears that these resources will be plundered or vice versa, commit more resources with the hope that it will reduce the level of violence). </text:span><text:span text:style-name="T96">In </text:span><text:span text:style-name="T99">any case, this would lead us to </text:span><text:span text:style-name="T100">encounter the problem of endogeneity, </text:span><text:span text:style-name="T101">as the explanatory variable would be correlated with the error term.</text:span><text:span text:style-name="T100"> </text:span><text:span text:style-name="T101">Thus, such a situation would </text:span><text:span text:style-name="T102">compromise the </text:span><text:span text:style-name="T103">assumed </text:span><text:span text:style-name="T102">causation mechanism</text:span><text:span text:style-name="T100">. </text:span><text:span text:style-name="T99">The lagged aid variable is used also in order to </text:span><text:span text:style-name="T121">address</text:span><text:span text:style-name="T99"> this potentially big issue, as there is no evidence </text:span><text:soft-page-break/><text:span text:style-name="T99">suggesting that </text:span><text:span text:style-name="T104">we are able</text:span><text:span text:style-name="T99"> </text:span><text:span text:style-name="T104">to consistently and </text:span><text:span text:style-name="T99">effectively predict the </text:span><text:span text:style-name="T104">onset and level of </text:span><text:span text:style-name="T99">conflict and </text:span><text:span text:style-name="T104">therefore we do not expect </text:span><text:span text:style-name="T99">international aid donors </text:span><text:span text:style-name="T105">to</text:span><text:span text:style-name="T104"> </text:span><text:span text:style-name="T99">make their commitments decision based on </text:span><text:span text:style-name="T104">their </text:span><text:span text:style-name="T99">predictions </text:span><text:span text:style-name="T105">of conflict in the next year</text:span><text:span text:style-name="T99">.</text:span><text:span text:style-name="T99"><text:note text:id="ftn54" text:note-class="footnote"><text:note-citation>55</text:note-citation><text:note-body><text:p text:style-name="Footnote">Ward, M. D., Greenhill, B. D., &amp; Bakke, K. M. (2010). The perils of policy by p-value: Predicting civil conflicts. Journal of Peace Research, 47(4), 363-375.</text:p></text:note-body></text:note></text:span><text:span text:style-name="T99"> Therefore, we can safely state that lagged variable does not suffer from the <text:s/></text:span><text:span text:style-name="T96">simultaneity bias </text:span><text:span text:style-name="T99">with the level of conflict in the next year. </text:span></text:p>
      <text:p text:style-name="P71"><text:span text:style-name="T96"><text:tab/>In effect, the </text:span><text:span text:style-name="T106">addition of the lagged variable attempts to cover two theoretically </text:span><text:span text:style-name="T121">justified</text:span><text:span text:style-name="T106"> and potentially model-compromising problems. However, by using a one-year lag, </text:span><text:span text:style-name="T96">model works under the </text:span><text:span text:style-name="T106">explicit </text:span><text:span text:style-name="T96">limitation that aid has a short-term effect on the level of conflict intensity, as it does not track a more sophisticated relationship between commitments and disbursements.</text:span></text:p>
      <text:p text:style-name="P72"><text:span text:style-name="T96"><text:tab/></text:span><text:span text:style-name="T107">The actual estimation of the model is done using the Bayesian regression approach with an uninformative prior </text:span><text:span text:style-name="T108">distribution (Normal with mean 0 and big variance)</text:span><text:span text:style-name="T107">. </text:span><text:span text:style-name="T109">Given that many previous studies came to diverging conclusions regarding the relationship between foreign aid and levels of conflict, I have opted for the Bayesian approach in order to </text:span><text:span text:style-name="T121">explicitly</text:span><text:span text:style-name="T109"> capture the uncertainty of the estimator </text:span><text:span text:style-name="T110">and thus have a more robust model in the end</text:span><text:span text:style-name="T109">. An uninformative prior </text:span><text:span text:style-name="T108">was chosen because of similar considerations. Since </text:span><text:span text:style-name="T111">evidence suggests that there </text:span><text:span text:style-name="T108">is no definitive view on the direction that </text:span><text:span text:style-name="T109">relationship between foreign aid and conflict </text:span><text:span text:style-name="T108">takes, it is reasonable to </text:span><text:span text:style-name="T121">initialize</text:span><text:span text:style-name="T108"> the prior „belief“ for the coefficients in such a way as to not influence the the posterior distribution of the coefficients (this is why it has mean 0, </text:span><text:span text:style-name="T112">signifying that we „expect“ it to have no significant </text:span><text:span text:style-name="T121">association</text:span><text:span text:style-name="T108">). Thus, the derivation of the posterior distribution will only be influenced by the information contained in the data itself and be similar to a purely maximum likelihood estimator as could be found in an OLS. Nevertheless, the advantage of the above-mentioned approach is that it allows one to immediately assess the quality of the fit of the model, and not merely rely on point estimates with confidence intervals.</text:span></text:p>
      <text:p text:style-name="P72"><text:span text:style-name="T108"><text:tab/></text:span><text:span text:style-name="T60">However, for reasons of additional validation </text:span><text:span text:style-name="T62">it may be sound</text:span><text:span text:style-name="T61"> </text:span><text:span text:style-name="T62">not to rely </text:span><text:span text:style-name="T61">on a single model specification. </text:span><text:span text:style-name="T62">Thus, </text:span><text:span text:style-name="T60">I rerun the </text:span><text:span text:style-name="T62">previously </text:span><text:span text:style-name="T60">Bayesian analyses </text:span><text:span text:style-name="T62">also </text:span><text:span text:style-name="T60">in the conventional (frequentist) framework. </text:span><text:span text:style-name="T61">As already mentioned, since the prior distribution</text:span><text:span text:style-name="T62">s</text:span><text:span text:style-name="T61"> for coefficients is chosen to be </text:span><text:span text:style-name="T62">non-informative</text:span><text:span text:style-name="T61">, the end results are expected no to differ that much between the two estimation frameworks. </text:span><text:span text:style-name="T63">Some scholarship that argues that frequentist approach to statistics is better suited for </text:span><text:span text:style-name="T64">purposes of null hypothesis falsification. </text:span><text:span text:style-name="T64"><text:note text:id="ftn55" text:note-class="footnote"><text:note-citation>56</text:note-citation><text:note-body><text:p text:style-name="P4">Mayo, D. G., &amp; Cox, D. R. (2006). Frequentist statistics as a theory of inductive inference. In Optimality (pp. 77-97). Institute of Mathematical Statistics.</text:p></text:note-body></text:note></text:span></text:p>
      <text:p text:style-name="P73"><text:span text:style-name="T108"><text:tab/></text:span><text:span text:style-name="T54">An additional indicator has been added in order to serve as a control for prior trends in the dependent variable. Thus, I included the temporal lag term - the lagged casualties - into the model. The temporal lag </text:span><text:span text:style-name="T55">of the dependent variable (variable of interest) captures prior trends and has been argued to account for temporal dynamics.</text:span><text:span text:style-name="T55"><text:note text:id="ftn56" text:note-class="footnote"><text:note-citation>57</text:note-citation><text:note-body><text:p text:style-name="Footnote">Plümper, T., &amp; Neumayer, E. (2010). Model specification in the analysis of spatial dependence. European Journal of Political Research, 49(3), 418-442.</text:p></text:note-body></text:note></text:span><text:span text:style-name="T55"> Including this control for prior trend is a sound contribution to the robustness of the model, however, it might actually come at a price, as there has been some research that suggests that including lagged dependent variables can actually </text:span><text:span text:style-name="T57">appreciably</text:span><text:span text:style-name="T55"> suppress the explanatory power of the other independent variables, </text:span><text:span text:style-name="T56">especially in social scientific context </text:span><text:span text:style-name="T57">so one has to keep this in mind</text:span><text:span text:style-name="T55">. </text:span><text:span text:style-name="T55"><text:note text:id="ftn57" text:note-class="footnote"><text:note-citation>58</text:note-citation><text:note-body><text:p text:style-name="Footnote">Achen, C. H. (2000). Why lagged dependent variables can suppress the explanatory power of other independent variables. Ann Arbor, 1001(2000), 48106-1248.</text:p></text:note-body></text:note></text:span></text:p>
      <text:p text:style-name="P74"><text:span text:style-name="T55"><text:tab/></text:span><text:span text:style-name="T65">The initial</text:span><text:span text:style-name="T55"> </text:span><text:span text:style-name="T65">goal is to establish whether there is a statistically significant association between foreign aid and the intensity of conflict on a subnational level. </text:span><text:span text:style-name="T66">In order to ascertain whether this association takes place the models </text:span><text:span text:style-name="T67">defined above </text:span><text:span text:style-name="T66">will be run on the whole dataset</text:span><text:span text:style-name="T67">s</text:span><text:span text:style-name="T66"> </text:span><text:span text:style-name="T67">(all data on 5 countries in the first and all data in the second)</text:span><text:span text:style-name="T66">.</text:span><text:span text:style-name="T65"> However, the primary goal of this study is to examine whether this relationship is subject to the actor-environment dynamics, as discussed above. For this objective one has to determine the four groups based on their adaptability and receptivity scores and </text:span><text:soft-page-break/><text:span text:style-name="T65">test whether the </text:span><text:span text:style-name="T66">interdependence</text:span><text:span text:style-name="T65"> of foreign aid and intensity of conflict in each of these groups differ. </text:span><text:span text:style-name="T66">In order to retain the validity of this comparison, one cannot simply look at the relationship in each of the groups as they are, since the group selection was most likely not random and instead affected by the problem of endogeneity. Indeed, it is reasonable to expect that, for example, the receptivity of a local environment is not a random phenomenon but rather is influenced by the characteristics of the environment itself. </text:span><text:span text:style-name="T68">Should there be no measures undertaken to exclude this source of bias, we would not be able to assuredly say that the differences in the aid/conflict association are to be attributed to the actor-environment dynamics and not external properties we have not accounted for.</text:span></text:p>
      <text:p text:style-name="P75"><text:span text:style-name="T68"><text:tab/></text:span><text:span text:style-name="T66">Therefore, </text:span><text:span text:style-name="T68">as a means </text:span><text:span text:style-name="T69">of drawing</text:span><text:span text:style-name="T66"> a valid conclusion </text:span><text:span text:style-name="T68">about the differences between the groups</text:span><text:span text:style-name="T66">, </text:span><text:span text:style-name="T77">one hast to employ a matching technique. The goal of this approach is to find for every unit in one group a unit with most similar observable characteristics in the other groups. Thus, </text:span><text:span text:style-name="T68">units of analysis in the four groups have to be matched in such a way as to ensure that they are </text:span><text:span text:style-name="T77">balances, i.e. they are </text:span><text:span text:style-name="T68">as similar in their characteristics as possible. </text:span><text:span text:style-name="T77">Once this has been done, one can compare the effects or differences between the groups.</text:span><text:span text:style-name="T68"> </text:span><text:span text:style-name="T78">The specific matching technique used in this study is propensity score matching. </text:span><text:span text:style-name="T78"><text:note text:id="ftn58" text:note-class="footnote"><text:note-citation>59</text:note-citation><text:note-body><text:p text:style-name="Footnote">Rosenbaum, P. R., &amp; Rubin, D. B. (1983). The central role of the propensity score in observational studies for causal effects. Biometrika, 70(1), 41-55.</text:p></text:note-body></text:note></text:span></text:p>
      <text:p text:style-name="P75"><text:span text:style-name="T68"><text:tab/>In order to effectively perform this matching procedure one has to have the data on the </text:span><text:span text:style-name="T77">observable characteristics (</text:span><text:span text:style-name="T68">covariates</text:span><text:span text:style-name="T77">)</text:span><text:span text:style-name="T68"> that are pertinent to the context of the question at hand. Consequently, I include data on the total population of each administrative district, as </text:span><text:span text:style-name="T70">local population size</text:span><text:span text:style-name="T68"> has been found to </text:span><text:span text:style-name="T70">correlate with conflict intensity.</text:span><text:span text:style-name="T70"><text:note text:id="ftn59" text:note-class="footnote"><text:note-citation>60</text:note-citation><text:note-body><text:p text:style-name="Footnote">Raleigh, C., &amp; Hegre, H. (2009). Population size, concentration, and civil war. A geographically disaggregated analysis. Political geography, 28(4), 224-238.</text:p></text:note-body></text:note></text:span><text:span text:style-name="T70"> </text:span><text:span text:style-name="T70"><text:note text:id="ftn60" text:note-class="footnote"><text:note-citation>61</text:note-citation><text:note-body><text:p text:style-name="Footnote">Hegre, H., &amp; Sambanis, N. (2006). Sensitivity analysis of empirical results on civil war onset. Journal of conflict resolution, 50(4), 508-535.</text:p></text:note-body></text:note></text:span><text:span text:style-name="T70"><text:s/></text:span><text:span text:style-name="T72">In addition to the total amount of population in a district, a district’s population density is also included in the list of covariates used for matching, </text:span><text:span text:style-name="T73">as this information can also play a role in predicting the onset and intensity of conflicts</text:span><text:span text:style-name="T72">.</text:span><text:span text:style-name="T72"><text:note text:id="ftn61" text:note-class="footnote"><text:note-citation>62</text:note-citation><text:note-body><text:p text:style-name="Footnote">Turchin, P., &amp; Korotayev, A. (2006). Population dynamics and internal warfare: a reconsideration. Social Evolution and History, 5(2), 112-147.</text:p></text:note-body></text:note></text:span><text:span text:style-name="T72"> </text:span><text:span text:style-name="T70">Another important indicator is local level of development, usually measure by GDP per capita. Unfortunately, there is no reliable data for subnational (on the level of administrative districts) income or GDP for the countries in question here. Therefore, one has to utilize a proxy variable of night light intensity, which has been found to be a reliable indicator of economic activity, </text:span><text:span text:style-name="T72">which is especially valuable for </text:span><text:span text:style-name="T120">countries</text:span><text:span text:style-name="T72"> where there is no such data </text:span><text:span text:style-name="T120">available</text:span><text:span text:style-name="T72">, such as Sub Saharan African regions</text:span><text:span text:style-name="T70">. </text:span><text:span text:style-name="T71"><text:note text:id="ftn62" text:note-class="footnote"><text:note-citation>63</text:note-citation><text:note-body><text:p text:style-name="Footnote">Mellander, C., Lobo, J., Stolarick, K., &amp; Matheson, Z. (2015). Night-time light data: A good proxy measure for economic activity?. PloS one, 10(10), e0139779.</text:p></text:note-body></text:note></text:span><text:span text:style-name="T71"><text:s/></text:span><text:span text:style-name="T71"><text:note text:id="ftn63" text:note-class="footnote"><text:note-citation>64</text:note-citation><text:note-body><text:p text:style-name="Footnote">Henderson, J. V., Storeygard, A., &amp; Weil, D. N. (2012). Measuring economic growth from outer space. American economic review, 102(2), 994-1028.</text:p></text:note-body></text:note></text:span><text:span text:style-name="T71"><text:s/></text:span><text:span text:style-name="T71"><text:note text:id="ftn64" text:note-class="footnote"><text:note-citation>65</text:note-citation><text:note-body><text:p text:style-name="Footnote">Doll, C. N., Muller, J. P., &amp; Morley, J. G. (2006). Mapping regional economic activity from night-time light satellite imagery. Ecological Economics, 57(1), 75-92.</text:p></text:note-body></text:note></text:span><text:span text:style-name="T71"><text:s/></text:span><text:span text:style-name="T114">Though already briefly mentioned, a</text:span><text:span text:style-name="T75"> number of </text:span><text:span text:style-name="T74">previous studies </text:span><text:span text:style-name="T75">have linked some</text:span><text:span text:style-name="T74"> of the lootable resources to </text:span><text:span text:style-name="T76">civil wars and </text:span><text:span text:style-name="T74">conflict</text:span><text:span text:style-name="T76">s</text:span><text:span text:style-name="T74">. </text:span><text:span text:style-name="T74"><text:note text:id="ftn65" text:note-class="footnote"><text:note-citation>66</text:note-citation><text:note-body><text:p text:style-name="Footnote">Ross, M. (2006). A closer look at oil, diamonds, and civil war. Annu. Rev. Polit. Sci., 9, 265-300.</text:p></text:note-body></text:note></text:span><text:span text:style-name="T74"><text:s/></text:span><text:span text:style-name="T74"><text:note text:id="ftn66" text:note-class="footnote"><text:note-citation>67</text:note-citation><text:note-body><text:p text:style-name="Footnote">Lujala, P., Gleditsch, N. P., &amp; Gilmore, E. (2005). A diamond curse? Civil war and a lootable resource. Journal of Conflict Resolution, 49(4), 538-562.</text:p></text:note-body></text:note></text:span><text:span text:style-name="T74"><text:s/>Thus, the last variable in the set of matching covariates </text:span><text:span text:style-name="T77">encodes the </text:span><text:span text:style-name="T74">presence </text:span><text:span text:style-name="T77">or absence </text:span><text:span text:style-name="T74">of diamonds and oil in an administrative district.</text:span></text:p>
      <text:p text:style-name="P73"><text:span text:style-name="T55"><text:tab/></text:span><text:span text:style-name="T52">The final model </text:span><text:span text:style-name="T53">thus specifies the regression of the changes in the amount of casualties </text:span><text:span text:style-name="T54">(wounded and killed in combat) </text:span><text:span text:style-name="T53">on the changes in the </text:span><text:span text:style-name="T54">lagged </text:span><text:span text:style-name="T53">amount of committed resources </text:span><text:span text:style-name="T54">for every unit of analysis – year/ADM1 combination</text:span><text:span text:style-name="T53">. </text:span><text:span text:style-name="T58">The values of both independent and dependent variables have been log transformed in order to </text:span><text:span text:style-name="T59">take care of the skewness of the data</text:span><text:span text:style-name="T58">. </text:span><text:span text:style-name="T59">Moreover, all variables have been standardized, that is transformed in a way so they have zero mean and standard deviation of </text:span><text:soft-page-break/><text:span text:style-name="T59">one. This has been done in order to facilitate comparison between the coefficients.</text:span></text:p>
      <text:p text:style-name="P15"><text:tab/></text:p>
      <text:p text:style-name="P33"/>
      <text:p text:style-name="P115"><text:span text:style-name="T155">D</text:span><text:span text:style-name="T133">escriptive statistics of the database</text:span></text:p>
      <text:p text:style-name="P87"><text:span text:style-name="T133"><text:tab/></text:span><text:span text:style-name="T137">The primary aid dataset consists of a collection of projects on 5 different countries. Table 2 presents the descriptive statistics about the projects for each country.</text:span></text:p>
      <text:p text:style-name="P88"><text:span text:style-name="T167"><text:tab/>Figure __</text:span><text:span text:style-name="T156"> demonstrates the actual geographical distribution of the aid projects as well as conflict events. </text:span><text:span text:style-name="T157">One can notice that there does not appear to be a distinguished pattern of collocation between the aid projects and conflict events. </text:span><text:span text:style-name="T135">One can immediately see that there are patterns of conflict clustering, such as the Nord Kivu and Sud Kivu regions in DRC. At the same time, there does not seem to be an apparent clustering of aid projects apart from a moderate aggregation around the capitals of the countries. </text:span></text:p>
      <text:p text:style-name="P89"><text:span text:style-name="T157"><text:tab/>In order to obtain a more quantified overview of the clustering of the two data types, I employ a strategy similar to the one used by Weezel </text:span><text:span text:style-name="T157"><text:note text:id="ftn67" text:note-class="footnote"><text:note-citation>68</text:note-citation><text:note-body><text:p text:style-name="Footnote">van Weezel, S. (2016). A spatial analysis of the effect of foreign aid in conflict areas.</text:p></text:note-body></text:note></text:span><text:span text:style-name="T157"><text:s/>and look at the nearest neigbour distance for the observations. The idea behind this measure is to calculate for each project the distance between itself and the nearest conflict event that has happened in the next year (since we are working with the lagged aid variable). </text:span><text:span text:style-name="T134">You can see the results in </text:span><text:span text:style-name="T166">TABLE 2, and </text:span><text:span text:style-name="T165">figures (here a figure for each country)</text:span><text:span text:style-name="T134">. We can see that the average distance is actually pretty large for every country, if accounted for its size. </text:span><text:span text:style-name="T138">However, the average measure is very likely to be affected by extreme outliers and this is why it might make more sense to work with the median nearest neighbor distance. In fact, when looking at the median values one immediately sees that they are rather small and thus convey quite a different message then the averages, even if taking the size of the respective country into account. </text:span><text:span text:style-name="T135">This preliminary finding does suggest </text:span><text:span text:style-name="T138">that there might be a ground for </text:span><text:span text:style-name="T135">interdependence </text:span><text:span text:style-name="T136">between aid and conflict, as we would expect the distances to be </text:span><text:span text:style-name="T138">quite </text:span><text:span text:style-name="T136">close </text:span><text:span text:style-name="T138">should aid projects and conflict events be somehow connected</text:span><text:span text:style-name="T136">.</text:span></text:p>
      <text:p text:style-name="P16"/>
      <table:table table:name="Table2" table:style-name="Table2">
        <table:table-column table:style-name="Table2.A" table:number-columns-repeated="3"/>
        <table:table-column table:style-name="Table2.D"/>
        <table:table-row>
          <table:table-cell table:style-name="Table2.A1" office:value-type="string">
            <text:p text:style-name="P120"/>
          </table:table-cell>
          <table:table-cell table:style-name="Table2.A1" office:value-type="string">
            <text:p text:style-name="P120">N of projects</text:p>
          </table:table-cell>
          <table:table-cell table:style-name="Table2.A1" office:value-type="string">
            <text:p text:style-name="P121">Average NN distance</text:p>
          </table:table-cell>
          <table:table-cell table:style-name="Table2.D1" office:value-type="string">
            <text:p text:style-name="P122">Median NN distance</text:p>
          </table:table-cell>
        </table:table-row>
        <table:table-row>
          <table:table-cell table:style-name="Table2.A2" office:value-type="string">
            <text:p text:style-name="P120">DRC</text:p>
          </table:table-cell>
          <table:table-cell table:style-name="Table2.A2" office:value-type="string">
            <text:p text:style-name="P120">2543</text:p>
          </table:table-cell>
          <table:table-cell table:style-name="Table2.A2" office:value-type="string">
            <text:p text:style-name="P121">205</text:p>
          </table:table-cell>
          <table:table-cell table:style-name="Table2.D2" office:value-type="string">
            <text:p text:style-name="P122">91</text:p>
          </table:table-cell>
        </table:table-row>
        <table:table-row>
          <table:table-cell table:style-name="Table2.A2" office:value-type="string">
            <text:p text:style-name="P120">Uganda</text:p>
          </table:table-cell>
          <table:table-cell table:style-name="Table2.A2" office:value-type="string">
            <text:p text:style-name="P120">3846</text:p>
          </table:table-cell>
          <table:table-cell table:style-name="Table2.A2" office:value-type="string">
            <text:p text:style-name="P121">81</text:p>
          </table:table-cell>
          <table:table-cell table:style-name="Table2.D2" office:value-type="string">
            <text:p text:style-name="P122">66</text:p>
          </table:table-cell>
        </table:table-row>
        <table:table-row>
          <table:table-cell table:style-name="Table2.A2" office:value-type="string">
            <text:p text:style-name="P120">Ethiopia</text:p>
          </table:table-cell>
          <table:table-cell table:style-name="Table2.A2" office:value-type="string">
            <text:p text:style-name="P120">2701</text:p>
          </table:table-cell>
          <table:table-cell table:style-name="Table2.A2" office:value-type="string">
            <text:p text:style-name="P121">149</text:p>
          </table:table-cell>
          <table:table-cell table:style-name="Table2.D2" office:value-type="string">
            <text:p text:style-name="P122">91</text:p>
          </table:table-cell>
        </table:table-row>
        <table:table-row>
          <table:table-cell table:style-name="Table2.A2" office:value-type="string">
            <text:p text:style-name="P120">Sudan</text:p>
          </table:table-cell>
          <table:table-cell table:style-name="Table2.A2" office:value-type="string">
            <text:p text:style-name="P120">2975</text:p>
          </table:table-cell>
          <table:table-cell table:style-name="Table2.A2" office:value-type="string">
            <text:p text:style-name="P121">197</text:p>
          </table:table-cell>
          <table:table-cell table:style-name="Table2.D2" office:value-type="string">
            <text:p text:style-name="P122">55</text:p>
          </table:table-cell>
        </table:table-row>
        <table:table-row>
          <table:table-cell table:style-name="Table2.A2" office:value-type="string">
            <text:p text:style-name="P120">Burundi</text:p>
          </table:table-cell>
          <table:table-cell table:style-name="Table2.A2" office:value-type="string">
            <text:p text:style-name="P120">591</text:p>
          </table:table-cell>
          <table:table-cell table:style-name="Table2.A2" office:value-type="string">
            <text:p text:style-name="P121">15</text:p>
          </table:table-cell>
          <table:table-cell table:style-name="Table2.D2" office:value-type="string">
            <text:p text:style-name="P122">2</text:p>
          </table:table-cell>
        </table:table-row>
      </table:table>
      <text:p text:style-name="P124"><text:span text:style-name="T136">Table </text:span><text:span text:style-name="T136"><text:sequence text:ref-name="refTable1" text:name="Table" text:formula="ooow:Table+1" style:num-format="1">2</text:sequence></text:span></text:p>
      <text:p text:style-name="P17"><text:tab/><text:span text:style-name="T349">As previously mentioned, I have included into the analysis another dataset, which has a different coding scheme and pertains to DRC only. In this dataset there are 1515 tracked projects spanning from 1999 to 2014. The average nearest neighbor distance in this dataset is 272 km while the median is 156 km. Overall, the descriptive statistics for this dataset are quite different to those of the primary dataset for DRC. First of all, the number of tracked projects is much smaller in the alternative source. Second finding is that the nearest neighbor distances are much higher. One explanation would be that due to a different coding scheme there is not a one-to-one correspondence between the projects in two datasets. Perhaps the stark difference in the number of projects between the two datasets could be explained by the fact that some projects were clustered together or some were discarded as they no longer fell under the necessary conditions for being included.</text:span></text:p>
      <text:p text:style-name="P17"/>
      <text:p text:style-name="P34"><text:soft-page-break/></text:p>
      <text:p text:style-name="P116"><text:span text:style-name="T155">R</text:span><text:span text:style-name="T133">esults</text:span></text:p>
      <text:p text:style-name="P35"/>
      <text:p text:style-name="P90"><text:span text:style-name="T133"><text:tab/></text:span><text:span text:style-name="T139">The first objective of this study is to establish whether there is an association between </text:span><text:span text:style-name="T140">foreign aid influx and intensity of conflict. </text:span><text:span text:style-name="T149">Therefore, the first model is run on the whole dataset – all 5 analyzed countries together. </text:span><text:span text:style-name="T141">As previously mentioned, the variables have been standardized therefore the coefficients are to be interpreted as the effect created by increasing the value of the dependent variable from lower to higher and not necessarily as that of increasing the value by one absolute unit.</text:span></text:p>
      <text:p text:style-name="P91"><text:span text:style-name="T141"><text:tab/></text:span><text:span text:style-name="T142">Table 3 demonstrates the coefficient</text:span><text:span text:style-name="T143">s</text:span><text:span text:style-name="T142"> estimated by a Bayesian regression </text:span><text:span text:style-name="T143">of the discussed model</text:span><text:span text:style-name="T142">. </text:span><text:span text:style-name="T143">The immediate finding is that </text:span><text:span text:style-name="T144">the lagged dependent variable, i.e. the lagged amount of casualties, is has a strong and significant effect on the dependent variable. You can see that the 95% credibility interval does not go over 0, which means that the probability of this coefficient not being zero approaches 1. In terms of frequentist inference, this corresponds to the case of a very highly significant coefficient. </text:span><text:span text:style-name="T145">At the same time, one has to notice that no such clear conclusion can be made about the coefficient of the foreign aid term. In fact, the 95% credibility interval spans over 0 and therefore we cannot confidently state which sign does the coefficient take. </text:span><text:span text:style-name="T146">Therefore one has to conclude that the effect is not statistically significant.</text:span></text:p>
      <text:p text:style-name="P91"><text:span text:style-name="T145"><text:tab/>This is where the Bayesian inference provides some advantages </text:span><text:span text:style-name="T147">over the conventional approach </text:span><text:span text:style-name="T145">as we can look at the posterior distribution of the coefficients and </text:span><text:span text:style-name="T147">in this way</text:span><text:span text:style-name="T145"> directly analyze the degree of uncertainty </text:span><text:span text:style-name="T146">about a coefficient. Figure __ demonstrates the plot of the posterior distribution of the coefficient pertaining to the foreign aid. We see that the distribution is more or less centered around the mean of 0. </text:span><text:span text:style-name="T148">This means that our model shows that the probability of the effect taking a positive sign is more or less equal to its probability of taking a negative sign.</text:span></text:p>
      <text:p text:style-name="P92"><text:span text:style-name="T148"><text:tab/></text:span><text:span text:style-name="T149">Comparing these results with the OLS regression of the same specification </text:span><text:span text:style-name="T153">(see apendix for the table with coefficients)</text:span><text:span text:style-name="T149">, we obtain very similar results. The term relating to the </text:span><text:span text:style-name="T144">lagged dependent variable </text:span><text:span text:style-name="T149">is profound and very significant, with the corresponding p-value being less than 0.001. On the other hand, the term relating to foreign aid does not show a statistical significance even on a much more lax 0.10 level. </text:span><text:span text:style-name="T154">This correspondence is in line with the initial expectation set by the specification of the Bayesian regression. Recall that the prior distribution for the regression parameters was chosen to be non-informative (non-influencing) and therefore all of the changes in posterior have taken place solely because of the information encoded in the data. This is, of course, also the case in the OLS regression, and since both models share the same likelihood function the results were expected to be very similar. </text:span></text:p>
      <text:p text:style-name="P93"><text:span text:style-name="T149"><text:tab/></text:span><text:span text:style-name="T150">Judging from the </text:span><text:span text:style-name="T151">converging</text:span><text:span text:style-name="T150"> results of the two models</text:span><text:span text:style-name="T149">, we must conclude that at the most aggregate level </text:span><text:span text:style-name="T150">(using data from all 5 countries in the models)</text:span><text:span text:style-name="T149"> there seems to be no statistically significant association between foreign aid and level of conflict. </text:span><text:span text:style-name="T150">On the other hand, previous year casualties are indisputably a significant predictor for the outcome variable, i.e. current year casualties. Moving from low to high levels of intensity in the lagged casualties is associated with an increase in the current level of intensity. </text:span><text:span text:style-name="T152">This finding is in agreement with some scholarship on the topic. For example, Collier argues that Africa has been experiencing a rising trend in conflict prevalence, which suggests that an increase in the conflict intensity in the previous years would be associated with an increase in the </text:span><text:span text:style-name="T154">number of casualties in the </text:span><text:span text:style-name="T152">latter years. </text:span><text:span text:style-name="T152"><text:note text:id="ftn68" text:note-class="footnote"><text:note-citation>69</text:note-citation><text:note-body><text:p text:style-name="Footnote">Collier, P., &amp; Hoeffler, A. (2002). On the incidence of civil war in Africa. Journal of conflict resolution, 46(1), 13-28.</text:p></text:note-body></text:note></text:span><text:span text:style-name="T152"><text:s/></text:span></text:p>
      <text:p text:style-name="P94"><text:span text:style-name="T152"><text:tab/></text:span><text:span text:style-name="T162">However, one has to recall the previously mentioned research which states that including a lagged dependent variable can have a large suppressive influence on the other explanatory variable. In order to test whether we have a similar case here an analagous set of models has been estimated, this time not including the lagged number of casualties. The results demonstrate that while there is in fact a shift towards an increased level of statistical significance of the </text:span><text:span text:style-name="T149">association between foreign aid and level of conflict, </text:span><text:span text:style-name="T163">which provides additional empirical merit to this idea</text:span><text:span text:style-name="T149">. </text:span><text:span text:style-name="T163">Nevertheless, the actual results </text:span><text:soft-page-break/><text:span text:style-name="T163">of the regressions without the lagged dependent variable do not provide enough evidence to confidently speak even about the sign that the relationship between aid and conflict takes on. Therefore, we have to conclude that it is not the inclusion of the lagged dependent variable that hinders the significance of the other estimator in </text:span><text:span text:style-name="T164">models of both </text:span><text:span text:style-name="T163">approaches (Bayesian and frequentist).</text:span></text:p>
      <text:p text:style-name="P93"><text:span text:style-name="T152"><text:tab/></text:span><text:span text:style-name="T154">The second and primary goal of this study was to find out whether the association between aid and level of conflict is dependent on the peculiarities of the characteristics of the aid donors and local environments in which the aid projects take place. </text:span><text:span text:style-name="T158">Having matched the units of analysis (year/region pairs) with the help of the covariates that have been previously found to be relevant for predicting the level of conflict in a region, </text:span><text:span text:style-name="T159">the four balanced groups have been created, each distinguished by a unique score on the adaptability and receptivity measure (possible values are high and low)</text:span><text:span text:style-name="T158">. </text:span><text:span text:style-name="T159">Then, in each of these groups a model with the same specification has been run in order to establish the sign and the magnitude of the associate between foreign aid and the level of conflict. Quite expectedly, the results mirror those from the above-mentioned model with full data. In each of the four groups, no statistically significant association between the depen</text:span><text:span text:style-name="T160">dent and independent variables has been found. However, also identically to the full model, the lagged dependent variable has proven to be a </text:span><text:span text:style-name="T161">very certain and quite strong predictor of the current dependent variable.</text:span></text:p>
      <text:p text:style-name="P18"><text:tab/>Translating the adaptability and receptivity indices calculation and subsequent selection <text:span text:style-name="T377">of units of analysis </text:span>into four groups onto the alternative dataset, we come to <text:span text:style-name="T378">very similar</text:span> conclusions, i.e. no significant association between aid and conflict in any of the groups, while the lagged dependent variable proves to be a very strong predictor for the level of conflict in the current year.</text:p>
      <text:p text:style-name="P19"><text:tab/><text:span text:style-name="T368">A further development of this approach is to include a distinction between the types of aid into the model. The aid variable in the baseline model does not differentiate between the types of aid and rather aggregates aid of all sectors into one indicator. As discussed in a previous section of the current study, one such differentiation could be the idea of aid’s fungibility. Aid fungibility has been previously found to affect the level of conflict and therefore it is reasonable to incorporate this measure into the current model. We employ a common notion of aid fungibility, as first defined by Feyzioglu (1998) and later augmented by Findley (2011). According to this classification, the sectors of aid that are most likely to </text:span>be fungible as agriculture, energy supply and generation, education, and general budget support, <text:span text:style-name="T376">while all other sectors of aid are considered to be non-fungible.</text:span></text:p>
      <text:p text:style-name="P20"><text:tab/>Having recoded all aid projects into either of the categories, we add this indicator to the model. The results demonstrate that most likely there is no statistically significant relationship between either fungible or non-fungible aid and the level of conflict. The same holds true for the smaller alternative dataset. Therefore, we have to conclude that just as in the case of aggregate aid variable, the indicators of aid separated into fungible and non-fungible kinds do not provide any support for a relationshiop between aid and conflict in either positive or negative direction.</text:p>
      <text:p text:style-name="P21"/>
      <text:p text:style-name="P36"/>
      <text:p text:style-name="P117"><text:span text:style-name="T149">D</text:span><text:span text:style-name="T133">iscussion</text:span></text:p>
      <text:p text:style-name="P82"><text:span text:style-name="T133"><text:tab/></text:span><text:span text:style-name="T7">The current study presents a contribution to the </text:span><text:span text:style-name="T126">scholarship</text:span><text:span text:style-name="T7"> on the relationship between foreign aid and conflict intensity. </text:span><text:span text:style-name="T127">The data encompasses</text:span><text:span text:style-name="T7"> five different African countries </text:span><text:span text:style-name="T127">and the focus is </text:span><text:span text:style-name="T7">on the subnational level </text:span><text:span text:style-name="T127">in each of those countries</text:span><text:span text:style-name="T7">. </text:span><text:span text:style-name="T79">In contrast to many other studies </text:span><text:span text:style-name="T128">of </text:span><text:span text:style-name="T79">the same subject, disaggregating data to the </text:span><text:span text:style-name="T116">regional</text:span><text:span text:style-name="T79"> level allows one to retain all the information on the subnational variance of both aid and conflict. </text:span><text:span text:style-name="T116">This adds additional information to the analysis, which is disregarded and therefore </text:span><text:span text:style-name="T79">lost when working with country-level data. However, the main distinguishing point </text:span><text:span text:style-name="T80">of the current study from the similar ones </text:span><text:span text:style-name="T79">is that I attempt to model the relationship between aid and conflict in a region not only in and of itself but rather </text:span><text:span text:style-name="T80">as a function of the characteristics of the aid donors and the local environments in which the aid projects actually take place.</text:span></text:p>
      <text:p text:style-name="P82"><text:span text:style-name="T80"><text:tab/></text:span><text:span text:style-name="T131">While the scope of data was limited to five countries, they nevertheless form a coherent regional group of bordering countries with some similarities in their geographic and socio-economic situations. The common limitation of data selection and data availability and its repercussions on the extent of results’ generalizability is also present in this case. However the case selection has justified and coherent. As a result of this study, we have found that foreign aid and civil conflict do not seem to have a significant interrelationship, neither on the global level nor disaggregated by donor and local environment characteristics. </text:span><text:span text:style-name="T80">The initial hypothesis was that depending on the measure of donor adaptability and local environment’s receptivity, the sign and the magnitude of the relationship will be different. </text:span><text:span text:style-name="T132">This too was found to be disproven, as there is no significant relationship between aid and conflict when conditioned on the values of the adaptability and receptivity indicators. </text:span></text:p>
      <text:p text:style-name="P83"><text:span text:style-name="T80"><text:tab/>The spatial analysis of the aid projects and conflict events has shown that they are quite geographically clustered. Therefore, it fulfilled the necessary condition and spoke in favor of a significant relationship. However, </text:span><text:span text:style-name="T81">the conducted analyses demonstrate that there is no statistically significant relationship between these two variables. First of all, there seems to be no association between conflict and aid when takin</text:span><text:span text:style-name="T119">g</text:span><text:span text:style-name="T81"> into account all the </text:span><text:span text:style-name="T119">available </text:span><text:span text:style-name="T81">data (all 5 countries). Moreover, looking at every single country detached, we find no relationship too.</text:span></text:p>
      <text:p text:style-name="P84"><text:span text:style-name="T82"><text:tab/></text:span><text:span text:style-name="T118">The only </text:span><text:span text:style-name="T82">strong and statistically significant </text:span><text:span text:style-name="T83">predictor for the dependent variable was found to be the lagged dependent variable (i.e. the number of casualties in the previous year). According to this coefficient, a higher level of conflict in the previous year is associated with a higher level of conflict in the current year. The lagged dependent variable was statistically significant </text:span><text:span text:style-name="T84">both in the general model (using all data at once) as well as in the models disaggregated by donors’ adaptability/environments' receptivity scores. <text:s/>Moreover, the same holds true </text:span><text:span text:style-name="T85">again for the alternative dataset </text:span><text:span text:style-name="T86">of DRC aid projects</text:span><text:span text:style-name="T85">. </text:span><text:span text:style-name="T119">Additionally, we have proven that it is not the inclusion of the lagged dependent variable that makes the other estimator insignificant, as the coefficient estimates in models without it still do not provide enough significance. </text:span></text:p>
      <text:p text:style-name="P84"><text:span text:style-name="T85"><text:tab/></text:span><text:span text:style-name="T113">Most importantly, the primary hypothesis of this study, which attempted to link the </text:span><text:span text:style-name="T129">theoretically </text:span><text:span text:style-name="T130">justified and </text:span><text:span text:style-name="T129">expected</text:span><text:span text:style-name="T117"> </text:span><text:span text:style-name="T113">differences </text:span><text:span text:style-name="T117">in </text:span><text:span text:style-name="T113">relationship</text:span><text:span text:style-name="T117">s</text:span><text:span text:style-name="T113"> between foreign aid and the level of conflict to the characteristics of donors and local environment, has been refuted. We have found no statistically significant relationships between the independent and the dependent variables in any of the four groups, and therefore we cannot make any claims towards the differences in this relationship between any of the fours groups. Thus </text:span><text:span text:style-name="T81">the distinguishing hypothesis of this study has also been refuted on the basis of the data – the four groups created by separating the projects by donors’ adaptability and local environment’s receptivity measures do not demonstrate significant associations between aid and conflict and thus we cannot </text:span><text:span text:style-name="T82">differentiate between them as originally planned.</text:span></text:p>
      <text:p text:style-name="P85"><text:span text:style-name="T113"><text:tab/>Furthermore</text:span><text:span text:style-name="T82">, after running the same </text:span><text:span text:style-name="T115">procedure of splitting data into four groups and fitting the same </text:span><text:span text:style-name="T82">models on </text:span><text:span text:style-name="T85">the</text:span><text:span text:style-name="T82"> separate and differently coded dataset </text:span><text:span text:style-name="T85">(recall that it only encodes aid projects in DRC, but on a larger timescale) </text:span><text:span text:style-name="T82">as a measure of additional validation, the results are quite similar. Here too we cannot establish a statistically significant association between aid and conflict neither on the global level nor disaggregated in the four groups by the adaptability/receptivity measure.</text:span></text:p>
      <text:p text:style-name="P22"><text:soft-page-break/><text:tab/>The findings of this study stand somewhat in contrast to many other <text:span text:style-name="T369">published works </text:span>on the same subject. <text:span text:style-name="T369">A great majority of those </text:span>have found <text:span text:style-name="T369">some </text:span>significant relationships between aid and conflict. However, one should keep in mind that the results of the previous scholarship have often been quite ambiguous in the sense <text:span text:style-name="T367">that </text:span>many studies have <text:span text:style-name="T369">arrived at opposite (to each other) conclusions</text:span>. Some studies have found a positive <text:span text:style-name="T370">relationship, in the sense that </text:span>increasing aid resource influx would lead to an increase in the level of conflict, while others have concluded that the relationship takes on a negative sign, which would correspond to the stated intended effect of the foreign aid. <text:span text:style-name="T371">However, the present results do correspond to the results of the already mentioned study by van Weezel (2016), who also attempted to study the relationship on a subnational level of aggregation and found no significant relationship between aid and conflict.</text:span></text:p>
      <text:p text:style-name="P23"><text:tab/>Perhaps the lack of significant results in this particular case is not an anomaly but rather <text:span text:style-name="T373">yet </text:span>another manifestation of the apparent uncertainty <text:span text:style-name="T373">and ambiguousness</text:span> that surrounds this scholarly subject. <text:span text:style-name="T372">Analyzing this relationship on a country-level basis yields significant results exactly specifically because it captures the broad patterns and high-level trends. Depending on the selection of the countries and the timeframe of analysis, it might well be that on average the relationship between aid influx and changes in the level of conflict takes a positive or a negative sign. However, the fact that there is quite a lot of variance when it comes to the results of published studies suggests that these findings could indeed be a result of the selected units of analysis (geographically and temporally). This would suggest that the actual sign and magnitude of the relationship are very much dependent on the local characteristics of the units of analysis and that there is no definitive and absolute answer to the question whether aid actually “works”, i.e. whether it attains its stated goal. Due to the fact that the present study focuses on a subnational level of aggregation, we deal with a much greater number of units of analysis (as each country has multiple, often quite a lot of, administrative districts). This fact implies that there is much more room for the units of analysis to vary from each other and with that much more chance that the observed relationships between aid and conflict will be different across them. Since the specified model works with all of the units of analysis at once, the different signs of the relationship between aid and conflict “cancel” each other out and in the end we do not receive any conclusive evidence for any direction of the relationship, either positive or negative.</text:span></text:p>
      <text:p text:style-name="P24"><text:tab/></text:p>
      <text:p text:style-name="P37"/>
      <text:p text:style-name="P118">Conclusion</text:p>
      <text:p text:style-name="P25"><text:tab/><text:span text:style-name="T386">The immediate value of this work is the empirically derived challenge to either of the two points of view on the relationship between foreign aid and civil conflict. In contrast to most other studies, absence of any relationship is quite a novel finding. A plausible explanation for this result is that the other studies work on a country-level units of analysis and therefore are susceptible to issues related to small number of cases. Working on this level of aggregation presupposes the fact that the number of units of analysis has a hard limit, since there are not that many countries which have a significant amount of foreign aid influxes and experience conflict. One of such problems is the great dependence of results on the specific case selection. When working with one or a couple of countries (which means that there are just a couple of units of analysis), the sign and magnitude of the estimated relationship is very likely to be dependent on the specifics of these units of analysis. This is very likely the reason why various studies on the relationship between aid and conflict came to seemingly opposite results regarding the sign of the relationship. </text:span></text:p>
      <text:p text:style-name="P27"><text:tab/>On the other hand, focusing on the administrative districts of each selected country enables one to overcome the aforementioned problem of small number of units of analysis. Being not susceptible to this problem, the present study has concluded that there is no significant relationship between foreign aid and the level of conflict. This leads us to conclude that there is likely no distinct and consistent relationship (neither the sign nor the magnitude) between aid and conflict. Rather, it is very much dependent on the specific local characteristics of the regions in which aid projects take place.</text:p>
      <text:p text:style-name="P25"><text:tab/><text:span text:style-name="T387">The results of this study has implications not only from the perspective of challenging the established points of view in the relevant academic scholarship, but is also valuable for the broader audience. Governments and NGOs that assign the money to aid projects operate on limited budgets and therefore need to make decisions regarding where to commit the available resources with the highest efficacy of the results, of which reducing the level of conflict is one of the priorities. Therefore, any new insight into the interplay between aid and its consequences is a valuable result. There are a couple of insights stemming from the current work which would be immediately relevant for such organizations.</text:span></text:p>
      <text:p text:style-name="P25"><text:tab/><text:span text:style-name="T387">First of all, it is clear that one should not overly rely on existing research for a final justification of a proposed aid project, since it has been shown that the relevant scholarship has often come to very diverging conclusions. Therefore, using one part of literature as a justification without for any cause mentioning the other, alternative set of evidence, would be somewhat dishonest as one could in fact argue just as well for the other direction. Secondly, when assessing the possible impact of an aid project <text:s/>on its environment and thus determining the most useful deployment of the limited resources, one has to work with very specific region-relevant information and not rely on the country-level data only. One of the results of the current study is that the specifics of regions can very much tilt the sign of the relationship from positive to negative, which quite likely makes the overall association be non-significant, and for that reason it makes little sense to work with country-level information only. Therefore, the planning and evaluation phase of an aid project has to necessarily include an analysis of the local situation and not rely on broad-scale reports.</text:span></text:p>
      <text:p text:style-name="P26"><text:tab/><text:span text:style-name="T388">Lastly, as a result of the current findings, we discovered that there is a lot of potential for future studies to focus on deducing what local or regional factors and features play a role in determining the type of the relationship rather than attempt to derive a general answer for the question whether foreign aid achieves its intended goals on a global scale. Having the knowledge and understanding of these factors would be of immediate value to both academia and foreign aid donors. For scholarship, such knowledge would enable one to move past the ambiguity that is almost unavoidable at the current stage of progress in the research area. For donors, knowing the factors that determine the effects that their aid projects would have on the local environment would of course be immensely beneficial for an efficient distribution of their commitments and maximizing the value that their resources can produce.</text:span></text:p>
      <text:p text:style-name="P109">APPENDIX</text:p>
      <text:p text:style-name="P65"/>
      <text:p text:style-name="P65"/>
      <text:p text:style-name="P110">References</text:p>
      <text:p text:style-name="P111"/>
      <text:p text:style-name="P54">Introduction – the effects are sometimes mixed</text:p>
      <text:p text:style-name="P54"><text:tab/>what are the main established causal mechanisms</text:p>
      <text:p text:style-name="P54"/>
      <text:p text:style-name="P55"/>
      <text:p text:style-name="P54"/>
      <text:p text:style-name="P54">Why it is important to work on ADM1 level and not country level</text:p>
      <text:p text:style-name="P54"/>
      <text:p text:style-name="P54">Justification for our indices</text:p>
      <text:p text:style-name="P54"/>
      <text:p text:style-name="P54">Results</text:p>
      <text:p text:style-name="P54"/>
      <text:p text:style-name="P54">Dicussion</text:p>
      <text:p text:style-name="P54"/>
      <text:p text:style-name="P54"/>
      <text:p text:style-name="P66">ANALYSIS</text:p>
      <text:p text:style-name="P66"/>
      <text:p text:style-name="P66"><text:tab/>COUPLE OF WORDS ABOUT DATASETS (SOURCE, COLLECTION, ETC.)</text:p>
      <text:p text:style-name="P66"><text:tab/></text:p>
      <text:p text:style-name="P66"><text:tab/>WHAT TOOLS ARE USED</text:p>
      <text:p text:style-name="P66"/>
      <text:p text:style-name="P66"><text:tab/>PECULIARITIES OF THE DATA</text:p>
      <text:p text:style-name="P66"/>
      <text:p text:style-name="P66"><text:tab/>DECISION OF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HTML" style:page-layout-name="Mpm3"/>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DT9H17M5S</meta:editing-duration>
    <meta:editing-cycles>436</meta:editing-cycles>
    <meta:generator>LibreOffice/5.4.3.2$Windows_X86_64 LibreOffice_project/92a7159f7e4af62137622921e809f8546db437e5</meta:generator>
    <dc:date>2018-08-27T15:34:14.269000000</dc:date>
    <meta:document-statistic meta:table-count="2" meta:image-count="0" meta:object-count="0" meta:page-count="29" meta:paragraph-count="231" meta:word-count="15164" meta:character-count="96181" meta:non-whitespace-character-count="81109"/>
    <meta:user-defined meta:name="Info 1"/>
    <meta:user-defined meta:name="Info 2"/>
    <meta:user-defined meta:name="Info 3"/>
    <meta:user-defined meta:name="Info 4"/>
  </office:meta>
</office:document-meta>
</file>